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uawei" table:style-name="ta1">
        <office:forms form:automatic-focus="false" form:apply-design-mode="false"/>
        <table:shapes>
          <draw:frame draw:z-index="0" draw:style-name="gr1" draw:text-style-name="P1" svg:width="697.49pt" svg:height="255.23pt" svg:x="135.61pt" svg:y="2928.95pt">
            <loext:p draw:notify-on-update-of-ranges="huawei.I1:huawei.I2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60000000000" calcext:value-type="float">
            <text:p>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1]" office:value-type="float" office:value="60000000000" calcext:value-type="float">
            <text:p>60000000000</text:p>
          </table:table-cell>
          <table:table-cell table:formula="of:=IF(AND([.E1]=&quot;p&quot;;[.B1]=3);[.F1];&quot;&quot;)" office:value-type="float" office:value="100" calcext:value-type="float">
            <text:p>100</text:p>
          </table:table-cell>
          <table:table-cell table:formula="of:=[.C1]" office:value-type="float" office:value="60000000000" calcext:value-type="float">
            <text:p>60000000000</text:p>
          </table:table-cell>
          <table:table-cell table:formula="of:=IF([.E1]=&quot;t&quot;;[.F1];&quot;&quot;)">
            <text:p/>
          </table:table-cell>
          <table:table-cell table:formula="of:=[.C1]" office:value-type="float" office:value="60000000000" calcext:value-type="float">
            <text:p>60000000000</text:p>
          </table:table-cell>
          <table:table-cell table:formula="of:=IF([.E1]=&quot;speed&quot;;[.F1];&quot;&quot;)">
            <text:p/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60000000000" calcext:value-type="float">
            <text:p>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2]" office:value-type="float" office:value="60000000000" calcext:value-type="float">
            <text:p>60000000000</text:p>
          </table:table-cell>
          <table:table-cell table:formula="of:=IF(AND([.E2]=&quot;p&quot;;[.B2]=3);[.F2];&quot;&quot;)">
            <text:p/>
          </table:table-cell>
          <table:table-cell table:formula="of:=[.C2]" office:value-type="float" office:value="60000000000" calcext:value-type="float">
            <text:p>60000000000</text:p>
          </table:table-cell>
          <table:table-cell table:formula="of:=IF([.E2]=&quot;t&quot;;[.F2];&quot;&quot;)" office:value-type="float" office:value="100" calcext:value-type="float">
            <text:p>100</text:p>
          </table:table-cell>
          <table:table-cell table:formula="of:=[.C2]" office:value-type="float" office:value="60000000000" calcext:value-type="float">
            <text:p>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20000000000" calcext:value-type="float">
            <text:p>1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07.595825195313" calcext:value-type="float">
            <text:p>107.5958251953</text:p>
          </table:table-cell>
          <table:table-cell/>
          <table:table-cell table:formula="of:=[.C3]" office:value-type="float" office:value="120000000000" calcext:value-type="float">
            <text:p>120000000000</text:p>
          </table:table-cell>
          <table:table-cell table:formula="of:=IF(AND([.E3]=&quot;p&quot;;[.B3]=3);[.F3];&quot;&quot;)" office:value-type="float" office:value="107.595825195313" calcext:value-type="float">
            <text:p>107.5958251953</text:p>
          </table:table-cell>
          <table:table-cell table:formula="of:=[.C3]" office:value-type="float" office:value="120000000000" calcext:value-type="float">
            <text:p>120000000000</text:p>
          </table:table-cell>
          <table:table-cell table:formula="of:=IF([.E3]=&quot;t&quot;;[.F3];&quot;&quot;)">
            <text:p/>
          </table:table-cell>
          <table:table-cell table:formula="of:=[.C3]" office:value-type="float" office:value="120000000000" calcext:value-type="float">
            <text:p>1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20000000000" calcext:value-type="float">
            <text:p>1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9.3790805927525" calcext:value-type="float">
            <text:p>99.3790805928</text:p>
          </table:table-cell>
          <table:table-cell/>
          <table:table-cell table:formula="of:=[.C4]" office:value-type="float" office:value="120000000000" calcext:value-type="float">
            <text:p>120000000000</text:p>
          </table:table-cell>
          <table:table-cell table:formula="of:=IF(AND([.E4]=&quot;p&quot;;[.B4]=3);[.F4];&quot;&quot;)">
            <text:p/>
          </table:table-cell>
          <table:table-cell table:formula="of:=[.C4]" office:value-type="float" office:value="120000000000" calcext:value-type="float">
            <text:p>120000000000</text:p>
          </table:table-cell>
          <table:table-cell table:formula="of:=IF([.E4]=&quot;t&quot;;[.F4];&quot;&quot;)" office:value-type="float" office:value="99.3790805927525" calcext:value-type="float">
            <text:p>99.3790805928</text:p>
          </table:table-cell>
          <table:table-cell table:formula="of:=[.C4]" office:value-type="float" office:value="120000000000" calcext:value-type="float">
            <text:p>1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20000000000" calcext:value-type="float">
            <text:p>1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3.025094211935" calcext:value-type="float">
            <text:p>293.0250942119</text:p>
          </table:table-cell>
          <table:table-cell/>
          <table:table-cell table:formula="of:=[.C5]" office:value-type="float" office:value="120000000000" calcext:value-type="float">
            <text:p>120000000000</text:p>
          </table:table-cell>
          <table:table-cell table:formula="of:=IF(AND([.E5]=&quot;p&quot;;[.B5]=3);[.F5];&quot;&quot;)">
            <text:p/>
          </table:table-cell>
          <table:table-cell table:formula="of:=[.C5]" office:value-type="float" office:value="120000000000" calcext:value-type="float">
            <text:p>120000000000</text:p>
          </table:table-cell>
          <table:table-cell table:formula="of:=IF([.E5]=&quot;t&quot;;[.F5];&quot;&quot;)">
            <text:p/>
          </table:table-cell>
          <table:table-cell table:formula="of:=[.C5]" office:value-type="float" office:value="120000000000" calcext:value-type="float">
            <text:p>1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07.528686523438" calcext:value-type="float">
            <text:p>107.5286865234</text:p>
          </table:table-cell>
          <table:table-cell/>
          <table:table-cell table:formula="of:=[.C6]" office:value-type="float" office:value="180000000000" calcext:value-type="float">
            <text:p>180000000000</text:p>
          </table:table-cell>
          <table:table-cell table:formula="of:=IF(AND([.E6]=&quot;p&quot;;[.B6]=3);[.F6];&quot;&quot;)" office:value-type="float" office:value="107.528686523438" calcext:value-type="float">
            <text:p>107.5286865234</text:p>
          </table:table-cell>
          <table:table-cell table:formula="of:=[.C6]" office:value-type="float" office:value="180000000000" calcext:value-type="float">
            <text:p>180000000000</text:p>
          </table:table-cell>
          <table:table-cell table:formula="of:=IF([.E6]=&quot;t&quot;;[.F6];&quot;&quot;)">
            <text:p/>
          </table:table-cell>
          <table:table-cell table:formula="of:=[.C6]" office:value-type="float" office:value="180000000000" calcext:value-type="float">
            <text:p>1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9.955172178057" calcext:value-type="float">
            <text:p>99.9551721781</text:p>
          </table:table-cell>
          <table:table-cell/>
          <table:table-cell table:formula="of:=[.C7]" office:value-type="float" office:value="180000000000" calcext:value-type="float">
            <text:p>180000000000</text:p>
          </table:table-cell>
          <table:table-cell table:formula="of:=IF(AND([.E7]=&quot;p&quot;;[.B7]=3);[.F7];&quot;&quot;)">
            <text:p/>
          </table:table-cell>
          <table:table-cell table:formula="of:=[.C7]" office:value-type="float" office:value="180000000000" calcext:value-type="float">
            <text:p>180000000000</text:p>
          </table:table-cell>
          <table:table-cell table:formula="of:=IF([.E7]=&quot;t&quot;;[.F7];&quot;&quot;)" office:value-type="float" office:value="99.955172178057" calcext:value-type="float">
            <text:p>99.9551721781</text:p>
          </table:table-cell>
          <table:table-cell table:formula="of:=[.C7]" office:value-type="float" office:value="180000000000" calcext:value-type="float">
            <text:p>1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" calcext:value-type="float">
            <text:p>1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2.516141298505" calcext:value-type="float">
            <text:p>292.5161412985</text:p>
          </table:table-cell>
          <table:table-cell/>
          <table:table-cell table:formula="of:=[.C8]" office:value-type="float" office:value="180000000000" calcext:value-type="float">
            <text:p>180000000000</text:p>
          </table:table-cell>
          <table:table-cell table:formula="of:=IF(AND([.E8]=&quot;p&quot;;[.B8]=3);[.F8];&quot;&quot;)">
            <text:p/>
          </table:table-cell>
          <table:table-cell table:formula="of:=[.C8]" office:value-type="float" office:value="180000000000" calcext:value-type="float">
            <text:p>180000000000</text:p>
          </table:table-cell>
          <table:table-cell table:formula="of:=IF([.E8]=&quot;t&quot;;[.F8];&quot;&quot;)">
            <text:p/>
          </table:table-cell>
          <table:table-cell table:formula="of:=[.C8]" office:value-type="float" office:value="180000000000" calcext:value-type="float">
            <text:p>1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40000000000" calcext:value-type="float">
            <text:p>2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3.330078125" calcext:value-type="float">
            <text:p>113.330078125</text:p>
          </table:table-cell>
          <table:table-cell/>
          <table:table-cell table:formula="of:=[.C9]" office:value-type="float" office:value="240000000000" calcext:value-type="float">
            <text:p>240000000000</text:p>
          </table:table-cell>
          <table:table-cell table:formula="of:=IF(AND([.E9]=&quot;p&quot;;[.B9]=3);[.F9];&quot;&quot;)" office:value-type="float" office:value="113.330078125" calcext:value-type="float">
            <text:p>113.330078125</text:p>
          </table:table-cell>
          <table:table-cell table:formula="of:=[.C9]" office:value-type="float" office:value="240000000000" calcext:value-type="float">
            <text:p>240000000000</text:p>
          </table:table-cell>
          <table:table-cell table:formula="of:=IF([.E9]=&quot;t&quot;;[.F9];&quot;&quot;)">
            <text:p/>
          </table:table-cell>
          <table:table-cell table:formula="of:=[.C9]" office:value-type="float" office:value="240000000000" calcext:value-type="float">
            <text:p>2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40000000000" calcext:value-type="float">
            <text:p>2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1.995763839383" calcext:value-type="float">
            <text:p>101.9957638394</text:p>
          </table:table-cell>
          <table:table-cell/>
          <table:table-cell table:formula="of:=[.C10]" office:value-type="float" office:value="240000000000" calcext:value-type="float">
            <text:p>240000000000</text:p>
          </table:table-cell>
          <table:table-cell table:formula="of:=IF(AND([.E10]=&quot;p&quot;;[.B10]=3);[.F10];&quot;&quot;)">
            <text:p/>
          </table:table-cell>
          <table:table-cell table:formula="of:=[.C10]" office:value-type="float" office:value="240000000000" calcext:value-type="float">
            <text:p>240000000000</text:p>
          </table:table-cell>
          <table:table-cell table:formula="of:=IF([.E10]=&quot;t&quot;;[.F10];&quot;&quot;)" office:value-type="float" office:value="101.995763839383" calcext:value-type="float">
            <text:p>101.9957638394</text:p>
          </table:table-cell>
          <table:table-cell table:formula="of:=[.C10]" office:value-type="float" office:value="240000000000" calcext:value-type="float">
            <text:p>2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40000000000" calcext:value-type="float">
            <text:p>2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4.674158035617" calcext:value-type="float">
            <text:p>284.6741580356</text:p>
          </table:table-cell>
          <table:table-cell/>
          <table:table-cell table:formula="of:=[.C11]" office:value-type="float" office:value="240000000000" calcext:value-type="float">
            <text:p>240000000000</text:p>
          </table:table-cell>
          <table:table-cell table:formula="of:=IF(AND([.E11]=&quot;p&quot;;[.B11]=3);[.F11];&quot;&quot;)">
            <text:p/>
          </table:table-cell>
          <table:table-cell table:formula="of:=[.C11]" office:value-type="float" office:value="240000000000" calcext:value-type="float">
            <text:p>240000000000</text:p>
          </table:table-cell>
          <table:table-cell table:formula="of:=IF([.E11]=&quot;t&quot;;[.F11];&quot;&quot;)">
            <text:p/>
          </table:table-cell>
          <table:table-cell table:formula="of:=[.C11]" office:value-type="float" office:value="240000000000" calcext:value-type="float">
            <text:p>2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300000000000" calcext:value-type="float">
            <text:p>3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6.299438476563" calcext:value-type="float">
            <text:p>116.2994384766</text:p>
          </table:table-cell>
          <table:table-cell/>
          <table:table-cell table:formula="of:=[.C12]" office:value-type="float" office:value="300000000000" calcext:value-type="float">
            <text:p>300000000000</text:p>
          </table:table-cell>
          <table:table-cell table:formula="of:=IF(AND([.E12]=&quot;p&quot;;[.B12]=3);[.F12];&quot;&quot;)" office:value-type="float" office:value="116.299438476563" calcext:value-type="float">
            <text:p>116.2994384766</text:p>
          </table:table-cell>
          <table:table-cell table:formula="of:=[.C12]" office:value-type="float" office:value="300000000000" calcext:value-type="float">
            <text:p>300000000000</text:p>
          </table:table-cell>
          <table:table-cell table:formula="of:=IF([.E12]=&quot;t&quot;;[.F12];&quot;&quot;)">
            <text:p/>
          </table:table-cell>
          <table:table-cell table:formula="of:=[.C12]" office:value-type="float" office:value="300000000000" calcext:value-type="float">
            <text:p>3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300000000000" calcext:value-type="float">
            <text:p>3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2.370629117132" calcext:value-type="float">
            <text:p>102.3706291171</text:p>
          </table:table-cell>
          <table:table-cell/>
          <table:table-cell table:formula="of:=[.C13]" office:value-type="float" office:value="300000000000" calcext:value-type="float">
            <text:p>300000000000</text:p>
          </table:table-cell>
          <table:table-cell table:formula="of:=IF(AND([.E13]=&quot;p&quot;;[.B13]=3);[.F13];&quot;&quot;)">
            <text:p/>
          </table:table-cell>
          <table:table-cell table:formula="of:=[.C13]" office:value-type="float" office:value="300000000000" calcext:value-type="float">
            <text:p>300000000000</text:p>
          </table:table-cell>
          <table:table-cell table:formula="of:=IF([.E13]=&quot;t&quot;;[.F13];&quot;&quot;)" office:value-type="float" office:value="102.370629117132" calcext:value-type="float">
            <text:p>102.3706291171</text:p>
          </table:table-cell>
          <table:table-cell table:formula="of:=[.C13]" office:value-type="float" office:value="300000000000" calcext:value-type="float">
            <text:p>3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300000000000" calcext:value-type="float">
            <text:p>3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1.329932406305" calcext:value-type="float">
            <text:p>281.3299324063</text:p>
          </table:table-cell>
          <table:table-cell/>
          <table:table-cell table:formula="of:=[.C14]" office:value-type="float" office:value="300000000000" calcext:value-type="float">
            <text:p>300000000000</text:p>
          </table:table-cell>
          <table:table-cell table:formula="of:=IF(AND([.E14]=&quot;p&quot;;[.B14]=3);[.F14];&quot;&quot;)">
            <text:p/>
          </table:table-cell>
          <table:table-cell table:formula="of:=[.C14]" office:value-type="float" office:value="300000000000" calcext:value-type="float">
            <text:p>300000000000</text:p>
          </table:table-cell>
          <table:table-cell table:formula="of:=IF([.E14]=&quot;t&quot;;[.F14];&quot;&quot;)">
            <text:p/>
          </table:table-cell>
          <table:table-cell table:formula="of:=[.C14]" office:value-type="float" office:value="300000000000" calcext:value-type="float">
            <text:p>3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360000000000" calcext:value-type="float">
            <text:p>3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4.978637695313" calcext:value-type="float">
            <text:p>124.9786376953</text:p>
          </table:table-cell>
          <table:table-cell/>
          <table:table-cell table:formula="of:=[.C15]" office:value-type="float" office:value="360000000000" calcext:value-type="float">
            <text:p>360000000000</text:p>
          </table:table-cell>
          <table:table-cell table:formula="of:=IF(AND([.E15]=&quot;p&quot;;[.B15]=3);[.F15];&quot;&quot;)" office:value-type="float" office:value="124.978637695313" calcext:value-type="float">
            <text:p>124.9786376953</text:p>
          </table:table-cell>
          <table:table-cell table:formula="of:=[.C15]" office:value-type="float" office:value="360000000000" calcext:value-type="float">
            <text:p>360000000000</text:p>
          </table:table-cell>
          <table:table-cell table:formula="of:=IF([.E15]=&quot;t&quot;;[.F15];&quot;&quot;)">
            <text:p/>
          </table:table-cell>
          <table:table-cell table:formula="of:=[.C15]" office:value-type="float" office:value="360000000000" calcext:value-type="float">
            <text:p>3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360000000000" calcext:value-type="float">
            <text:p>3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0.167504743159" calcext:value-type="float">
            <text:p>100.1675047432</text:p>
          </table:table-cell>
          <table:table-cell/>
          <table:table-cell table:formula="of:=[.C16]" office:value-type="float" office:value="360000000000" calcext:value-type="float">
            <text:p>360000000000</text:p>
          </table:table-cell>
          <table:table-cell table:formula="of:=IF(AND([.E16]=&quot;p&quot;;[.B16]=3);[.F16];&quot;&quot;)">
            <text:p/>
          </table:table-cell>
          <table:table-cell table:formula="of:=[.C16]" office:value-type="float" office:value="360000000000" calcext:value-type="float">
            <text:p>360000000000</text:p>
          </table:table-cell>
          <table:table-cell table:formula="of:=IF([.E16]=&quot;t&quot;;[.F16];&quot;&quot;)" office:value-type="float" office:value="100.167504743159" calcext:value-type="float">
            <text:p>100.1675047432</text:p>
          </table:table-cell>
          <table:table-cell table:formula="of:=[.C16]" office:value-type="float" office:value="360000000000" calcext:value-type="float">
            <text:p>3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360000000000" calcext:value-type="float">
            <text:p>3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4.853857561529" calcext:value-type="float">
            <text:p>274.8538575615</text:p>
          </table:table-cell>
          <table:table-cell/>
          <table:table-cell table:formula="of:=[.C17]" office:value-type="float" office:value="360000000000" calcext:value-type="float">
            <text:p>360000000000</text:p>
          </table:table-cell>
          <table:table-cell table:formula="of:=IF(AND([.E17]=&quot;p&quot;;[.B17]=3);[.F17];&quot;&quot;)">
            <text:p/>
          </table:table-cell>
          <table:table-cell table:formula="of:=[.C17]" office:value-type="float" office:value="360000000000" calcext:value-type="float">
            <text:p>360000000000</text:p>
          </table:table-cell>
          <table:table-cell table:formula="of:=IF([.E17]=&quot;t&quot;;[.F17];&quot;&quot;)">
            <text:p/>
          </table:table-cell>
          <table:table-cell table:formula="of:=[.C17]" office:value-type="float" office:value="360000000000" calcext:value-type="float">
            <text:p>3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20000000000" calcext:value-type="float">
            <text:p>4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4.636840820313" calcext:value-type="float">
            <text:p>124.6368408203</text:p>
          </table:table-cell>
          <table:table-cell/>
          <table:table-cell table:formula="of:=[.C18]" office:value-type="float" office:value="420000000000" calcext:value-type="float">
            <text:p>420000000000</text:p>
          </table:table-cell>
          <table:table-cell table:formula="of:=IF(AND([.E18]=&quot;p&quot;;[.B18]=3);[.F18];&quot;&quot;)" office:value-type="float" office:value="124.636840820313" calcext:value-type="float">
            <text:p>124.6368408203</text:p>
          </table:table-cell>
          <table:table-cell table:formula="of:=[.C18]" office:value-type="float" office:value="420000000000" calcext:value-type="float">
            <text:p>420000000000</text:p>
          </table:table-cell>
          <table:table-cell table:formula="of:=IF([.E18]=&quot;t&quot;;[.F18];&quot;&quot;)">
            <text:p/>
          </table:table-cell>
          <table:table-cell table:formula="of:=[.C18]" office:value-type="float" office:value="420000000000" calcext:value-type="float">
            <text:p>4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20000000000" calcext:value-type="float">
            <text:p>4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1.813148100362" calcext:value-type="float">
            <text:p>101.8131481004</text:p>
          </table:table-cell>
          <table:table-cell/>
          <table:table-cell table:formula="of:=[.C19]" office:value-type="float" office:value="420000000000" calcext:value-type="float">
            <text:p>420000000000</text:p>
          </table:table-cell>
          <table:table-cell table:formula="of:=IF(AND([.E19]=&quot;p&quot;;[.B19]=3);[.F19];&quot;&quot;)">
            <text:p/>
          </table:table-cell>
          <table:table-cell table:formula="of:=[.C19]" office:value-type="float" office:value="420000000000" calcext:value-type="float">
            <text:p>420000000000</text:p>
          </table:table-cell>
          <table:table-cell table:formula="of:=IF([.E19]=&quot;t&quot;;[.F19];&quot;&quot;)" office:value-type="float" office:value="101.813148100362" calcext:value-type="float">
            <text:p>101.8131481004</text:p>
          </table:table-cell>
          <table:table-cell table:formula="of:=[.C19]" office:value-type="float" office:value="420000000000" calcext:value-type="float">
            <text:p>4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20000000000" calcext:value-type="float">
            <text:p>4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3.550011079325" calcext:value-type="float">
            <text:p>273.5500110793</text:p>
          </table:table-cell>
          <table:table-cell/>
          <table:table-cell table:formula="of:=[.C20]" office:value-type="float" office:value="420000000000" calcext:value-type="float">
            <text:p>420000000000</text:p>
          </table:table-cell>
          <table:table-cell table:formula="of:=IF(AND([.E20]=&quot;p&quot;;[.B20]=3);[.F20];&quot;&quot;)">
            <text:p/>
          </table:table-cell>
          <table:table-cell table:formula="of:=[.C20]" office:value-type="float" office:value="420000000000" calcext:value-type="float">
            <text:p>420000000000</text:p>
          </table:table-cell>
          <table:table-cell table:formula="of:=IF([.E20]=&quot;t&quot;;[.F20];&quot;&quot;)">
            <text:p/>
          </table:table-cell>
          <table:table-cell table:formula="of:=[.C20]" office:value-type="float" office:value="420000000000" calcext:value-type="float">
            <text:p>4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80000000000" calcext:value-type="float">
            <text:p>4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4.734497070313" calcext:value-type="float">
            <text:p>124.7344970703</text:p>
          </table:table-cell>
          <table:table-cell/>
          <table:table-cell table:formula="of:=[.C21]" office:value-type="float" office:value="480000000000" calcext:value-type="float">
            <text:p>480000000000</text:p>
          </table:table-cell>
          <table:table-cell table:formula="of:=IF(AND([.E21]=&quot;p&quot;;[.B21]=3);[.F21];&quot;&quot;)" office:value-type="float" office:value="124.734497070313" calcext:value-type="float">
            <text:p>124.7344970703</text:p>
          </table:table-cell>
          <table:table-cell table:formula="of:=[.C21]" office:value-type="float" office:value="480000000000" calcext:value-type="float">
            <text:p>480000000000</text:p>
          </table:table-cell>
          <table:table-cell table:formula="of:=IF([.E21]=&quot;t&quot;;[.F21];&quot;&quot;)">
            <text:p/>
          </table:table-cell>
          <table:table-cell table:formula="of:=[.C21]" office:value-type="float" office:value="480000000000" calcext:value-type="float">
            <text:p>4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80000000000" calcext:value-type="float">
            <text:p>4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3.768815963492" calcext:value-type="float">
            <text:p>103.7688159635</text:p>
          </table:table-cell>
          <table:table-cell/>
          <table:table-cell table:formula="of:=[.C22]" office:value-type="float" office:value="480000000000" calcext:value-type="float">
            <text:p>480000000000</text:p>
          </table:table-cell>
          <table:table-cell table:formula="of:=IF(AND([.E22]=&quot;p&quot;;[.B22]=3);[.F22];&quot;&quot;)">
            <text:p/>
          </table:table-cell>
          <table:table-cell table:formula="of:=[.C22]" office:value-type="float" office:value="480000000000" calcext:value-type="float">
            <text:p>480000000000</text:p>
          </table:table-cell>
          <table:table-cell table:formula="of:=IF([.E22]=&quot;t&quot;;[.F22];&quot;&quot;)" office:value-type="float" office:value="103.768815963492" calcext:value-type="float">
            <text:p>103.7688159635</text:p>
          </table:table-cell>
          <table:table-cell table:formula="of:=[.C22]" office:value-type="float" office:value="480000000000" calcext:value-type="float">
            <text:p>4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80000000000" calcext:value-type="float">
            <text:p>4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1.496686966196" calcext:value-type="float">
            <text:p>271.4966869662</text:p>
          </table:table-cell>
          <table:table-cell/>
          <table:table-cell table:formula="of:=[.C23]" office:value-type="float" office:value="480000000000" calcext:value-type="float">
            <text:p>480000000000</text:p>
          </table:table-cell>
          <table:table-cell table:formula="of:=IF(AND([.E23]=&quot;p&quot;;[.B23]=3);[.F23];&quot;&quot;)">
            <text:p/>
          </table:table-cell>
          <table:table-cell table:formula="of:=[.C23]" office:value-type="float" office:value="480000000000" calcext:value-type="float">
            <text:p>480000000000</text:p>
          </table:table-cell>
          <table:table-cell table:formula="of:=IF([.E23]=&quot;t&quot;;[.F23];&quot;&quot;)">
            <text:p/>
          </table:table-cell>
          <table:table-cell table:formula="of:=[.C23]" office:value-type="float" office:value="480000000000" calcext:value-type="float">
            <text:p>4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540000000000" calcext:value-type="float">
            <text:p>5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7.752685546875" calcext:value-type="float">
            <text:p>127.7526855469</text:p>
          </table:table-cell>
          <table:table-cell/>
          <table:table-cell table:formula="of:=[.C24]" office:value-type="float" office:value="540000000000" calcext:value-type="float">
            <text:p>540000000000</text:p>
          </table:table-cell>
          <table:table-cell table:formula="of:=IF(AND([.E24]=&quot;p&quot;;[.B24]=3);[.F24];&quot;&quot;)" office:value-type="float" office:value="127.752685546875" calcext:value-type="float">
            <text:p>127.7526855469</text:p>
          </table:table-cell>
          <table:table-cell table:formula="of:=[.C24]" office:value-type="float" office:value="540000000000" calcext:value-type="float">
            <text:p>540000000000</text:p>
          </table:table-cell>
          <table:table-cell table:formula="of:=IF([.E24]=&quot;t&quot;;[.F24];&quot;&quot;)">
            <text:p/>
          </table:table-cell>
          <table:table-cell table:formula="of:=[.C24]" office:value-type="float" office:value="540000000000" calcext:value-type="float">
            <text:p>5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540000000000" calcext:value-type="float">
            <text:p>5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1.107221945568" calcext:value-type="float">
            <text:p>101.1072219456</text:p>
          </table:table-cell>
          <table:table-cell/>
          <table:table-cell table:formula="of:=[.C25]" office:value-type="float" office:value="540000000000" calcext:value-type="float">
            <text:p>540000000000</text:p>
          </table:table-cell>
          <table:table-cell table:formula="of:=IF(AND([.E25]=&quot;p&quot;;[.B25]=3);[.F25];&quot;&quot;)">
            <text:p/>
          </table:table-cell>
          <table:table-cell table:formula="of:=[.C25]" office:value-type="float" office:value="540000000000" calcext:value-type="float">
            <text:p>540000000000</text:p>
          </table:table-cell>
          <table:table-cell table:formula="of:=IF([.E25]=&quot;t&quot;;[.F25];&quot;&quot;)" office:value-type="float" office:value="101.107221945568" calcext:value-type="float">
            <text:p>101.1072219456</text:p>
          </table:table-cell>
          <table:table-cell table:formula="of:=[.C25]" office:value-type="float" office:value="540000000000" calcext:value-type="float">
            <text:p>5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540000000000" calcext:value-type="float">
            <text:p>5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1.140092507557" calcext:value-type="float">
            <text:p>271.1400925076</text:p>
          </table:table-cell>
          <table:table-cell/>
          <table:table-cell table:formula="of:=[.C26]" office:value-type="float" office:value="540000000000" calcext:value-type="float">
            <text:p>540000000000</text:p>
          </table:table-cell>
          <table:table-cell table:formula="of:=IF(AND([.E26]=&quot;p&quot;;[.B26]=3);[.F26];&quot;&quot;)">
            <text:p/>
          </table:table-cell>
          <table:table-cell table:formula="of:=[.C26]" office:value-type="float" office:value="540000000000" calcext:value-type="float">
            <text:p>540000000000</text:p>
          </table:table-cell>
          <table:table-cell table:formula="of:=IF([.E26]=&quot;t&quot;;[.F26];&quot;&quot;)">
            <text:p/>
          </table:table-cell>
          <table:table-cell table:formula="of:=[.C26]" office:value-type="float" office:value="540000000000" calcext:value-type="float">
            <text:p>5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40000000000" calcext:value-type="float">
            <text:p>5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27]" office:value-type="float" office:value="540000000000" calcext:value-type="float">
            <text:p>540000000000</text:p>
          </table:table-cell>
          <table:table-cell table:formula="of:=IF(AND([.E27]=&quot;p&quot;;[.B27]=3);[.F27];&quot;&quot;)">
            <text:p/>
          </table:table-cell>
          <table:table-cell table:formula="of:=[.C27]" office:value-type="float" office:value="540000000000" calcext:value-type="float">
            <text:p>540000000000</text:p>
          </table:table-cell>
          <table:table-cell table:formula="of:=IF([.E27]=&quot;t&quot;;[.F27];&quot;&quot;)">
            <text:p/>
          </table:table-cell>
          <table:table-cell table:formula="of:=[.C27]" office:value-type="float" office:value="540000000000" calcext:value-type="float">
            <text:p>5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40000000000" calcext:value-type="float">
            <text:p>5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28]" office:value-type="float" office:value="540000000000" calcext:value-type="float">
            <text:p>540000000000</text:p>
          </table:table-cell>
          <table:table-cell table:formula="of:=IF(AND([.E28]=&quot;p&quot;;[.B28]=3);[.F28];&quot;&quot;)">
            <text:p/>
          </table:table-cell>
          <table:table-cell table:formula="of:=[.C28]" office:value-type="float" office:value="540000000000" calcext:value-type="float">
            <text:p>540000000000</text:p>
          </table:table-cell>
          <table:table-cell table:formula="of:=IF([.E28]=&quot;t&quot;;[.F28];&quot;&quot;)" office:value-type="float" office:value="100" calcext:value-type="float">
            <text:p>100</text:p>
          </table:table-cell>
          <table:table-cell table:formula="of:=[.C28]" office:value-type="float" office:value="540000000000" calcext:value-type="float">
            <text:p>5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600000000000" calcext:value-type="float">
            <text:p>6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99.969482421875" calcext:value-type="float">
            <text:p>199.9694824219</text:p>
          </table:table-cell>
          <table:table-cell/>
          <table:table-cell table:formula="of:=[.C29]" office:value-type="float" office:value="600000000000" calcext:value-type="float">
            <text:p>600000000000</text:p>
          </table:table-cell>
          <table:table-cell table:formula="of:=IF(AND([.E29]=&quot;p&quot;;[.B29]=3);[.F29];&quot;&quot;)" office:value-type="float" office:value="199.969482421875" calcext:value-type="float">
            <text:p>199.9694824219</text:p>
          </table:table-cell>
          <table:table-cell table:formula="of:=[.C29]" office:value-type="float" office:value="600000000000" calcext:value-type="float">
            <text:p>600000000000</text:p>
          </table:table-cell>
          <table:table-cell table:formula="of:=IF([.E29]=&quot;t&quot;;[.F29];&quot;&quot;)">
            <text:p/>
          </table:table-cell>
          <table:table-cell table:formula="of:=[.C29]" office:value-type="float" office:value="600000000000" calcext:value-type="float">
            <text:p>6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600000000000" calcext:value-type="float">
            <text:p>6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9.1138621931311" calcext:value-type="float">
            <text:p>99.1138621931</text:p>
          </table:table-cell>
          <table:table-cell/>
          <table:table-cell table:formula="of:=[.C30]" office:value-type="float" office:value="600000000000" calcext:value-type="float">
            <text:p>600000000000</text:p>
          </table:table-cell>
          <table:table-cell table:formula="of:=IF(AND([.E30]=&quot;p&quot;;[.B30]=3);[.F30];&quot;&quot;)">
            <text:p/>
          </table:table-cell>
          <table:table-cell table:formula="of:=[.C30]" office:value-type="float" office:value="600000000000" calcext:value-type="float">
            <text:p>600000000000</text:p>
          </table:table-cell>
          <table:table-cell table:formula="of:=IF([.E30]=&quot;t&quot;;[.F30];&quot;&quot;)" office:value-type="float" office:value="99.1138621931311" calcext:value-type="float">
            <text:p>99.1138621931</text:p>
          </table:table-cell>
          <table:table-cell table:formula="of:=[.C30]" office:value-type="float" office:value="600000000000" calcext:value-type="float">
            <text:p>6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600000000000" calcext:value-type="float">
            <text:p>6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00.916655384994" calcext:value-type="float">
            <text:p>200.916655385</text:p>
          </table:table-cell>
          <table:table-cell/>
          <table:table-cell table:formula="of:=[.C31]" office:value-type="float" office:value="600000000000" calcext:value-type="float">
            <text:p>600000000000</text:p>
          </table:table-cell>
          <table:table-cell table:formula="of:=IF(AND([.E31]=&quot;p&quot;;[.B31]=3);[.F31];&quot;&quot;)">
            <text:p/>
          </table:table-cell>
          <table:table-cell table:formula="of:=[.C31]" office:value-type="float" office:value="600000000000" calcext:value-type="float">
            <text:p>600000000000</text:p>
          </table:table-cell>
          <table:table-cell table:formula="of:=IF([.E31]=&quot;t&quot;;[.F31];&quot;&quot;)">
            <text:p/>
          </table:table-cell>
          <table:table-cell table:formula="of:=[.C31]" office:value-type="float" office:value="600000000000" calcext:value-type="float">
            <text:p>6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600000000000" calcext:value-type="float">
            <text:p>6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04.498291015625" calcext:value-type="float">
            <text:p>104.4982910156</text:p>
          </table:table-cell>
          <table:table-cell/>
          <table:table-cell table:formula="of:=[.C32]" office:value-type="float" office:value="600000000000" calcext:value-type="float">
            <text:p>600000000000</text:p>
          </table:table-cell>
          <table:table-cell table:formula="of:=IF(AND([.E32]=&quot;p&quot;;[.B32]=3);[.F32];&quot;&quot;)">
            <text:p/>
          </table:table-cell>
          <table:table-cell table:formula="of:=[.C32]" office:value-type="float" office:value="600000000000" calcext:value-type="float">
            <text:p>600000000000</text:p>
          </table:table-cell>
          <table:table-cell table:formula="of:=IF([.E32]=&quot;t&quot;;[.F32];&quot;&quot;)">
            <text:p/>
          </table:table-cell>
          <table:table-cell table:formula="of:=[.C32]" office:value-type="float" office:value="600000000000" calcext:value-type="float">
            <text:p>6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600000000000" calcext:value-type="float">
            <text:p>6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7.6356397357745" calcext:value-type="float">
            <text:p>97.6356397358</text:p>
          </table:table-cell>
          <table:table-cell/>
          <table:table-cell table:formula="of:=[.C33]" office:value-type="float" office:value="600000000000" calcext:value-type="float">
            <text:p>600000000000</text:p>
          </table:table-cell>
          <table:table-cell table:formula="of:=IF(AND([.E33]=&quot;p&quot;;[.B33]=3);[.F33];&quot;&quot;)">
            <text:p/>
          </table:table-cell>
          <table:table-cell table:formula="of:=[.C33]" office:value-type="float" office:value="600000000000" calcext:value-type="float">
            <text:p>600000000000</text:p>
          </table:table-cell>
          <table:table-cell table:formula="of:=IF([.E33]=&quot;t&quot;;[.F33];&quot;&quot;)" office:value-type="float" office:value="97.6356397357745" calcext:value-type="float">
            <text:p>97.6356397358</text:p>
          </table:table-cell>
          <table:table-cell table:formula="of:=[.C33]" office:value-type="float" office:value="600000000000" calcext:value-type="float">
            <text:p>6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600000000000" calcext:value-type="float">
            <text:p>6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8.866069248601" calcext:value-type="float">
            <text:p>298.8660692486</text:p>
          </table:table-cell>
          <table:table-cell/>
          <table:table-cell table:formula="of:=[.C34]" office:value-type="float" office:value="600000000000" calcext:value-type="float">
            <text:p>600000000000</text:p>
          </table:table-cell>
          <table:table-cell table:formula="of:=IF(AND([.E34]=&quot;p&quot;;[.B34]=3);[.F34];&quot;&quot;)">
            <text:p/>
          </table:table-cell>
          <table:table-cell table:formula="of:=[.C34]" office:value-type="float" office:value="600000000000" calcext:value-type="float">
            <text:p>600000000000</text:p>
          </table:table-cell>
          <table:table-cell table:formula="of:=IF([.E34]=&quot;t&quot;;[.F34];&quot;&quot;)">
            <text:p/>
          </table:table-cell>
          <table:table-cell table:formula="of:=[.C34]" office:value-type="float" office:value="600000000000" calcext:value-type="float">
            <text:p>6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660000000000" calcext:value-type="float">
            <text:p>6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99.972534179688" calcext:value-type="float">
            <text:p>199.9725341797</text:p>
          </table:table-cell>
          <table:table-cell/>
          <table:table-cell table:formula="of:=[.C35]" office:value-type="float" office:value="660000000000" calcext:value-type="float">
            <text:p>660000000000</text:p>
          </table:table-cell>
          <table:table-cell table:formula="of:=IF(AND([.E35]=&quot;p&quot;;[.B35]=3);[.F35];&quot;&quot;)" office:value-type="float" office:value="199.972534179688" calcext:value-type="float">
            <text:p>199.9725341797</text:p>
          </table:table-cell>
          <table:table-cell table:formula="of:=[.C35]" office:value-type="float" office:value="660000000000" calcext:value-type="float">
            <text:p>660000000000</text:p>
          </table:table-cell>
          <table:table-cell table:formula="of:=IF([.E35]=&quot;t&quot;;[.F35];&quot;&quot;)">
            <text:p/>
          </table:table-cell>
          <table:table-cell table:formula="of:=[.C35]" office:value-type="float" office:value="660000000000" calcext:value-type="float">
            <text:p>6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660000000000" calcext:value-type="float">
            <text:p>6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7.7737993649072" calcext:value-type="float">
            <text:p>97.7737993649</text:p>
          </table:table-cell>
          <table:table-cell/>
          <table:table-cell table:formula="of:=[.C36]" office:value-type="float" office:value="660000000000" calcext:value-type="float">
            <text:p>660000000000</text:p>
          </table:table-cell>
          <table:table-cell table:formula="of:=IF(AND([.E36]=&quot;p&quot;;[.B36]=3);[.F36];&quot;&quot;)">
            <text:p/>
          </table:table-cell>
          <table:table-cell table:formula="of:=[.C36]" office:value-type="float" office:value="660000000000" calcext:value-type="float">
            <text:p>660000000000</text:p>
          </table:table-cell>
          <table:table-cell table:formula="of:=IF([.E36]=&quot;t&quot;;[.F36];&quot;&quot;)" office:value-type="float" office:value="97.7737993649072" calcext:value-type="float">
            <text:p>97.7737993649</text:p>
          </table:table-cell>
          <table:table-cell table:formula="of:=[.C36]" office:value-type="float" office:value="660000000000" calcext:value-type="float">
            <text:p>6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660000000000" calcext:value-type="float">
            <text:p>6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02.253666455405" calcext:value-type="float">
            <text:p>202.2536664554</text:p>
          </table:table-cell>
          <table:table-cell/>
          <table:table-cell table:formula="of:=[.C37]" office:value-type="float" office:value="660000000000" calcext:value-type="float">
            <text:p>660000000000</text:p>
          </table:table-cell>
          <table:table-cell table:formula="of:=IF(AND([.E37]=&quot;p&quot;;[.B37]=3);[.F37];&quot;&quot;)">
            <text:p/>
          </table:table-cell>
          <table:table-cell table:formula="of:=[.C37]" office:value-type="float" office:value="660000000000" calcext:value-type="float">
            <text:p>660000000000</text:p>
          </table:table-cell>
          <table:table-cell table:formula="of:=IF([.E37]=&quot;t&quot;;[.F37];&quot;&quot;)">
            <text:p/>
          </table:table-cell>
          <table:table-cell table:formula="of:=[.C37]" office:value-type="float" office:value="660000000000" calcext:value-type="float">
            <text:p>6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660000000000" calcext:value-type="float">
            <text:p>6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04.498291015625" calcext:value-type="float">
            <text:p>104.4982910156</text:p>
          </table:table-cell>
          <table:table-cell/>
          <table:table-cell table:formula="of:=[.C38]" office:value-type="float" office:value="660000000000" calcext:value-type="float">
            <text:p>660000000000</text:p>
          </table:table-cell>
          <table:table-cell table:formula="of:=IF(AND([.E38]=&quot;p&quot;;[.B38]=3);[.F38];&quot;&quot;)">
            <text:p/>
          </table:table-cell>
          <table:table-cell table:formula="of:=[.C38]" office:value-type="float" office:value="660000000000" calcext:value-type="float">
            <text:p>660000000000</text:p>
          </table:table-cell>
          <table:table-cell table:formula="of:=IF([.E38]=&quot;t&quot;;[.F38];&quot;&quot;)">
            <text:p/>
          </table:table-cell>
          <table:table-cell table:formula="of:=[.C38]" office:value-type="float" office:value="660000000000" calcext:value-type="float">
            <text:p>6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660000000000" calcext:value-type="float">
            <text:p>6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6.0316158746073" calcext:value-type="float">
            <text:p>96.0316158746</text:p>
          </table:table-cell>
          <table:table-cell/>
          <table:table-cell table:formula="of:=[.C39]" office:value-type="float" office:value="660000000000" calcext:value-type="float">
            <text:p>660000000000</text:p>
          </table:table-cell>
          <table:table-cell table:formula="of:=IF(AND([.E39]=&quot;p&quot;;[.B39]=3);[.F39];&quot;&quot;)">
            <text:p/>
          </table:table-cell>
          <table:table-cell table:formula="of:=[.C39]" office:value-type="float" office:value="660000000000" calcext:value-type="float">
            <text:p>660000000000</text:p>
          </table:table-cell>
          <table:table-cell table:formula="of:=IF([.E39]=&quot;t&quot;;[.F39];&quot;&quot;)" office:value-type="float" office:value="96.0316158746073" calcext:value-type="float">
            <text:p>96.0316158746</text:p>
          </table:table-cell>
          <table:table-cell table:formula="of:=[.C39]" office:value-type="float" office:value="660000000000" calcext:value-type="float">
            <text:p>6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660000000000" calcext:value-type="float">
            <text:p>6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301.470093109768" calcext:value-type="float">
            <text:p>301.4700931098</text:p>
          </table:table-cell>
          <table:table-cell/>
          <table:table-cell table:formula="of:=[.C40]" office:value-type="float" office:value="660000000000" calcext:value-type="float">
            <text:p>660000000000</text:p>
          </table:table-cell>
          <table:table-cell table:formula="of:=IF(AND([.E40]=&quot;p&quot;;[.B40]=3);[.F40];&quot;&quot;)">
            <text:p/>
          </table:table-cell>
          <table:table-cell table:formula="of:=[.C40]" office:value-type="float" office:value="660000000000" calcext:value-type="float">
            <text:p>660000000000</text:p>
          </table:table-cell>
          <table:table-cell table:formula="of:=IF([.E40]=&quot;t&quot;;[.F40];&quot;&quot;)">
            <text:p/>
          </table:table-cell>
          <table:table-cell table:formula="of:=[.C40]" office:value-type="float" office:value="660000000000" calcext:value-type="float">
            <text:p>6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720000000000" calcext:value-type="float">
            <text:p>7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99.966430664063" calcext:value-type="float">
            <text:p>199.9664306641</text:p>
          </table:table-cell>
          <table:table-cell/>
          <table:table-cell table:formula="of:=[.C41]" office:value-type="float" office:value="720000000000" calcext:value-type="float">
            <text:p>720000000000</text:p>
          </table:table-cell>
          <table:table-cell table:formula="of:=IF(AND([.E41]=&quot;p&quot;;[.B41]=3);[.F41];&quot;&quot;)" office:value-type="float" office:value="199.966430664063" calcext:value-type="float">
            <text:p>199.9664306641</text:p>
          </table:table-cell>
          <table:table-cell table:formula="of:=[.C41]" office:value-type="float" office:value="720000000000" calcext:value-type="float">
            <text:p>720000000000</text:p>
          </table:table-cell>
          <table:table-cell table:formula="of:=IF([.E41]=&quot;t&quot;;[.F41];&quot;&quot;)">
            <text:p/>
          </table:table-cell>
          <table:table-cell table:formula="of:=[.C41]" office:value-type="float" office:value="720000000000" calcext:value-type="float">
            <text:p>7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720000000000" calcext:value-type="float">
            <text:p>7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8.4359340915392" calcext:value-type="float">
            <text:p>98.4359340915</text:p>
          </table:table-cell>
          <table:table-cell/>
          <table:table-cell table:formula="of:=[.C42]" office:value-type="float" office:value="720000000000" calcext:value-type="float">
            <text:p>720000000000</text:p>
          </table:table-cell>
          <table:table-cell table:formula="of:=IF(AND([.E42]=&quot;p&quot;;[.B42]=3);[.F42];&quot;&quot;)">
            <text:p/>
          </table:table-cell>
          <table:table-cell table:formula="of:=[.C42]" office:value-type="float" office:value="720000000000" calcext:value-type="float">
            <text:p>720000000000</text:p>
          </table:table-cell>
          <table:table-cell table:formula="of:=IF([.E42]=&quot;t&quot;;[.F42];&quot;&quot;)" office:value-type="float" office:value="98.4359340915392" calcext:value-type="float">
            <text:p>98.4359340915</text:p>
          </table:table-cell>
          <table:table-cell table:formula="of:=[.C42]" office:value-type="float" office:value="720000000000" calcext:value-type="float">
            <text:p>7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720000000000" calcext:value-type="float">
            <text:p>7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01.597635244398" calcext:value-type="float">
            <text:p>201.5976352444</text:p>
          </table:table-cell>
          <table:table-cell/>
          <table:table-cell table:formula="of:=[.C43]" office:value-type="float" office:value="720000000000" calcext:value-type="float">
            <text:p>720000000000</text:p>
          </table:table-cell>
          <table:table-cell table:formula="of:=IF(AND([.E43]=&quot;p&quot;;[.B43]=3);[.F43];&quot;&quot;)">
            <text:p/>
          </table:table-cell>
          <table:table-cell table:formula="of:=[.C43]" office:value-type="float" office:value="720000000000" calcext:value-type="float">
            <text:p>720000000000</text:p>
          </table:table-cell>
          <table:table-cell table:formula="of:=IF([.E43]=&quot;t&quot;;[.F43];&quot;&quot;)">
            <text:p/>
          </table:table-cell>
          <table:table-cell table:formula="of:=[.C43]" office:value-type="float" office:value="720000000000" calcext:value-type="float">
            <text:p>7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720000000000" calcext:value-type="float">
            <text:p>7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4.801025390625" calcext:value-type="float">
            <text:p>114.8010253906</text:p>
          </table:table-cell>
          <table:table-cell/>
          <table:table-cell table:formula="of:=[.C44]" office:value-type="float" office:value="720000000000" calcext:value-type="float">
            <text:p>720000000000</text:p>
          </table:table-cell>
          <table:table-cell table:formula="of:=IF(AND([.E44]=&quot;p&quot;;[.B44]=3);[.F44];&quot;&quot;)">
            <text:p/>
          </table:table-cell>
          <table:table-cell table:formula="of:=[.C44]" office:value-type="float" office:value="720000000000" calcext:value-type="float">
            <text:p>720000000000</text:p>
          </table:table-cell>
          <table:table-cell table:formula="of:=IF([.E44]=&quot;t&quot;;[.F44];&quot;&quot;)">
            <text:p/>
          </table:table-cell>
          <table:table-cell table:formula="of:=[.C44]" office:value-type="float" office:value="720000000000" calcext:value-type="float">
            <text:p>7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720000000000" calcext:value-type="float">
            <text:p>7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8.1420539067178" calcext:value-type="float">
            <text:p>98.1420539067</text:p>
          </table:table-cell>
          <table:table-cell/>
          <table:table-cell table:formula="of:=[.C45]" office:value-type="float" office:value="720000000000" calcext:value-type="float">
            <text:p>720000000000</text:p>
          </table:table-cell>
          <table:table-cell table:formula="of:=IF(AND([.E45]=&quot;p&quot;;[.B45]=3);[.F45];&quot;&quot;)">
            <text:p/>
          </table:table-cell>
          <table:table-cell table:formula="of:=[.C45]" office:value-type="float" office:value="720000000000" calcext:value-type="float">
            <text:p>720000000000</text:p>
          </table:table-cell>
          <table:table-cell table:formula="of:=IF([.E45]=&quot;t&quot;;[.F45];&quot;&quot;)" office:value-type="float" office:value="98.1420539067178" calcext:value-type="float">
            <text:p>98.1420539067</text:p>
          </table:table-cell>
          <table:table-cell table:formula="of:=[.C45]" office:value-type="float" office:value="720000000000" calcext:value-type="float">
            <text:p>7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720000000000" calcext:value-type="float">
            <text:p>7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0.056920702657" calcext:value-type="float">
            <text:p>290.0569207027</text:p>
          </table:table-cell>
          <table:table-cell/>
          <table:table-cell table:formula="of:=[.C46]" office:value-type="float" office:value="720000000000" calcext:value-type="float">
            <text:p>720000000000</text:p>
          </table:table-cell>
          <table:table-cell table:formula="of:=IF(AND([.E46]=&quot;p&quot;;[.B46]=3);[.F46];&quot;&quot;)">
            <text:p/>
          </table:table-cell>
          <table:table-cell table:formula="of:=[.C46]" office:value-type="float" office:value="720000000000" calcext:value-type="float">
            <text:p>720000000000</text:p>
          </table:table-cell>
          <table:table-cell table:formula="of:=IF([.E46]=&quot;t&quot;;[.F46];&quot;&quot;)">
            <text:p/>
          </table:table-cell>
          <table:table-cell table:formula="of:=[.C46]" office:value-type="float" office:value="720000000000" calcext:value-type="float">
            <text:p>7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780000000000" calcext:value-type="float">
            <text:p>7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55.398559570313" calcext:value-type="float">
            <text:p>155.3985595703</text:p>
          </table:table-cell>
          <table:table-cell/>
          <table:table-cell table:formula="of:=[.C47]" office:value-type="float" office:value="780000000000" calcext:value-type="float">
            <text:p>780000000000</text:p>
          </table:table-cell>
          <table:table-cell table:formula="of:=IF(AND([.E47]=&quot;p&quot;;[.B47]=3);[.F47];&quot;&quot;)" office:value-type="float" office:value="155.398559570313" calcext:value-type="float">
            <text:p>155.3985595703</text:p>
          </table:table-cell>
          <table:table-cell table:formula="of:=[.C47]" office:value-type="float" office:value="780000000000" calcext:value-type="float">
            <text:p>780000000000</text:p>
          </table:table-cell>
          <table:table-cell table:formula="of:=IF([.E47]=&quot;t&quot;;[.F47];&quot;&quot;)">
            <text:p/>
          </table:table-cell>
          <table:table-cell table:formula="of:=[.C47]" office:value-type="float" office:value="780000000000" calcext:value-type="float">
            <text:p>7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780000000000" calcext:value-type="float">
            <text:p>7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5.6716214978179" calcext:value-type="float">
            <text:p>95.6716214978</text:p>
          </table:table-cell>
          <table:table-cell/>
          <table:table-cell table:formula="of:=[.C48]" office:value-type="float" office:value="780000000000" calcext:value-type="float">
            <text:p>780000000000</text:p>
          </table:table-cell>
          <table:table-cell table:formula="of:=IF(AND([.E48]=&quot;p&quot;;[.B48]=3);[.F48];&quot;&quot;)">
            <text:p/>
          </table:table-cell>
          <table:table-cell table:formula="of:=[.C48]" office:value-type="float" office:value="780000000000" calcext:value-type="float">
            <text:p>780000000000</text:p>
          </table:table-cell>
          <table:table-cell table:formula="of:=IF([.E48]=&quot;t&quot;;[.F48];&quot;&quot;)" office:value-type="float" office:value="95.6716214978179" calcext:value-type="float">
            <text:p>95.6716214978</text:p>
          </table:table-cell>
          <table:table-cell table:formula="of:=[.C48]" office:value-type="float" office:value="780000000000" calcext:value-type="float">
            <text:p>7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780000000000" calcext:value-type="float">
            <text:p>7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48.92981893187" calcext:value-type="float">
            <text:p>248.9298189319</text:p>
          </table:table-cell>
          <table:table-cell/>
          <table:table-cell table:formula="of:=[.C49]" office:value-type="float" office:value="780000000000" calcext:value-type="float">
            <text:p>780000000000</text:p>
          </table:table-cell>
          <table:table-cell table:formula="of:=IF(AND([.E49]=&quot;p&quot;;[.B49]=3);[.F49];&quot;&quot;)">
            <text:p/>
          </table:table-cell>
          <table:table-cell table:formula="of:=[.C49]" office:value-type="float" office:value="780000000000" calcext:value-type="float">
            <text:p>780000000000</text:p>
          </table:table-cell>
          <table:table-cell table:formula="of:=IF([.E49]=&quot;t&quot;;[.F49];&quot;&quot;)">
            <text:p/>
          </table:table-cell>
          <table:table-cell table:formula="of:=[.C49]" office:value-type="float" office:value="780000000000" calcext:value-type="float">
            <text:p>7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780000000000" calcext:value-type="float">
            <text:p>7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4.801025390625" calcext:value-type="float">
            <text:p>114.8010253906</text:p>
          </table:table-cell>
          <table:table-cell/>
          <table:table-cell table:formula="of:=[.C50]" office:value-type="float" office:value="780000000000" calcext:value-type="float">
            <text:p>780000000000</text:p>
          </table:table-cell>
          <table:table-cell table:formula="of:=IF(AND([.E50]=&quot;p&quot;;[.B50]=3);[.F50];&quot;&quot;)">
            <text:p/>
          </table:table-cell>
          <table:table-cell table:formula="of:=[.C50]" office:value-type="float" office:value="780000000000" calcext:value-type="float">
            <text:p>780000000000</text:p>
          </table:table-cell>
          <table:table-cell table:formula="of:=IF([.E50]=&quot;t&quot;;[.F50];&quot;&quot;)">
            <text:p/>
          </table:table-cell>
          <table:table-cell table:formula="of:=[.C50]" office:value-type="float" office:value="780000000000" calcext:value-type="float">
            <text:p>7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780000000000" calcext:value-type="float">
            <text:p>7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9.2338597025768" calcext:value-type="float">
            <text:p>99.2338597026</text:p>
          </table:table-cell>
          <table:table-cell/>
          <table:table-cell table:formula="of:=[.C51]" office:value-type="float" office:value="780000000000" calcext:value-type="float">
            <text:p>780000000000</text:p>
          </table:table-cell>
          <table:table-cell table:formula="of:=IF(AND([.E51]=&quot;p&quot;;[.B51]=3);[.F51];&quot;&quot;)">
            <text:p/>
          </table:table-cell>
          <table:table-cell table:formula="of:=[.C51]" office:value-type="float" office:value="780000000000" calcext:value-type="float">
            <text:p>780000000000</text:p>
          </table:table-cell>
          <table:table-cell table:formula="of:=IF([.E51]=&quot;t&quot;;[.F51];&quot;&quot;)" office:value-type="float" office:value="99.2338597025768" calcext:value-type="float">
            <text:p>99.2338597026</text:p>
          </table:table-cell>
          <table:table-cell table:formula="of:=[.C51]" office:value-type="float" office:value="780000000000" calcext:value-type="float">
            <text:p>7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780000000000" calcext:value-type="float">
            <text:p>7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9.965114906798" calcext:value-type="float">
            <text:p>289.9651149068</text:p>
          </table:table-cell>
          <table:table-cell/>
          <table:table-cell table:formula="of:=[.C52]" office:value-type="float" office:value="780000000000" calcext:value-type="float">
            <text:p>780000000000</text:p>
          </table:table-cell>
          <table:table-cell table:formula="of:=IF(AND([.E52]=&quot;p&quot;;[.B52]=3);[.F52];&quot;&quot;)">
            <text:p/>
          </table:table-cell>
          <table:table-cell table:formula="of:=[.C52]" office:value-type="float" office:value="780000000000" calcext:value-type="float">
            <text:p>780000000000</text:p>
          </table:table-cell>
          <table:table-cell table:formula="of:=IF([.E52]=&quot;t&quot;;[.F52];&quot;&quot;)">
            <text:p/>
          </table:table-cell>
          <table:table-cell table:formula="of:=[.C52]" office:value-type="float" office:value="780000000000" calcext:value-type="float">
            <text:p>7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840000000000" calcext:value-type="float">
            <text:p>8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55.37109375" calcext:value-type="float">
            <text:p>155.37109375</text:p>
          </table:table-cell>
          <table:table-cell/>
          <table:table-cell table:formula="of:=[.C53]" office:value-type="float" office:value="840000000000" calcext:value-type="float">
            <text:p>840000000000</text:p>
          </table:table-cell>
          <table:table-cell table:formula="of:=IF(AND([.E53]=&quot;p&quot;;[.B53]=3);[.F53];&quot;&quot;)" office:value-type="float" office:value="155.37109375" calcext:value-type="float">
            <text:p>155.37109375</text:p>
          </table:table-cell>
          <table:table-cell table:formula="of:=[.C53]" office:value-type="float" office:value="840000000000" calcext:value-type="float">
            <text:p>840000000000</text:p>
          </table:table-cell>
          <table:table-cell table:formula="of:=IF([.E53]=&quot;t&quot;;[.F53];&quot;&quot;)">
            <text:p/>
          </table:table-cell>
          <table:table-cell table:formula="of:=[.C53]" office:value-type="float" office:value="840000000000" calcext:value-type="float">
            <text:p>8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840000000000" calcext:value-type="float">
            <text:p>8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3.8489102138275" calcext:value-type="float">
            <text:p>93.8489102138</text:p>
          </table:table-cell>
          <table:table-cell/>
          <table:table-cell table:formula="of:=[.C54]" office:value-type="float" office:value="840000000000" calcext:value-type="float">
            <text:p>840000000000</text:p>
          </table:table-cell>
          <table:table-cell table:formula="of:=IF(AND([.E54]=&quot;p&quot;;[.B54]=3);[.F54];&quot;&quot;)">
            <text:p/>
          </table:table-cell>
          <table:table-cell table:formula="of:=[.C54]" office:value-type="float" office:value="840000000000" calcext:value-type="float">
            <text:p>840000000000</text:p>
          </table:table-cell>
          <table:table-cell table:formula="of:=IF([.E54]=&quot;t&quot;;[.F54];&quot;&quot;)" office:value-type="float" office:value="93.8489102138275" calcext:value-type="float">
            <text:p>93.8489102138</text:p>
          </table:table-cell>
          <table:table-cell table:formula="of:=[.C54]" office:value-type="float" office:value="840000000000" calcext:value-type="float">
            <text:p>8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840000000000" calcext:value-type="float">
            <text:p>8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50.779996036173" calcext:value-type="float">
            <text:p>250.7799960362</text:p>
          </table:table-cell>
          <table:table-cell/>
          <table:table-cell table:formula="of:=[.C55]" office:value-type="float" office:value="840000000000" calcext:value-type="float">
            <text:p>840000000000</text:p>
          </table:table-cell>
          <table:table-cell table:formula="of:=IF(AND([.E55]=&quot;p&quot;;[.B55]=3);[.F55];&quot;&quot;)">
            <text:p/>
          </table:table-cell>
          <table:table-cell table:formula="of:=[.C55]" office:value-type="float" office:value="840000000000" calcext:value-type="float">
            <text:p>840000000000</text:p>
          </table:table-cell>
          <table:table-cell table:formula="of:=IF([.E55]=&quot;t&quot;;[.F55];&quot;&quot;)">
            <text:p/>
          </table:table-cell>
          <table:table-cell table:formula="of:=[.C55]" office:value-type="float" office:value="840000000000" calcext:value-type="float">
            <text:p>8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840000000000" calcext:value-type="float">
            <text:p>8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4.44091796875" calcext:value-type="float">
            <text:p>114.4409179688</text:p>
          </table:table-cell>
          <table:table-cell/>
          <table:table-cell table:formula="of:=[.C56]" office:value-type="float" office:value="840000000000" calcext:value-type="float">
            <text:p>840000000000</text:p>
          </table:table-cell>
          <table:table-cell table:formula="of:=IF(AND([.E56]=&quot;p&quot;;[.B56]=3);[.F56];&quot;&quot;)">
            <text:p/>
          </table:table-cell>
          <table:table-cell table:formula="of:=[.C56]" office:value-type="float" office:value="840000000000" calcext:value-type="float">
            <text:p>840000000000</text:p>
          </table:table-cell>
          <table:table-cell table:formula="of:=IF([.E56]=&quot;t&quot;;[.F56];&quot;&quot;)">
            <text:p/>
          </table:table-cell>
          <table:table-cell table:formula="of:=[.C56]" office:value-type="float" office:value="840000000000" calcext:value-type="float">
            <text:p>8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840000000000" calcext:value-type="float">
            <text:p>8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0.465792348315" calcext:value-type="float">
            <text:p>100.4657923483</text:p>
          </table:table-cell>
          <table:table-cell/>
          <table:table-cell table:formula="of:=[.C57]" office:value-type="float" office:value="840000000000" calcext:value-type="float">
            <text:p>840000000000</text:p>
          </table:table-cell>
          <table:table-cell table:formula="of:=IF(AND([.E57]=&quot;p&quot;;[.B57]=3);[.F57];&quot;&quot;)">
            <text:p/>
          </table:table-cell>
          <table:table-cell table:formula="of:=[.C57]" office:value-type="float" office:value="840000000000" calcext:value-type="float">
            <text:p>840000000000</text:p>
          </table:table-cell>
          <table:table-cell table:formula="of:=IF([.E57]=&quot;t&quot;;[.F57];&quot;&quot;)" office:value-type="float" office:value="100.465792348315" calcext:value-type="float">
            <text:p>100.4657923483</text:p>
          </table:table-cell>
          <table:table-cell table:formula="of:=[.C57]" office:value-type="float" office:value="840000000000" calcext:value-type="float">
            <text:p>8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840000000000" calcext:value-type="float">
            <text:p>8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0.093289682935" calcext:value-type="float">
            <text:p>290.0932896829</text:p>
          </table:table-cell>
          <table:table-cell/>
          <table:table-cell table:formula="of:=[.C58]" office:value-type="float" office:value="840000000000" calcext:value-type="float">
            <text:p>840000000000</text:p>
          </table:table-cell>
          <table:table-cell table:formula="of:=IF(AND([.E58]=&quot;p&quot;;[.B58]=3);[.F58];&quot;&quot;)">
            <text:p/>
          </table:table-cell>
          <table:table-cell table:formula="of:=[.C58]" office:value-type="float" office:value="840000000000" calcext:value-type="float">
            <text:p>840000000000</text:p>
          </table:table-cell>
          <table:table-cell table:formula="of:=IF([.E58]=&quot;t&quot;;[.F58];&quot;&quot;)">
            <text:p/>
          </table:table-cell>
          <table:table-cell table:formula="of:=[.C58]" office:value-type="float" office:value="840000000000" calcext:value-type="float">
            <text:p>8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900000000000" calcext:value-type="float">
            <text:p>9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55.230712890625" calcext:value-type="float">
            <text:p>155.2307128906</text:p>
          </table:table-cell>
          <table:table-cell/>
          <table:table-cell table:formula="of:=[.C59]" office:value-type="float" office:value="900000000000" calcext:value-type="float">
            <text:p>900000000000</text:p>
          </table:table-cell>
          <table:table-cell table:formula="of:=IF(AND([.E59]=&quot;p&quot;;[.B59]=3);[.F59];&quot;&quot;)" office:value-type="float" office:value="155.230712890625" calcext:value-type="float">
            <text:p>155.2307128906</text:p>
          </table:table-cell>
          <table:table-cell table:formula="of:=[.C59]" office:value-type="float" office:value="900000000000" calcext:value-type="float">
            <text:p>900000000000</text:p>
          </table:table-cell>
          <table:table-cell table:formula="of:=IF([.E59]=&quot;t&quot;;[.F59];&quot;&quot;)">
            <text:p/>
          </table:table-cell>
          <table:table-cell table:formula="of:=[.C59]" office:value-type="float" office:value="900000000000" calcext:value-type="float">
            <text:p>9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900000000000" calcext:value-type="float">
            <text:p>9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4.1340193643387" calcext:value-type="float">
            <text:p>94.1340193643</text:p>
          </table:table-cell>
          <table:table-cell/>
          <table:table-cell table:formula="of:=[.C60]" office:value-type="float" office:value="900000000000" calcext:value-type="float">
            <text:p>900000000000</text:p>
          </table:table-cell>
          <table:table-cell table:formula="of:=IF(AND([.E60]=&quot;p&quot;;[.B60]=3);[.F60];&quot;&quot;)">
            <text:p/>
          </table:table-cell>
          <table:table-cell table:formula="of:=[.C60]" office:value-type="float" office:value="900000000000" calcext:value-type="float">
            <text:p>900000000000</text:p>
          </table:table-cell>
          <table:table-cell table:formula="of:=IF([.E60]=&quot;t&quot;;[.F60];&quot;&quot;)" office:value-type="float" office:value="94.1340193643387" calcext:value-type="float">
            <text:p>94.1340193643</text:p>
          </table:table-cell>
          <table:table-cell table:formula="of:=[.C60]" office:value-type="float" office:value="900000000000" calcext:value-type="float">
            <text:p>9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900000000000" calcext:value-type="float">
            <text:p>9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50.635267745036" calcext:value-type="float">
            <text:p>250.635267745</text:p>
          </table:table-cell>
          <table:table-cell/>
          <table:table-cell table:formula="of:=[.C61]" office:value-type="float" office:value="900000000000" calcext:value-type="float">
            <text:p>900000000000</text:p>
          </table:table-cell>
          <table:table-cell table:formula="of:=IF(AND([.E61]=&quot;p&quot;;[.B61]=3);[.F61];&quot;&quot;)">
            <text:p/>
          </table:table-cell>
          <table:table-cell table:formula="of:=[.C61]" office:value-type="float" office:value="900000000000" calcext:value-type="float">
            <text:p>900000000000</text:p>
          </table:table-cell>
          <table:table-cell table:formula="of:=IF([.E61]=&quot;t&quot;;[.F61];&quot;&quot;)">
            <text:p/>
          </table:table-cell>
          <table:table-cell table:formula="of:=[.C61]" office:value-type="float" office:value="900000000000" calcext:value-type="float">
            <text:p>9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900000000000" calcext:value-type="float">
            <text:p>9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7.55126953125" calcext:value-type="float">
            <text:p>127.5512695313</text:p>
          </table:table-cell>
          <table:table-cell/>
          <table:table-cell table:formula="of:=[.C62]" office:value-type="float" office:value="900000000000" calcext:value-type="float">
            <text:p>900000000000</text:p>
          </table:table-cell>
          <table:table-cell table:formula="of:=IF(AND([.E62]=&quot;p&quot;;[.B62]=3);[.F62];&quot;&quot;)">
            <text:p/>
          </table:table-cell>
          <table:table-cell table:formula="of:=[.C62]" office:value-type="float" office:value="900000000000" calcext:value-type="float">
            <text:p>900000000000</text:p>
          </table:table-cell>
          <table:table-cell table:formula="of:=IF([.E62]=&quot;t&quot;;[.F62];&quot;&quot;)">
            <text:p/>
          </table:table-cell>
          <table:table-cell table:formula="of:=[.C62]" office:value-type="float" office:value="900000000000" calcext:value-type="float">
            <text:p>9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900000000000" calcext:value-type="float">
            <text:p>9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0.761393467361" calcext:value-type="float">
            <text:p>100.7613934674</text:p>
          </table:table-cell>
          <table:table-cell/>
          <table:table-cell table:formula="of:=[.C63]" office:value-type="float" office:value="900000000000" calcext:value-type="float">
            <text:p>900000000000</text:p>
          </table:table-cell>
          <table:table-cell table:formula="of:=IF(AND([.E63]=&quot;p&quot;;[.B63]=3);[.F63];&quot;&quot;)">
            <text:p/>
          </table:table-cell>
          <table:table-cell table:formula="of:=[.C63]" office:value-type="float" office:value="900000000000" calcext:value-type="float">
            <text:p>900000000000</text:p>
          </table:table-cell>
          <table:table-cell table:formula="of:=IF([.E63]=&quot;t&quot;;[.F63];&quot;&quot;)" office:value-type="float" office:value="100.761393467361" calcext:value-type="float">
            <text:p>100.7613934674</text:p>
          </table:table-cell>
          <table:table-cell table:formula="of:=[.C63]" office:value-type="float" office:value="900000000000" calcext:value-type="float">
            <text:p>9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900000000000" calcext:value-type="float">
            <text:p>9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7.687337001389" calcext:value-type="float">
            <text:p>277.6873370014</text:p>
          </table:table-cell>
          <table:table-cell/>
          <table:table-cell table:formula="of:=[.C64]" office:value-type="float" office:value="900000000000" calcext:value-type="float">
            <text:p>900000000000</text:p>
          </table:table-cell>
          <table:table-cell table:formula="of:=IF(AND([.E64]=&quot;p&quot;;[.B64]=3);[.F64];&quot;&quot;)">
            <text:p/>
          </table:table-cell>
          <table:table-cell table:formula="of:=[.C64]" office:value-type="float" office:value="900000000000" calcext:value-type="float">
            <text:p>900000000000</text:p>
          </table:table-cell>
          <table:table-cell table:formula="of:=IF([.E64]=&quot;t&quot;;[.F64];&quot;&quot;)">
            <text:p/>
          </table:table-cell>
          <table:table-cell table:formula="of:=[.C64]" office:value-type="float" office:value="900000000000" calcext:value-type="float">
            <text:p>9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900000000000" calcext:value-type="float">
            <text:p>9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65]" office:value-type="float" office:value="900000000000" calcext:value-type="float">
            <text:p>900000000000</text:p>
          </table:table-cell>
          <table:table-cell table:formula="of:=IF(AND([.E65]=&quot;p&quot;;[.B65]=3);[.F65];&quot;&quot;)">
            <text:p/>
          </table:table-cell>
          <table:table-cell table:formula="of:=[.C65]" office:value-type="float" office:value="900000000000" calcext:value-type="float">
            <text:p>900000000000</text:p>
          </table:table-cell>
          <table:table-cell table:formula="of:=IF([.E65]=&quot;t&quot;;[.F65];&quot;&quot;)">
            <text:p/>
          </table:table-cell>
          <table:table-cell table:formula="of:=[.C65]" office:value-type="float" office:value="900000000000" calcext:value-type="float">
            <text:p>9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900000000000" calcext:value-type="float">
            <text:p>9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66]" office:value-type="float" office:value="900000000000" calcext:value-type="float">
            <text:p>900000000000</text:p>
          </table:table-cell>
          <table:table-cell table:formula="of:=IF(AND([.E66]=&quot;p&quot;;[.B66]=3);[.F66];&quot;&quot;)">
            <text:p/>
          </table:table-cell>
          <table:table-cell table:formula="of:=[.C66]" office:value-type="float" office:value="900000000000" calcext:value-type="float">
            <text:p>900000000000</text:p>
          </table:table-cell>
          <table:table-cell table:formula="of:=IF([.E66]=&quot;t&quot;;[.F66];&quot;&quot;)" office:value-type="float" office:value="100" calcext:value-type="float">
            <text:p>100</text:p>
          </table:table-cell>
          <table:table-cell table:formula="of:=[.C66]" office:value-type="float" office:value="900000000000" calcext:value-type="float">
            <text:p>9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960000000000" calcext:value-type="float">
            <text:p>9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55.233764648438" calcext:value-type="float">
            <text:p>155.2337646484</text:p>
          </table:table-cell>
          <table:table-cell/>
          <table:table-cell table:formula="of:=[.C67]" office:value-type="float" office:value="960000000000" calcext:value-type="float">
            <text:p>960000000000</text:p>
          </table:table-cell>
          <table:table-cell table:formula="of:=IF(AND([.E67]=&quot;p&quot;;[.B67]=3);[.F67];&quot;&quot;)" office:value-type="float" office:value="155.233764648438" calcext:value-type="float">
            <text:p>155.2337646484</text:p>
          </table:table-cell>
          <table:table-cell table:formula="of:=[.C67]" office:value-type="float" office:value="960000000000" calcext:value-type="float">
            <text:p>960000000000</text:p>
          </table:table-cell>
          <table:table-cell table:formula="of:=IF([.E67]=&quot;t&quot;;[.F67];&quot;&quot;)">
            <text:p/>
          </table:table-cell>
          <table:table-cell table:formula="of:=[.C67]" office:value-type="float" office:value="960000000000" calcext:value-type="float">
            <text:p>9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960000000000" calcext:value-type="float">
            <text:p>9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4.7033427040833" calcext:value-type="float">
            <text:p>94.7033427041</text:p>
          </table:table-cell>
          <table:table-cell/>
          <table:table-cell table:formula="of:=[.C68]" office:value-type="float" office:value="960000000000" calcext:value-type="float">
            <text:p>960000000000</text:p>
          </table:table-cell>
          <table:table-cell table:formula="of:=IF(AND([.E68]=&quot;p&quot;;[.B68]=3);[.F68];&quot;&quot;)">
            <text:p/>
          </table:table-cell>
          <table:table-cell table:formula="of:=[.C68]" office:value-type="float" office:value="960000000000" calcext:value-type="float">
            <text:p>960000000000</text:p>
          </table:table-cell>
          <table:table-cell table:formula="of:=IF([.E68]=&quot;t&quot;;[.F68];&quot;&quot;)" office:value-type="float" office:value="94.7033427040833" calcext:value-type="float">
            <text:p>94.7033427041</text:p>
          </table:table-cell>
          <table:table-cell table:formula="of:=[.C68]" office:value-type="float" office:value="960000000000" calcext:value-type="float">
            <text:p>9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960000000000" calcext:value-type="float">
            <text:p>9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50.062892647479" calcext:value-type="float">
            <text:p>250.0628926475</text:p>
          </table:table-cell>
          <table:table-cell/>
          <table:table-cell table:formula="of:=[.C69]" office:value-type="float" office:value="960000000000" calcext:value-type="float">
            <text:p>960000000000</text:p>
          </table:table-cell>
          <table:table-cell table:formula="of:=IF(AND([.E69]=&quot;p&quot;;[.B69]=3);[.F69];&quot;&quot;)">
            <text:p/>
          </table:table-cell>
          <table:table-cell table:formula="of:=[.C69]" office:value-type="float" office:value="960000000000" calcext:value-type="float">
            <text:p>960000000000</text:p>
          </table:table-cell>
          <table:table-cell table:formula="of:=IF([.E69]=&quot;t&quot;;[.F69];&quot;&quot;)">
            <text:p/>
          </table:table-cell>
          <table:table-cell table:formula="of:=[.C69]" office:value-type="float" office:value="960000000000" calcext:value-type="float">
            <text:p>9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960000000000" calcext:value-type="float">
            <text:p>9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6.864624023438" calcext:value-type="float">
            <text:p>126.8646240234</text:p>
          </table:table-cell>
          <table:table-cell/>
          <table:table-cell table:formula="of:=[.C70]" office:value-type="float" office:value="960000000000" calcext:value-type="float">
            <text:p>960000000000</text:p>
          </table:table-cell>
          <table:table-cell table:formula="of:=IF(AND([.E70]=&quot;p&quot;;[.B70]=3);[.F70];&quot;&quot;)">
            <text:p/>
          </table:table-cell>
          <table:table-cell table:formula="of:=[.C70]" office:value-type="float" office:value="960000000000" calcext:value-type="float">
            <text:p>960000000000</text:p>
          </table:table-cell>
          <table:table-cell table:formula="of:=IF([.E70]=&quot;t&quot;;[.F70];&quot;&quot;)">
            <text:p/>
          </table:table-cell>
          <table:table-cell table:formula="of:=[.C70]" office:value-type="float" office:value="960000000000" calcext:value-type="float">
            <text:p>9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960000000000" calcext:value-type="float">
            <text:p>9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2.041059399262" calcext:value-type="float">
            <text:p>102.0410593993</text:p>
          </table:table-cell>
          <table:table-cell/>
          <table:table-cell table:formula="of:=[.C71]" office:value-type="float" office:value="960000000000" calcext:value-type="float">
            <text:p>960000000000</text:p>
          </table:table-cell>
          <table:table-cell table:formula="of:=IF(AND([.E71]=&quot;p&quot;;[.B71]=3);[.F71];&quot;&quot;)">
            <text:p/>
          </table:table-cell>
          <table:table-cell table:formula="of:=[.C71]" office:value-type="float" office:value="960000000000" calcext:value-type="float">
            <text:p>960000000000</text:p>
          </table:table-cell>
          <table:table-cell table:formula="of:=IF([.E71]=&quot;t&quot;;[.F71];&quot;&quot;)" office:value-type="float" office:value="102.041059399262" calcext:value-type="float">
            <text:p>102.0410593993</text:p>
          </table:table-cell>
          <table:table-cell table:formula="of:=[.C71]" office:value-type="float" office:value="960000000000" calcext:value-type="float">
            <text:p>9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960000000000" calcext:value-type="float">
            <text:p>9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8.094316577301" calcext:value-type="float">
            <text:p>278.0943165773</text:p>
          </table:table-cell>
          <table:table-cell/>
          <table:table-cell table:formula="of:=[.C72]" office:value-type="float" office:value="960000000000" calcext:value-type="float">
            <text:p>960000000000</text:p>
          </table:table-cell>
          <table:table-cell table:formula="of:=IF(AND([.E72]=&quot;p&quot;;[.B72]=3);[.F72];&quot;&quot;)">
            <text:p/>
          </table:table-cell>
          <table:table-cell table:formula="of:=[.C72]" office:value-type="float" office:value="960000000000" calcext:value-type="float">
            <text:p>960000000000</text:p>
          </table:table-cell>
          <table:table-cell table:formula="of:=IF([.E72]=&quot;t&quot;;[.F72];&quot;&quot;)">
            <text:p/>
          </table:table-cell>
          <table:table-cell table:formula="of:=[.C72]" office:value-type="float" office:value="960000000000" calcext:value-type="float">
            <text:p>9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960000000000" calcext:value-type="float">
            <text:p>9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73]" office:value-type="float" office:value="960000000000" calcext:value-type="float">
            <text:p>960000000000</text:p>
          </table:table-cell>
          <table:table-cell table:formula="of:=IF(AND([.E73]=&quot;p&quot;;[.B73]=3);[.F73];&quot;&quot;)">
            <text:p/>
          </table:table-cell>
          <table:table-cell table:formula="of:=[.C73]" office:value-type="float" office:value="960000000000" calcext:value-type="float">
            <text:p>960000000000</text:p>
          </table:table-cell>
          <table:table-cell table:formula="of:=IF([.E73]=&quot;t&quot;;[.F73];&quot;&quot;)">
            <text:p/>
          </table:table-cell>
          <table:table-cell table:formula="of:=[.C73]" office:value-type="float" office:value="960000000000" calcext:value-type="float">
            <text:p>9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960000000000" calcext:value-type="float">
            <text:p>9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0.553913319507" calcext:value-type="float">
            <text:p>100.5539133195</text:p>
          </table:table-cell>
          <table:table-cell/>
          <table:table-cell table:formula="of:=[.C74]" office:value-type="float" office:value="960000000000" calcext:value-type="float">
            <text:p>960000000000</text:p>
          </table:table-cell>
          <table:table-cell table:formula="of:=IF(AND([.E74]=&quot;p&quot;;[.B74]=3);[.F74];&quot;&quot;)">
            <text:p/>
          </table:table-cell>
          <table:table-cell table:formula="of:=[.C74]" office:value-type="float" office:value="960000000000" calcext:value-type="float">
            <text:p>960000000000</text:p>
          </table:table-cell>
          <table:table-cell table:formula="of:=IF([.E74]=&quot;t&quot;;[.F74];&quot;&quot;)" office:value-type="float" office:value="100.553913319507" calcext:value-type="float">
            <text:p>100.5539133195</text:p>
          </table:table-cell>
          <table:table-cell table:formula="of:=[.C74]" office:value-type="float" office:value="960000000000" calcext:value-type="float">
            <text:p>9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960000000000" calcext:value-type="float">
            <text:p>9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300.446086680493" calcext:value-type="float">
            <text:p>300.4460866805</text:p>
          </table:table-cell>
          <table:table-cell/>
          <table:table-cell table:formula="of:=[.C75]" office:value-type="float" office:value="960000000000" calcext:value-type="float">
            <text:p>960000000000</text:p>
          </table:table-cell>
          <table:table-cell table:formula="of:=IF(AND([.E75]=&quot;p&quot;;[.B75]=3);[.F75];&quot;&quot;)">
            <text:p/>
          </table:table-cell>
          <table:table-cell table:formula="of:=[.C75]" office:value-type="float" office:value="960000000000" calcext:value-type="float">
            <text:p>960000000000</text:p>
          </table:table-cell>
          <table:table-cell table:formula="of:=IF([.E75]=&quot;t&quot;;[.F75];&quot;&quot;)">
            <text:p/>
          </table:table-cell>
          <table:table-cell table:formula="of:=[.C75]" office:value-type="float" office:value="960000000000" calcext:value-type="float">
            <text:p>9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020000000000" calcext:value-type="float">
            <text:p>10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55.4443359375" calcext:value-type="float">
            <text:p>155.4443359375</text:p>
          </table:table-cell>
          <table:table-cell/>
          <table:table-cell table:formula="of:=[.C76]" office:value-type="float" office:value="1020000000000" calcext:value-type="float">
            <text:p>1020000000000</text:p>
          </table:table-cell>
          <table:table-cell table:formula="of:=IF(AND([.E76]=&quot;p&quot;;[.B76]=3);[.F76];&quot;&quot;)" office:value-type="float" office:value="155.4443359375" calcext:value-type="float">
            <text:p>155.4443359375</text:p>
          </table:table-cell>
          <table:table-cell table:formula="of:=[.C76]" office:value-type="float" office:value="1020000000000" calcext:value-type="float">
            <text:p>1020000000000</text:p>
          </table:table-cell>
          <table:table-cell table:formula="of:=IF([.E76]=&quot;t&quot;;[.F76];&quot;&quot;)">
            <text:p/>
          </table:table-cell>
          <table:table-cell table:formula="of:=[.C76]" office:value-type="float" office:value="1020000000000" calcext:value-type="float">
            <text:p>10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020000000000" calcext:value-type="float">
            <text:p>10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4.0701583459446" calcext:value-type="float">
            <text:p>94.0701583459</text:p>
          </table:table-cell>
          <table:table-cell/>
          <table:table-cell table:formula="of:=[.C77]" office:value-type="float" office:value="1020000000000" calcext:value-type="float">
            <text:p>1020000000000</text:p>
          </table:table-cell>
          <table:table-cell table:formula="of:=IF(AND([.E77]=&quot;p&quot;;[.B77]=3);[.F77];&quot;&quot;)">
            <text:p/>
          </table:table-cell>
          <table:table-cell table:formula="of:=[.C77]" office:value-type="float" office:value="1020000000000" calcext:value-type="float">
            <text:p>1020000000000</text:p>
          </table:table-cell>
          <table:table-cell table:formula="of:=IF([.E77]=&quot;t&quot;;[.F77];&quot;&quot;)" office:value-type="float" office:value="94.0701583459446" calcext:value-type="float">
            <text:p>94.0701583459</text:p>
          </table:table-cell>
          <table:table-cell table:formula="of:=[.C77]" office:value-type="float" office:value="1020000000000" calcext:value-type="float">
            <text:p>10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020000000000" calcext:value-type="float">
            <text:p>10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50.485505716555" calcext:value-type="float">
            <text:p>250.4855057166</text:p>
          </table:table-cell>
          <table:table-cell/>
          <table:table-cell table:formula="of:=[.C78]" office:value-type="float" office:value="1020000000000" calcext:value-type="float">
            <text:p>1020000000000</text:p>
          </table:table-cell>
          <table:table-cell table:formula="of:=IF(AND([.E78]=&quot;p&quot;;[.B78]=3);[.F78];&quot;&quot;)">
            <text:p/>
          </table:table-cell>
          <table:table-cell table:formula="of:=[.C78]" office:value-type="float" office:value="1020000000000" calcext:value-type="float">
            <text:p>1020000000000</text:p>
          </table:table-cell>
          <table:table-cell table:formula="of:=IF([.E78]=&quot;t&quot;;[.F78];&quot;&quot;)">
            <text:p/>
          </table:table-cell>
          <table:table-cell table:formula="of:=[.C78]" office:value-type="float" office:value="1020000000000" calcext:value-type="float">
            <text:p>10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020000000000" calcext:value-type="float">
            <text:p>10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6.861572265625" calcext:value-type="float">
            <text:p>126.8615722656</text:p>
          </table:table-cell>
          <table:table-cell/>
          <table:table-cell table:formula="of:=[.C79]" office:value-type="float" office:value="1020000000000" calcext:value-type="float">
            <text:p>1020000000000</text:p>
          </table:table-cell>
          <table:table-cell table:formula="of:=IF(AND([.E79]=&quot;p&quot;;[.B79]=3);[.F79];&quot;&quot;)">
            <text:p/>
          </table:table-cell>
          <table:table-cell table:formula="of:=[.C79]" office:value-type="float" office:value="1020000000000" calcext:value-type="float">
            <text:p>1020000000000</text:p>
          </table:table-cell>
          <table:table-cell table:formula="of:=IF([.E79]=&quot;t&quot;;[.F79];&quot;&quot;)">
            <text:p/>
          </table:table-cell>
          <table:table-cell table:formula="of:=[.C79]" office:value-type="float" office:value="1020000000000" calcext:value-type="float">
            <text:p>10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020000000000" calcext:value-type="float">
            <text:p>10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3.59640728462" calcext:value-type="float">
            <text:p>103.5964072846</text:p>
          </table:table-cell>
          <table:table-cell/>
          <table:table-cell table:formula="of:=[.C80]" office:value-type="float" office:value="1020000000000" calcext:value-type="float">
            <text:p>1020000000000</text:p>
          </table:table-cell>
          <table:table-cell table:formula="of:=IF(AND([.E80]=&quot;p&quot;;[.B80]=3);[.F80];&quot;&quot;)">
            <text:p/>
          </table:table-cell>
          <table:table-cell table:formula="of:=[.C80]" office:value-type="float" office:value="1020000000000" calcext:value-type="float">
            <text:p>1020000000000</text:p>
          </table:table-cell>
          <table:table-cell table:formula="of:=IF([.E80]=&quot;t&quot;;[.F80];&quot;&quot;)" office:value-type="float" office:value="103.59640728462" calcext:value-type="float">
            <text:p>103.5964072846</text:p>
          </table:table-cell>
          <table:table-cell table:formula="of:=[.C80]" office:value-type="float" office:value="1020000000000" calcext:value-type="float">
            <text:p>10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020000000000" calcext:value-type="float">
            <text:p>10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7.542020449756" calcext:value-type="float">
            <text:p>277.5420204498</text:p>
          </table:table-cell>
          <table:table-cell/>
          <table:table-cell table:formula="of:=[.C81]" office:value-type="float" office:value="1020000000000" calcext:value-type="float">
            <text:p>1020000000000</text:p>
          </table:table-cell>
          <table:table-cell table:formula="of:=IF(AND([.E81]=&quot;p&quot;;[.B81]=3);[.F81];&quot;&quot;)">
            <text:p/>
          </table:table-cell>
          <table:table-cell table:formula="of:=[.C81]" office:value-type="float" office:value="1020000000000" calcext:value-type="float">
            <text:p>1020000000000</text:p>
          </table:table-cell>
          <table:table-cell table:formula="of:=IF([.E81]=&quot;t&quot;;[.F81];&quot;&quot;)">
            <text:p/>
          </table:table-cell>
          <table:table-cell table:formula="of:=[.C81]" office:value-type="float" office:value="1020000000000" calcext:value-type="float">
            <text:p>10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20000000000" calcext:value-type="float">
            <text:p>10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4.606323242188" calcext:value-type="float">
            <text:p>124.6063232422</text:p>
          </table:table-cell>
          <table:table-cell/>
          <table:table-cell table:formula="of:=[.C82]" office:value-type="float" office:value="1020000000000" calcext:value-type="float">
            <text:p>1020000000000</text:p>
          </table:table-cell>
          <table:table-cell table:formula="of:=IF(AND([.E82]=&quot;p&quot;;[.B82]=3);[.F82];&quot;&quot;)">
            <text:p/>
          </table:table-cell>
          <table:table-cell table:formula="of:=[.C82]" office:value-type="float" office:value="1020000000000" calcext:value-type="float">
            <text:p>1020000000000</text:p>
          </table:table-cell>
          <table:table-cell table:formula="of:=IF([.E82]=&quot;t&quot;;[.F82];&quot;&quot;)">
            <text:p/>
          </table:table-cell>
          <table:table-cell table:formula="of:=[.C82]" office:value-type="float" office:value="1020000000000" calcext:value-type="float">
            <text:p>10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20000000000" calcext:value-type="float">
            <text:p>10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2.999899212029" calcext:value-type="float">
            <text:p>102.999899212</text:p>
          </table:table-cell>
          <table:table-cell/>
          <table:table-cell table:formula="of:=[.C83]" office:value-type="float" office:value="1020000000000" calcext:value-type="float">
            <text:p>1020000000000</text:p>
          </table:table-cell>
          <table:table-cell table:formula="of:=IF(AND([.E83]=&quot;p&quot;;[.B83]=3);[.F83];&quot;&quot;)">
            <text:p/>
          </table:table-cell>
          <table:table-cell table:formula="of:=[.C83]" office:value-type="float" office:value="1020000000000" calcext:value-type="float">
            <text:p>1020000000000</text:p>
          </table:table-cell>
          <table:table-cell table:formula="of:=IF([.E83]=&quot;t&quot;;[.F83];&quot;&quot;)" office:value-type="float" office:value="102.999899212029" calcext:value-type="float">
            <text:p>102.999899212</text:p>
          </table:table-cell>
          <table:table-cell table:formula="of:=[.C83]" office:value-type="float" office:value="1020000000000" calcext:value-type="float">
            <text:p>10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20000000000" calcext:value-type="float">
            <text:p>10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4.393777545784" calcext:value-type="float">
            <text:p>274.3937775458</text:p>
          </table:table-cell>
          <table:table-cell/>
          <table:table-cell table:formula="of:=[.C84]" office:value-type="float" office:value="1020000000000" calcext:value-type="float">
            <text:p>1020000000000</text:p>
          </table:table-cell>
          <table:table-cell table:formula="of:=IF(AND([.E84]=&quot;p&quot;;[.B84]=3);[.F84];&quot;&quot;)">
            <text:p/>
          </table:table-cell>
          <table:table-cell table:formula="of:=[.C84]" office:value-type="float" office:value="1020000000000" calcext:value-type="float">
            <text:p>1020000000000</text:p>
          </table:table-cell>
          <table:table-cell table:formula="of:=IF([.E84]=&quot;t&quot;;[.F84];&quot;&quot;)">
            <text:p/>
          </table:table-cell>
          <table:table-cell table:formula="of:=[.C84]" office:value-type="float" office:value="1020000000000" calcext:value-type="float">
            <text:p>10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080000000000" calcext:value-type="float">
            <text:p>10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77.017211914063" calcext:value-type="float">
            <text:p>177.0172119141</text:p>
          </table:table-cell>
          <table:table-cell/>
          <table:table-cell table:formula="of:=[.C85]" office:value-type="float" office:value="1080000000000" calcext:value-type="float">
            <text:p>1080000000000</text:p>
          </table:table-cell>
          <table:table-cell table:formula="of:=IF(AND([.E85]=&quot;p&quot;;[.B85]=3);[.F85];&quot;&quot;)" office:value-type="float" office:value="177.017211914063" calcext:value-type="float">
            <text:p>177.0172119141</text:p>
          </table:table-cell>
          <table:table-cell table:formula="of:=[.C85]" office:value-type="float" office:value="1080000000000" calcext:value-type="float">
            <text:p>1080000000000</text:p>
          </table:table-cell>
          <table:table-cell table:formula="of:=IF([.E85]=&quot;t&quot;;[.F85];&quot;&quot;)">
            <text:p/>
          </table:table-cell>
          <table:table-cell table:formula="of:=[.C85]" office:value-type="float" office:value="1080000000000" calcext:value-type="float">
            <text:p>10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080000000000" calcext:value-type="float">
            <text:p>10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5.236713461187" calcext:value-type="float">
            <text:p>95.2367134612</text:p>
          </table:table-cell>
          <table:table-cell/>
          <table:table-cell table:formula="of:=[.C86]" office:value-type="float" office:value="1080000000000" calcext:value-type="float">
            <text:p>1080000000000</text:p>
          </table:table-cell>
          <table:table-cell table:formula="of:=IF(AND([.E86]=&quot;p&quot;;[.B86]=3);[.F86];&quot;&quot;)">
            <text:p/>
          </table:table-cell>
          <table:table-cell table:formula="of:=[.C86]" office:value-type="float" office:value="1080000000000" calcext:value-type="float">
            <text:p>1080000000000</text:p>
          </table:table-cell>
          <table:table-cell table:formula="of:=IF([.E86]=&quot;t&quot;;[.F86];&quot;&quot;)" office:value-type="float" office:value="95.236713461187" calcext:value-type="float">
            <text:p>95.2367134612</text:p>
          </table:table-cell>
          <table:table-cell table:formula="of:=[.C86]" office:value-type="float" office:value="1080000000000" calcext:value-type="float">
            <text:p>10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080000000000" calcext:value-type="float">
            <text:p>10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27.74607462475" calcext:value-type="float">
            <text:p>227.7460746248</text:p>
          </table:table-cell>
          <table:table-cell/>
          <table:table-cell table:formula="of:=[.C87]" office:value-type="float" office:value="1080000000000" calcext:value-type="float">
            <text:p>1080000000000</text:p>
          </table:table-cell>
          <table:table-cell table:formula="of:=IF(AND([.E87]=&quot;p&quot;;[.B87]=3);[.F87];&quot;&quot;)">
            <text:p/>
          </table:table-cell>
          <table:table-cell table:formula="of:=[.C87]" office:value-type="float" office:value="1080000000000" calcext:value-type="float">
            <text:p>1080000000000</text:p>
          </table:table-cell>
          <table:table-cell table:formula="of:=IF([.E87]=&quot;t&quot;;[.F87];&quot;&quot;)">
            <text:p/>
          </table:table-cell>
          <table:table-cell table:formula="of:=[.C87]" office:value-type="float" office:value="1080000000000" calcext:value-type="float">
            <text:p>10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080000000000" calcext:value-type="float">
            <text:p>10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6.876831054688" calcext:value-type="float">
            <text:p>126.8768310547</text:p>
          </table:table-cell>
          <table:table-cell/>
          <table:table-cell table:formula="of:=[.C88]" office:value-type="float" office:value="1080000000000" calcext:value-type="float">
            <text:p>1080000000000</text:p>
          </table:table-cell>
          <table:table-cell table:formula="of:=IF(AND([.E88]=&quot;p&quot;;[.B88]=3);[.F88];&quot;&quot;)">
            <text:p/>
          </table:table-cell>
          <table:table-cell table:formula="of:=[.C88]" office:value-type="float" office:value="1080000000000" calcext:value-type="float">
            <text:p>1080000000000</text:p>
          </table:table-cell>
          <table:table-cell table:formula="of:=IF([.E88]=&quot;t&quot;;[.F88];&quot;&quot;)">
            <text:p/>
          </table:table-cell>
          <table:table-cell table:formula="of:=[.C88]" office:value-type="float" office:value="1080000000000" calcext:value-type="float">
            <text:p>10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080000000000" calcext:value-type="float">
            <text:p>10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4.663045609877" calcext:value-type="float">
            <text:p>104.6630456099</text:p>
          </table:table-cell>
          <table:table-cell/>
          <table:table-cell table:formula="of:=[.C89]" office:value-type="float" office:value="1080000000000" calcext:value-type="float">
            <text:p>1080000000000</text:p>
          </table:table-cell>
          <table:table-cell table:formula="of:=IF(AND([.E89]=&quot;p&quot;;[.B89]=3);[.F89];&quot;&quot;)">
            <text:p/>
          </table:table-cell>
          <table:table-cell table:formula="of:=[.C89]" office:value-type="float" office:value="1080000000000" calcext:value-type="float">
            <text:p>1080000000000</text:p>
          </table:table-cell>
          <table:table-cell table:formula="of:=IF([.E89]=&quot;t&quot;;[.F89];&quot;&quot;)" office:value-type="float" office:value="104.663045609877" calcext:value-type="float">
            <text:p>104.6630456099</text:p>
          </table:table-cell>
          <table:table-cell table:formula="of:=[.C89]" office:value-type="float" office:value="1080000000000" calcext:value-type="float">
            <text:p>10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080000000000" calcext:value-type="float">
            <text:p>10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7.460123335435" calcext:value-type="float">
            <text:p>277.4601233354</text:p>
          </table:table-cell>
          <table:table-cell/>
          <table:table-cell table:formula="of:=[.C90]" office:value-type="float" office:value="1080000000000" calcext:value-type="float">
            <text:p>1080000000000</text:p>
          </table:table-cell>
          <table:table-cell table:formula="of:=IF(AND([.E90]=&quot;p&quot;;[.B90]=3);[.F90];&quot;&quot;)">
            <text:p/>
          </table:table-cell>
          <table:table-cell table:formula="of:=[.C90]" office:value-type="float" office:value="1080000000000" calcext:value-type="float">
            <text:p>1080000000000</text:p>
          </table:table-cell>
          <table:table-cell table:formula="of:=IF([.E90]=&quot;t&quot;;[.F90];&quot;&quot;)">
            <text:p/>
          </table:table-cell>
          <table:table-cell table:formula="of:=[.C90]" office:value-type="float" office:value="1080000000000" calcext:value-type="float">
            <text:p>10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80000000000" calcext:value-type="float">
            <text:p>10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4.526977539063" calcext:value-type="float">
            <text:p>124.5269775391</text:p>
          </table:table-cell>
          <table:table-cell/>
          <table:table-cell table:formula="of:=[.C91]" office:value-type="float" office:value="1080000000000" calcext:value-type="float">
            <text:p>1080000000000</text:p>
          </table:table-cell>
          <table:table-cell table:formula="of:=IF(AND([.E91]=&quot;p&quot;;[.B91]=3);[.F91];&quot;&quot;)">
            <text:p/>
          </table:table-cell>
          <table:table-cell table:formula="of:=[.C91]" office:value-type="float" office:value="1080000000000" calcext:value-type="float">
            <text:p>1080000000000</text:p>
          </table:table-cell>
          <table:table-cell table:formula="of:=IF([.E91]=&quot;t&quot;;[.F91];&quot;&quot;)">
            <text:p/>
          </table:table-cell>
          <table:table-cell table:formula="of:=[.C91]" office:value-type="float" office:value="1080000000000" calcext:value-type="float">
            <text:p>10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80000000000" calcext:value-type="float">
            <text:p>10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5.828620620599" calcext:value-type="float">
            <text:p>105.8286206206</text:p>
          </table:table-cell>
          <table:table-cell/>
          <table:table-cell table:formula="of:=[.C92]" office:value-type="float" office:value="1080000000000" calcext:value-type="float">
            <text:p>1080000000000</text:p>
          </table:table-cell>
          <table:table-cell table:formula="of:=IF(AND([.E92]=&quot;p&quot;;[.B92]=3);[.F92];&quot;&quot;)">
            <text:p/>
          </table:table-cell>
          <table:table-cell table:formula="of:=[.C92]" office:value-type="float" office:value="1080000000000" calcext:value-type="float">
            <text:p>1080000000000</text:p>
          </table:table-cell>
          <table:table-cell table:formula="of:=IF([.E92]=&quot;t&quot;;[.F92];&quot;&quot;)" office:value-type="float" office:value="105.828620620599" calcext:value-type="float">
            <text:p>105.8286206206</text:p>
          </table:table-cell>
          <table:table-cell table:formula="of:=[.C92]" office:value-type="float" office:value="1080000000000" calcext:value-type="float">
            <text:p>10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080000000000" calcext:value-type="float">
            <text:p>10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2.644401840338" calcext:value-type="float">
            <text:p>272.6444018403</text:p>
          </table:table-cell>
          <table:table-cell/>
          <table:table-cell table:formula="of:=[.C93]" office:value-type="float" office:value="1080000000000" calcext:value-type="float">
            <text:p>1080000000000</text:p>
          </table:table-cell>
          <table:table-cell table:formula="of:=IF(AND([.E93]=&quot;p&quot;;[.B93]=3);[.F93];&quot;&quot;)">
            <text:p/>
          </table:table-cell>
          <table:table-cell table:formula="of:=[.C93]" office:value-type="float" office:value="1080000000000" calcext:value-type="float">
            <text:p>1080000000000</text:p>
          </table:table-cell>
          <table:table-cell table:formula="of:=IF([.E93]=&quot;t&quot;;[.F93];&quot;&quot;)">
            <text:p/>
          </table:table-cell>
          <table:table-cell table:formula="of:=[.C93]" office:value-type="float" office:value="1080000000000" calcext:value-type="float">
            <text:p>10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140000000000" calcext:value-type="float">
            <text:p>11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91.818237304688" calcext:value-type="float">
            <text:p>191.8182373047</text:p>
          </table:table-cell>
          <table:table-cell/>
          <table:table-cell table:formula="of:=[.C94]" office:value-type="float" office:value="1140000000000" calcext:value-type="float">
            <text:p>1140000000000</text:p>
          </table:table-cell>
          <table:table-cell table:formula="of:=IF(AND([.E94]=&quot;p&quot;;[.B94]=3);[.F94];&quot;&quot;)" office:value-type="float" office:value="191.818237304688" calcext:value-type="float">
            <text:p>191.8182373047</text:p>
          </table:table-cell>
          <table:table-cell table:formula="of:=[.C94]" office:value-type="float" office:value="1140000000000" calcext:value-type="float">
            <text:p>1140000000000</text:p>
          </table:table-cell>
          <table:table-cell table:formula="of:=IF([.E94]=&quot;t&quot;;[.F94];&quot;&quot;)">
            <text:p/>
          </table:table-cell>
          <table:table-cell table:formula="of:=[.C94]" office:value-type="float" office:value="1140000000000" calcext:value-type="float">
            <text:p>11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140000000000" calcext:value-type="float">
            <text:p>11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5.6925455426846" calcext:value-type="float">
            <text:p>95.6925455427</text:p>
          </table:table-cell>
          <table:table-cell/>
          <table:table-cell table:formula="of:=[.C95]" office:value-type="float" office:value="1140000000000" calcext:value-type="float">
            <text:p>1140000000000</text:p>
          </table:table-cell>
          <table:table-cell table:formula="of:=IF(AND([.E95]=&quot;p&quot;;[.B95]=3);[.F95];&quot;&quot;)">
            <text:p/>
          </table:table-cell>
          <table:table-cell table:formula="of:=[.C95]" office:value-type="float" office:value="1140000000000" calcext:value-type="float">
            <text:p>1140000000000</text:p>
          </table:table-cell>
          <table:table-cell table:formula="of:=IF([.E95]=&quot;t&quot;;[.F95];&quot;&quot;)" office:value-type="float" office:value="95.6925455426846" calcext:value-type="float">
            <text:p>95.6925455427</text:p>
          </table:table-cell>
          <table:table-cell table:formula="of:=[.C95]" office:value-type="float" office:value="1140000000000" calcext:value-type="float">
            <text:p>11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140000000000" calcext:value-type="float">
            <text:p>11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12.489217152628" calcext:value-type="float">
            <text:p>212.4892171526</text:p>
          </table:table-cell>
          <table:table-cell/>
          <table:table-cell table:formula="of:=[.C96]" office:value-type="float" office:value="1140000000000" calcext:value-type="float">
            <text:p>1140000000000</text:p>
          </table:table-cell>
          <table:table-cell table:formula="of:=IF(AND([.E96]=&quot;p&quot;;[.B96]=3);[.F96];&quot;&quot;)">
            <text:p/>
          </table:table-cell>
          <table:table-cell table:formula="of:=[.C96]" office:value-type="float" office:value="1140000000000" calcext:value-type="float">
            <text:p>1140000000000</text:p>
          </table:table-cell>
          <table:table-cell table:formula="of:=IF([.E96]=&quot;t&quot;;[.F96];&quot;&quot;)">
            <text:p/>
          </table:table-cell>
          <table:table-cell table:formula="of:=[.C96]" office:value-type="float" office:value="1140000000000" calcext:value-type="float">
            <text:p>11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140000000000" calcext:value-type="float">
            <text:p>11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743896484375" calcext:value-type="float">
            <text:p>118.7438964844</text:p>
          </table:table-cell>
          <table:table-cell/>
          <table:table-cell table:formula="of:=[.C97]" office:value-type="float" office:value="1140000000000" calcext:value-type="float">
            <text:p>1140000000000</text:p>
          </table:table-cell>
          <table:table-cell table:formula="of:=IF(AND([.E97]=&quot;p&quot;;[.B97]=3);[.F97];&quot;&quot;)">
            <text:p/>
          </table:table-cell>
          <table:table-cell table:formula="of:=[.C97]" office:value-type="float" office:value="1140000000000" calcext:value-type="float">
            <text:p>1140000000000</text:p>
          </table:table-cell>
          <table:table-cell table:formula="of:=IF([.E97]=&quot;t&quot;;[.F97];&quot;&quot;)">
            <text:p/>
          </table:table-cell>
          <table:table-cell table:formula="of:=[.C97]" office:value-type="float" office:value="1140000000000" calcext:value-type="float">
            <text:p>11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140000000000" calcext:value-type="float">
            <text:p>11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4.835163673959" calcext:value-type="float">
            <text:p>104.835163674</text:p>
          </table:table-cell>
          <table:table-cell/>
          <table:table-cell table:formula="of:=[.C98]" office:value-type="float" office:value="1140000000000" calcext:value-type="float">
            <text:p>1140000000000</text:p>
          </table:table-cell>
          <table:table-cell table:formula="of:=IF(AND([.E98]=&quot;p&quot;;[.B98]=3);[.F98];&quot;&quot;)">
            <text:p/>
          </table:table-cell>
          <table:table-cell table:formula="of:=[.C98]" office:value-type="float" office:value="1140000000000" calcext:value-type="float">
            <text:p>1140000000000</text:p>
          </table:table-cell>
          <table:table-cell table:formula="of:=IF([.E98]=&quot;t&quot;;[.F98];&quot;&quot;)" office:value-type="float" office:value="104.835163673959" calcext:value-type="float">
            <text:p>104.835163674</text:p>
          </table:table-cell>
          <table:table-cell table:formula="of:=[.C98]" office:value-type="float" office:value="1140000000000" calcext:value-type="float">
            <text:p>11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140000000000" calcext:value-type="float">
            <text:p>11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6.420939841666" calcext:value-type="float">
            <text:p>286.4209398417</text:p>
          </table:table-cell>
          <table:table-cell/>
          <table:table-cell table:formula="of:=[.C99]" office:value-type="float" office:value="1140000000000" calcext:value-type="float">
            <text:p>1140000000000</text:p>
          </table:table-cell>
          <table:table-cell table:formula="of:=IF(AND([.E99]=&quot;p&quot;;[.B99]=3);[.F99];&quot;&quot;)">
            <text:p/>
          </table:table-cell>
          <table:table-cell table:formula="of:=[.C99]" office:value-type="float" office:value="1140000000000" calcext:value-type="float">
            <text:p>1140000000000</text:p>
          </table:table-cell>
          <table:table-cell table:formula="of:=IF([.E99]=&quot;t&quot;;[.F99];&quot;&quot;)">
            <text:p/>
          </table:table-cell>
          <table:table-cell table:formula="of:=[.C99]" office:value-type="float" office:value="1140000000000" calcext:value-type="float">
            <text:p>11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140000000000" calcext:value-type="float">
            <text:p>11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4.615478515625" calcext:value-type="float">
            <text:p>124.6154785156</text:p>
          </table:table-cell>
          <table:table-cell/>
          <table:table-cell table:formula="of:=[.C100]" office:value-type="float" office:value="1140000000000" calcext:value-type="float">
            <text:p>1140000000000</text:p>
          </table:table-cell>
          <table:table-cell table:formula="of:=IF(AND([.E100]=&quot;p&quot;;[.B100]=3);[.F100];&quot;&quot;)">
            <text:p/>
          </table:table-cell>
          <table:table-cell table:formula="of:=[.C100]" office:value-type="float" office:value="1140000000000" calcext:value-type="float">
            <text:p>1140000000000</text:p>
          </table:table-cell>
          <table:table-cell table:formula="of:=IF([.E100]=&quot;t&quot;;[.F100];&quot;&quot;)">
            <text:p/>
          </table:table-cell>
          <table:table-cell table:formula="of:=[.C100]" office:value-type="float" office:value="1140000000000" calcext:value-type="float">
            <text:p>11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140000000000" calcext:value-type="float">
            <text:p>11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7.927792713217" calcext:value-type="float">
            <text:p>107.9277927132</text:p>
          </table:table-cell>
          <table:table-cell/>
          <table:table-cell table:formula="of:=[.C101]" office:value-type="float" office:value="1140000000000" calcext:value-type="float">
            <text:p>1140000000000</text:p>
          </table:table-cell>
          <table:table-cell table:formula="of:=IF(AND([.E101]=&quot;p&quot;;[.B101]=3);[.F101];&quot;&quot;)">
            <text:p/>
          </table:table-cell>
          <table:table-cell table:formula="of:=[.C101]" office:value-type="float" office:value="1140000000000" calcext:value-type="float">
            <text:p>1140000000000</text:p>
          </table:table-cell>
          <table:table-cell table:formula="of:=IF([.E101]=&quot;t&quot;;[.F101];&quot;&quot;)" office:value-type="float" office:value="107.927792713217" calcext:value-type="float">
            <text:p>107.9277927132</text:p>
          </table:table-cell>
          <table:table-cell table:formula="of:=[.C101]" office:value-type="float" office:value="1140000000000" calcext:value-type="float">
            <text:p>11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140000000000" calcext:value-type="float">
            <text:p>11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1.456728771158" calcext:value-type="float">
            <text:p>271.4567287712</text:p>
          </table:table-cell>
          <table:table-cell/>
          <table:table-cell table:formula="of:=[.C102]" office:value-type="float" office:value="1140000000000" calcext:value-type="float">
            <text:p>1140000000000</text:p>
          </table:table-cell>
          <table:table-cell table:formula="of:=IF(AND([.E102]=&quot;p&quot;;[.B102]=3);[.F102];&quot;&quot;)">
            <text:p/>
          </table:table-cell>
          <table:table-cell table:formula="of:=[.C102]" office:value-type="float" office:value="1140000000000" calcext:value-type="float">
            <text:p>1140000000000</text:p>
          </table:table-cell>
          <table:table-cell table:formula="of:=IF([.E102]=&quot;t&quot;;[.F102];&quot;&quot;)">
            <text:p/>
          </table:table-cell>
          <table:table-cell table:formula="of:=[.C102]" office:value-type="float" office:value="1140000000000" calcext:value-type="float">
            <text:p>11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200000000000" calcext:value-type="float">
            <text:p>12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92.07763671875" calcext:value-type="float">
            <text:p>192.0776367188</text:p>
          </table:table-cell>
          <table:table-cell/>
          <table:table-cell table:formula="of:=[.C103]" office:value-type="float" office:value="1200000000000" calcext:value-type="float">
            <text:p>1200000000000</text:p>
          </table:table-cell>
          <table:table-cell table:formula="of:=IF(AND([.E103]=&quot;p&quot;;[.B103]=3);[.F103];&quot;&quot;)" office:value-type="float" office:value="192.07763671875" calcext:value-type="float">
            <text:p>192.0776367188</text:p>
          </table:table-cell>
          <table:table-cell table:formula="of:=[.C103]" office:value-type="float" office:value="1200000000000" calcext:value-type="float">
            <text:p>1200000000000</text:p>
          </table:table-cell>
          <table:table-cell table:formula="of:=IF([.E103]=&quot;t&quot;;[.F103];&quot;&quot;)">
            <text:p/>
          </table:table-cell>
          <table:table-cell table:formula="of:=[.C103]" office:value-type="float" office:value="1200000000000" calcext:value-type="float">
            <text:p>12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200000000000" calcext:value-type="float">
            <text:p>12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6.3255716660432" calcext:value-type="float">
            <text:p>96.325571666</text:p>
          </table:table-cell>
          <table:table-cell/>
          <table:table-cell table:formula="of:=[.C104]" office:value-type="float" office:value="1200000000000" calcext:value-type="float">
            <text:p>1200000000000</text:p>
          </table:table-cell>
          <table:table-cell table:formula="of:=IF(AND([.E104]=&quot;p&quot;;[.B104]=3);[.F104];&quot;&quot;)">
            <text:p/>
          </table:table-cell>
          <table:table-cell table:formula="of:=[.C104]" office:value-type="float" office:value="1200000000000" calcext:value-type="float">
            <text:p>1200000000000</text:p>
          </table:table-cell>
          <table:table-cell table:formula="of:=IF([.E104]=&quot;t&quot;;[.F104];&quot;&quot;)" office:value-type="float" office:value="96.3255716660432" calcext:value-type="float">
            <text:p>96.325571666</text:p>
          </table:table-cell>
          <table:table-cell table:formula="of:=[.C104]" office:value-type="float" office:value="1200000000000" calcext:value-type="float">
            <text:p>12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200000000000" calcext:value-type="float">
            <text:p>12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11.596791615207" calcext:value-type="float">
            <text:p>211.5967916152</text:p>
          </table:table-cell>
          <table:table-cell/>
          <table:table-cell table:formula="of:=[.C105]" office:value-type="float" office:value="1200000000000" calcext:value-type="float">
            <text:p>1200000000000</text:p>
          </table:table-cell>
          <table:table-cell table:formula="of:=IF(AND([.E105]=&quot;p&quot;;[.B105]=3);[.F105];&quot;&quot;)">
            <text:p/>
          </table:table-cell>
          <table:table-cell table:formula="of:=[.C105]" office:value-type="float" office:value="1200000000000" calcext:value-type="float">
            <text:p>1200000000000</text:p>
          </table:table-cell>
          <table:table-cell table:formula="of:=IF([.E105]=&quot;t&quot;;[.F105];&quot;&quot;)">
            <text:p/>
          </table:table-cell>
          <table:table-cell table:formula="of:=[.C105]" office:value-type="float" office:value="1200000000000" calcext:value-type="float">
            <text:p>12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200000000000" calcext:value-type="float">
            <text:p>12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075561523438" calcext:value-type="float">
            <text:p>118.0755615234</text:p>
          </table:table-cell>
          <table:table-cell/>
          <table:table-cell table:formula="of:=[.C106]" office:value-type="float" office:value="1200000000000" calcext:value-type="float">
            <text:p>1200000000000</text:p>
          </table:table-cell>
          <table:table-cell table:formula="of:=IF(AND([.E106]=&quot;p&quot;;[.B106]=3);[.F106];&quot;&quot;)">
            <text:p/>
          </table:table-cell>
          <table:table-cell table:formula="of:=[.C106]" office:value-type="float" office:value="1200000000000" calcext:value-type="float">
            <text:p>1200000000000</text:p>
          </table:table-cell>
          <table:table-cell table:formula="of:=IF([.E106]=&quot;t&quot;;[.F106];&quot;&quot;)">
            <text:p/>
          </table:table-cell>
          <table:table-cell table:formula="of:=[.C106]" office:value-type="float" office:value="1200000000000" calcext:value-type="float">
            <text:p>12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200000000000" calcext:value-type="float">
            <text:p>12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5.630073913051" calcext:value-type="float">
            <text:p>105.6300739131</text:p>
          </table:table-cell>
          <table:table-cell/>
          <table:table-cell table:formula="of:=[.C107]" office:value-type="float" office:value="1200000000000" calcext:value-type="float">
            <text:p>1200000000000</text:p>
          </table:table-cell>
          <table:table-cell table:formula="of:=IF(AND([.E107]=&quot;p&quot;;[.B107]=3);[.F107];&quot;&quot;)">
            <text:p/>
          </table:table-cell>
          <table:table-cell table:formula="of:=[.C107]" office:value-type="float" office:value="1200000000000" calcext:value-type="float">
            <text:p>1200000000000</text:p>
          </table:table-cell>
          <table:table-cell table:formula="of:=IF([.E107]=&quot;t&quot;;[.F107];&quot;&quot;)" office:value-type="float" office:value="105.630073913051" calcext:value-type="float">
            <text:p>105.6300739131</text:p>
          </table:table-cell>
          <table:table-cell table:formula="of:=[.C107]" office:value-type="float" office:value="1200000000000" calcext:value-type="float">
            <text:p>12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200000000000" calcext:value-type="float">
            <text:p>12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7.294364563511" calcext:value-type="float">
            <text:p>287.2943645635</text:p>
          </table:table-cell>
          <table:table-cell/>
          <table:table-cell table:formula="of:=[.C108]" office:value-type="float" office:value="1200000000000" calcext:value-type="float">
            <text:p>1200000000000</text:p>
          </table:table-cell>
          <table:table-cell table:formula="of:=IF(AND([.E108]=&quot;p&quot;;[.B108]=3);[.F108];&quot;&quot;)">
            <text:p/>
          </table:table-cell>
          <table:table-cell table:formula="of:=[.C108]" office:value-type="float" office:value="1200000000000" calcext:value-type="float">
            <text:p>1200000000000</text:p>
          </table:table-cell>
          <table:table-cell table:formula="of:=IF([.E108]=&quot;t&quot;;[.F108];&quot;&quot;)">
            <text:p/>
          </table:table-cell>
          <table:table-cell table:formula="of:=[.C108]" office:value-type="float" office:value="1200000000000" calcext:value-type="float">
            <text:p>12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200000000000" calcext:value-type="float">
            <text:p>12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4.612426757813" calcext:value-type="float">
            <text:p>124.6124267578</text:p>
          </table:table-cell>
          <table:table-cell/>
          <table:table-cell table:formula="of:=[.C109]" office:value-type="float" office:value="1200000000000" calcext:value-type="float">
            <text:p>1200000000000</text:p>
          </table:table-cell>
          <table:table-cell table:formula="of:=IF(AND([.E109]=&quot;p&quot;;[.B109]=3);[.F109];&quot;&quot;)">
            <text:p/>
          </table:table-cell>
          <table:table-cell table:formula="of:=[.C109]" office:value-type="float" office:value="1200000000000" calcext:value-type="float">
            <text:p>1200000000000</text:p>
          </table:table-cell>
          <table:table-cell table:formula="of:=IF([.E109]=&quot;t&quot;;[.F109];&quot;&quot;)">
            <text:p/>
          </table:table-cell>
          <table:table-cell table:formula="of:=[.C109]" office:value-type="float" office:value="1200000000000" calcext:value-type="float">
            <text:p>12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200000000000" calcext:value-type="float">
            <text:p>12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7.604078296593" calcext:value-type="float">
            <text:p>107.6040782966</text:p>
          </table:table-cell>
          <table:table-cell/>
          <table:table-cell table:formula="of:=[.C110]" office:value-type="float" office:value="1200000000000" calcext:value-type="float">
            <text:p>1200000000000</text:p>
          </table:table-cell>
          <table:table-cell table:formula="of:=IF(AND([.E110]=&quot;p&quot;;[.B110]=3);[.F110];&quot;&quot;)">
            <text:p/>
          </table:table-cell>
          <table:table-cell table:formula="of:=[.C110]" office:value-type="float" office:value="1200000000000" calcext:value-type="float">
            <text:p>1200000000000</text:p>
          </table:table-cell>
          <table:table-cell table:formula="of:=IF([.E110]=&quot;t&quot;;[.F110];&quot;&quot;)" office:value-type="float" office:value="107.604078296593" calcext:value-type="float">
            <text:p>107.6040782966</text:p>
          </table:table-cell>
          <table:table-cell table:formula="of:=[.C110]" office:value-type="float" office:value="1200000000000" calcext:value-type="float">
            <text:p>12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200000000000" calcext:value-type="float">
            <text:p>12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2.783494945595" calcext:value-type="float">
            <text:p>272.7834949456</text:p>
          </table:table-cell>
          <table:table-cell/>
          <table:table-cell table:formula="of:=[.C111]" office:value-type="float" office:value="1200000000000" calcext:value-type="float">
            <text:p>1200000000000</text:p>
          </table:table-cell>
          <table:table-cell table:formula="of:=IF(AND([.E111]=&quot;p&quot;;[.B111]=3);[.F111];&quot;&quot;)">
            <text:p/>
          </table:table-cell>
          <table:table-cell table:formula="of:=[.C111]" office:value-type="float" office:value="1200000000000" calcext:value-type="float">
            <text:p>1200000000000</text:p>
          </table:table-cell>
          <table:table-cell table:formula="of:=IF([.E111]=&quot;t&quot;;[.F111];&quot;&quot;)">
            <text:p/>
          </table:table-cell>
          <table:table-cell table:formula="of:=[.C111]" office:value-type="float" office:value="1200000000000" calcext:value-type="float">
            <text:p>12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260000000000" calcext:value-type="float">
            <text:p>12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50.894165039063" calcext:value-type="float">
            <text:p>150.8941650391</text:p>
          </table:table-cell>
          <table:table-cell/>
          <table:table-cell table:formula="of:=[.C112]" office:value-type="float" office:value="1260000000000" calcext:value-type="float">
            <text:p>1260000000000</text:p>
          </table:table-cell>
          <table:table-cell table:formula="of:=IF(AND([.E112]=&quot;p&quot;;[.B112]=3);[.F112];&quot;&quot;)" office:value-type="float" office:value="150.894165039063" calcext:value-type="float">
            <text:p>150.8941650391</text:p>
          </table:table-cell>
          <table:table-cell table:formula="of:=[.C112]" office:value-type="float" office:value="1260000000000" calcext:value-type="float">
            <text:p>1260000000000</text:p>
          </table:table-cell>
          <table:table-cell table:formula="of:=IF([.E112]=&quot;t&quot;;[.F112];&quot;&quot;)">
            <text:p/>
          </table:table-cell>
          <table:table-cell table:formula="of:=[.C112]" office:value-type="float" office:value="1260000000000" calcext:value-type="float">
            <text:p>12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260000000000" calcext:value-type="float">
            <text:p>12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7.1220537748853" calcext:value-type="float">
            <text:p>97.1220537749</text:p>
          </table:table-cell>
          <table:table-cell/>
          <table:table-cell table:formula="of:=[.C113]" office:value-type="float" office:value="1260000000000" calcext:value-type="float">
            <text:p>1260000000000</text:p>
          </table:table-cell>
          <table:table-cell table:formula="of:=IF(AND([.E113]=&quot;p&quot;;[.B113]=3);[.F113];&quot;&quot;)">
            <text:p/>
          </table:table-cell>
          <table:table-cell table:formula="of:=[.C113]" office:value-type="float" office:value="1260000000000" calcext:value-type="float">
            <text:p>1260000000000</text:p>
          </table:table-cell>
          <table:table-cell table:formula="of:=IF([.E113]=&quot;t&quot;;[.F113];&quot;&quot;)" office:value-type="float" office:value="97.1220537748853" calcext:value-type="float">
            <text:p>97.1220537749</text:p>
          </table:table-cell>
          <table:table-cell table:formula="of:=[.C113]" office:value-type="float" office:value="1260000000000" calcext:value-type="float">
            <text:p>12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260000000000" calcext:value-type="float">
            <text:p>12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51.983781186052" calcext:value-type="float">
            <text:p>251.9837811861</text:p>
          </table:table-cell>
          <table:table-cell/>
          <table:table-cell table:formula="of:=[.C114]" office:value-type="float" office:value="1260000000000" calcext:value-type="float">
            <text:p>1260000000000</text:p>
          </table:table-cell>
          <table:table-cell table:formula="of:=IF(AND([.E114]=&quot;p&quot;;[.B114]=3);[.F114];&quot;&quot;)">
            <text:p/>
          </table:table-cell>
          <table:table-cell table:formula="of:=[.C114]" office:value-type="float" office:value="1260000000000" calcext:value-type="float">
            <text:p>1260000000000</text:p>
          </table:table-cell>
          <table:table-cell table:formula="of:=IF([.E114]=&quot;t&quot;;[.F114];&quot;&quot;)">
            <text:p/>
          </table:table-cell>
          <table:table-cell table:formula="of:=[.C114]" office:value-type="float" office:value="1260000000000" calcext:value-type="float">
            <text:p>12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260000000000" calcext:value-type="float">
            <text:p>12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051147460938" calcext:value-type="float">
            <text:p>118.0511474609</text:p>
          </table:table-cell>
          <table:table-cell/>
          <table:table-cell table:formula="of:=[.C115]" office:value-type="float" office:value="1260000000000" calcext:value-type="float">
            <text:p>1260000000000</text:p>
          </table:table-cell>
          <table:table-cell table:formula="of:=IF(AND([.E115]=&quot;p&quot;;[.B115]=3);[.F115];&quot;&quot;)">
            <text:p/>
          </table:table-cell>
          <table:table-cell table:formula="of:=[.C115]" office:value-type="float" office:value="1260000000000" calcext:value-type="float">
            <text:p>1260000000000</text:p>
          </table:table-cell>
          <table:table-cell table:formula="of:=IF([.E115]=&quot;t&quot;;[.F115];&quot;&quot;)">
            <text:p/>
          </table:table-cell>
          <table:table-cell table:formula="of:=[.C115]" office:value-type="float" office:value="1260000000000" calcext:value-type="float">
            <text:p>12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260000000000" calcext:value-type="float">
            <text:p>12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8.40094124775" calcext:value-type="float">
            <text:p>108.4009412478</text:p>
          </table:table-cell>
          <table:table-cell/>
          <table:table-cell table:formula="of:=[.C116]" office:value-type="float" office:value="1260000000000" calcext:value-type="float">
            <text:p>1260000000000</text:p>
          </table:table-cell>
          <table:table-cell table:formula="of:=IF(AND([.E116]=&quot;p&quot;;[.B116]=3);[.F116];&quot;&quot;)">
            <text:p/>
          </table:table-cell>
          <table:table-cell table:formula="of:=[.C116]" office:value-type="float" office:value="1260000000000" calcext:value-type="float">
            <text:p>1260000000000</text:p>
          </table:table-cell>
          <table:table-cell table:formula="of:=IF([.E116]=&quot;t&quot;;[.F116];&quot;&quot;)" office:value-type="float" office:value="108.40094124775" calcext:value-type="float">
            <text:p>108.4009412478</text:p>
          </table:table-cell>
          <table:table-cell table:formula="of:=[.C116]" office:value-type="float" office:value="1260000000000" calcext:value-type="float">
            <text:p>12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260000000000" calcext:value-type="float">
            <text:p>12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5.547911291313" calcext:value-type="float">
            <text:p>285.5479112913</text:p>
          </table:table-cell>
          <table:table-cell/>
          <table:table-cell table:formula="of:=[.C117]" office:value-type="float" office:value="1260000000000" calcext:value-type="float">
            <text:p>1260000000000</text:p>
          </table:table-cell>
          <table:table-cell table:formula="of:=IF(AND([.E117]=&quot;p&quot;;[.B117]=3);[.F117];&quot;&quot;)">
            <text:p/>
          </table:table-cell>
          <table:table-cell table:formula="of:=[.C117]" office:value-type="float" office:value="1260000000000" calcext:value-type="float">
            <text:p>1260000000000</text:p>
          </table:table-cell>
          <table:table-cell table:formula="of:=IF([.E117]=&quot;t&quot;;[.F117];&quot;&quot;)">
            <text:p/>
          </table:table-cell>
          <table:table-cell table:formula="of:=[.C117]" office:value-type="float" office:value="1260000000000" calcext:value-type="float">
            <text:p>12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260000000000" calcext:value-type="float">
            <text:p>12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4.819946289063" calcext:value-type="float">
            <text:p>124.8199462891</text:p>
          </table:table-cell>
          <table:table-cell/>
          <table:table-cell table:formula="of:=[.C118]" office:value-type="float" office:value="1260000000000" calcext:value-type="float">
            <text:p>1260000000000</text:p>
          </table:table-cell>
          <table:table-cell table:formula="of:=IF(AND([.E118]=&quot;p&quot;;[.B118]=3);[.F118];&quot;&quot;)">
            <text:p/>
          </table:table-cell>
          <table:table-cell table:formula="of:=[.C118]" office:value-type="float" office:value="1260000000000" calcext:value-type="float">
            <text:p>1260000000000</text:p>
          </table:table-cell>
          <table:table-cell table:formula="of:=IF([.E118]=&quot;t&quot;;[.F118];&quot;&quot;)">
            <text:p/>
          </table:table-cell>
          <table:table-cell table:formula="of:=[.C118]" office:value-type="float" office:value="1260000000000" calcext:value-type="float">
            <text:p>12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260000000000" calcext:value-type="float">
            <text:p>12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6.447257810545" calcext:value-type="float">
            <text:p>106.4472578105</text:p>
          </table:table-cell>
          <table:table-cell/>
          <table:table-cell table:formula="of:=[.C119]" office:value-type="float" office:value="1260000000000" calcext:value-type="float">
            <text:p>1260000000000</text:p>
          </table:table-cell>
          <table:table-cell table:formula="of:=IF(AND([.E119]=&quot;p&quot;;[.B119]=3);[.F119];&quot;&quot;)">
            <text:p/>
          </table:table-cell>
          <table:table-cell table:formula="of:=[.C119]" office:value-type="float" office:value="1260000000000" calcext:value-type="float">
            <text:p>1260000000000</text:p>
          </table:table-cell>
          <table:table-cell table:formula="of:=IF([.E119]=&quot;t&quot;;[.F119];&quot;&quot;)" office:value-type="float" office:value="106.447257810545" calcext:value-type="float">
            <text:p>106.4472578105</text:p>
          </table:table-cell>
          <table:table-cell table:formula="of:=[.C119]" office:value-type="float" office:value="1260000000000" calcext:value-type="float">
            <text:p>12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260000000000" calcext:value-type="float">
            <text:p>12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4.732795900392" calcext:value-type="float">
            <text:p>274.7327959004</text:p>
          </table:table-cell>
          <table:table-cell/>
          <table:table-cell table:formula="of:=[.C120]" office:value-type="float" office:value="1260000000000" calcext:value-type="float">
            <text:p>1260000000000</text:p>
          </table:table-cell>
          <table:table-cell table:formula="of:=IF(AND([.E120]=&quot;p&quot;;[.B120]=3);[.F120];&quot;&quot;)">
            <text:p/>
          </table:table-cell>
          <table:table-cell table:formula="of:=[.C120]" office:value-type="float" office:value="1260000000000" calcext:value-type="float">
            <text:p>1260000000000</text:p>
          </table:table-cell>
          <table:table-cell table:formula="of:=IF([.E120]=&quot;t&quot;;[.F120];&quot;&quot;)">
            <text:p/>
          </table:table-cell>
          <table:table-cell table:formula="of:=[.C120]" office:value-type="float" office:value="1260000000000" calcext:value-type="float">
            <text:p>12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320000000000" calcext:value-type="float">
            <text:p>13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50.799560546875" calcext:value-type="float">
            <text:p>150.7995605469</text:p>
          </table:table-cell>
          <table:table-cell/>
          <table:table-cell table:formula="of:=[.C121]" office:value-type="float" office:value="1320000000000" calcext:value-type="float">
            <text:p>1320000000000</text:p>
          </table:table-cell>
          <table:table-cell table:formula="of:=IF(AND([.E121]=&quot;p&quot;;[.B121]=3);[.F121];&quot;&quot;)" office:value-type="float" office:value="150.799560546875" calcext:value-type="float">
            <text:p>150.7995605469</text:p>
          </table:table-cell>
          <table:table-cell table:formula="of:=[.C121]" office:value-type="float" office:value="1320000000000" calcext:value-type="float">
            <text:p>1320000000000</text:p>
          </table:table-cell>
          <table:table-cell table:formula="of:=IF([.E121]=&quot;t&quot;;[.F121];&quot;&quot;)">
            <text:p/>
          </table:table-cell>
          <table:table-cell table:formula="of:=[.C121]" office:value-type="float" office:value="1320000000000" calcext:value-type="float">
            <text:p>13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320000000000" calcext:value-type="float">
            <text:p>13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6.9205845502819" calcext:value-type="float">
            <text:p>96.9205845503</text:p>
          </table:table-cell>
          <table:table-cell/>
          <table:table-cell table:formula="of:=[.C122]" office:value-type="float" office:value="1320000000000" calcext:value-type="float">
            <text:p>1320000000000</text:p>
          </table:table-cell>
          <table:table-cell table:formula="of:=IF(AND([.E122]=&quot;p&quot;;[.B122]=3);[.F122];&quot;&quot;)">
            <text:p/>
          </table:table-cell>
          <table:table-cell table:formula="of:=[.C122]" office:value-type="float" office:value="1320000000000" calcext:value-type="float">
            <text:p>1320000000000</text:p>
          </table:table-cell>
          <table:table-cell table:formula="of:=IF([.E122]=&quot;t&quot;;[.F122];&quot;&quot;)" office:value-type="float" office:value="96.9205845502819" calcext:value-type="float">
            <text:p>96.9205845503</text:p>
          </table:table-cell>
          <table:table-cell table:formula="of:=[.C122]" office:value-type="float" office:value="1320000000000" calcext:value-type="float">
            <text:p>13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320000000000" calcext:value-type="float">
            <text:p>13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52.279854902843" calcext:value-type="float">
            <text:p>252.2798549028</text:p>
          </table:table-cell>
          <table:table-cell/>
          <table:table-cell table:formula="of:=[.C123]" office:value-type="float" office:value="1320000000000" calcext:value-type="float">
            <text:p>1320000000000</text:p>
          </table:table-cell>
          <table:table-cell table:formula="of:=IF(AND([.E123]=&quot;p&quot;;[.B123]=3);[.F123];&quot;&quot;)">
            <text:p/>
          </table:table-cell>
          <table:table-cell table:formula="of:=[.C123]" office:value-type="float" office:value="1320000000000" calcext:value-type="float">
            <text:p>1320000000000</text:p>
          </table:table-cell>
          <table:table-cell table:formula="of:=IF([.E123]=&quot;t&quot;;[.F123];&quot;&quot;)">
            <text:p/>
          </table:table-cell>
          <table:table-cell table:formula="of:=[.C123]" office:value-type="float" office:value="1320000000000" calcext:value-type="float">
            <text:p>13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320000000000" calcext:value-type="float">
            <text:p>13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655395507813" calcext:value-type="float">
            <text:p>118.6553955078</text:p>
          </table:table-cell>
          <table:table-cell/>
          <table:table-cell table:formula="of:=[.C124]" office:value-type="float" office:value="1320000000000" calcext:value-type="float">
            <text:p>1320000000000</text:p>
          </table:table-cell>
          <table:table-cell table:formula="of:=IF(AND([.E124]=&quot;p&quot;;[.B124]=3);[.F124];&quot;&quot;)">
            <text:p/>
          </table:table-cell>
          <table:table-cell table:formula="of:=[.C124]" office:value-type="float" office:value="1320000000000" calcext:value-type="float">
            <text:p>1320000000000</text:p>
          </table:table-cell>
          <table:table-cell table:formula="of:=IF([.E124]=&quot;t&quot;;[.F124];&quot;&quot;)">
            <text:p/>
          </table:table-cell>
          <table:table-cell table:formula="of:=[.C124]" office:value-type="float" office:value="1320000000000" calcext:value-type="float">
            <text:p>13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320000000000" calcext:value-type="float">
            <text:p>13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8.581740363164" calcext:value-type="float">
            <text:p>108.5817403632</text:p>
          </table:table-cell>
          <table:table-cell/>
          <table:table-cell table:formula="of:=[.C125]" office:value-type="float" office:value="1320000000000" calcext:value-type="float">
            <text:p>1320000000000</text:p>
          </table:table-cell>
          <table:table-cell table:formula="of:=IF(AND([.E125]=&quot;p&quot;;[.B125]=3);[.F125];&quot;&quot;)">
            <text:p/>
          </table:table-cell>
          <table:table-cell table:formula="of:=[.C125]" office:value-type="float" office:value="1320000000000" calcext:value-type="float">
            <text:p>1320000000000</text:p>
          </table:table-cell>
          <table:table-cell table:formula="of:=IF([.E125]=&quot;t&quot;;[.F125];&quot;&quot;)" office:value-type="float" office:value="108.581740363164" calcext:value-type="float">
            <text:p>108.5817403632</text:p>
          </table:table-cell>
          <table:table-cell table:formula="of:=[.C125]" office:value-type="float" office:value="1320000000000" calcext:value-type="float">
            <text:p>13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320000000000" calcext:value-type="float">
            <text:p>13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5.762864129023" calcext:value-type="float">
            <text:p>285.762864129</text:p>
          </table:table-cell>
          <table:table-cell/>
          <table:table-cell table:formula="of:=[.C126]" office:value-type="float" office:value="1320000000000" calcext:value-type="float">
            <text:p>1320000000000</text:p>
          </table:table-cell>
          <table:table-cell table:formula="of:=IF(AND([.E126]=&quot;p&quot;;[.B126]=3);[.F126];&quot;&quot;)">
            <text:p/>
          </table:table-cell>
          <table:table-cell table:formula="of:=[.C126]" office:value-type="float" office:value="1320000000000" calcext:value-type="float">
            <text:p>1320000000000</text:p>
          </table:table-cell>
          <table:table-cell table:formula="of:=IF([.E126]=&quot;t&quot;;[.F126];&quot;&quot;)">
            <text:p/>
          </table:table-cell>
          <table:table-cell table:formula="of:=[.C126]" office:value-type="float" office:value="1320000000000" calcext:value-type="float">
            <text:p>13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320000000000" calcext:value-type="float">
            <text:p>13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3.052978515625" calcext:value-type="float">
            <text:p>123.0529785156</text:p>
          </table:table-cell>
          <table:table-cell/>
          <table:table-cell table:formula="of:=[.C127]" office:value-type="float" office:value="1320000000000" calcext:value-type="float">
            <text:p>1320000000000</text:p>
          </table:table-cell>
          <table:table-cell table:formula="of:=IF(AND([.E127]=&quot;p&quot;;[.B127]=3);[.F127];&quot;&quot;)">
            <text:p/>
          </table:table-cell>
          <table:table-cell table:formula="of:=[.C127]" office:value-type="float" office:value="1320000000000" calcext:value-type="float">
            <text:p>1320000000000</text:p>
          </table:table-cell>
          <table:table-cell table:formula="of:=IF([.E127]=&quot;t&quot;;[.F127];&quot;&quot;)">
            <text:p/>
          </table:table-cell>
          <table:table-cell table:formula="of:=[.C127]" office:value-type="float" office:value="1320000000000" calcext:value-type="float">
            <text:p>13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320000000000" calcext:value-type="float">
            <text:p>13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8.097367835825" calcext:value-type="float">
            <text:p>108.0973678358</text:p>
          </table:table-cell>
          <table:table-cell/>
          <table:table-cell table:formula="of:=[.C128]" office:value-type="float" office:value="1320000000000" calcext:value-type="float">
            <text:p>1320000000000</text:p>
          </table:table-cell>
          <table:table-cell table:formula="of:=IF(AND([.E128]=&quot;p&quot;;[.B128]=3);[.F128];&quot;&quot;)">
            <text:p/>
          </table:table-cell>
          <table:table-cell table:formula="of:=[.C128]" office:value-type="float" office:value="1320000000000" calcext:value-type="float">
            <text:p>1320000000000</text:p>
          </table:table-cell>
          <table:table-cell table:formula="of:=IF([.E128]=&quot;t&quot;;[.F128];&quot;&quot;)" office:value-type="float" office:value="108.097367835825" calcext:value-type="float">
            <text:p>108.0973678358</text:p>
          </table:table-cell>
          <table:table-cell table:formula="of:=[.C128]" office:value-type="float" office:value="1320000000000" calcext:value-type="float">
            <text:p>13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320000000000" calcext:value-type="float">
            <text:p>13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75.84965364855" calcext:value-type="float">
            <text:p>275.8496536486</text:p>
          </table:table-cell>
          <table:table-cell/>
          <table:table-cell table:formula="of:=[.C129]" office:value-type="float" office:value="1320000000000" calcext:value-type="float">
            <text:p>1320000000000</text:p>
          </table:table-cell>
          <table:table-cell table:formula="of:=IF(AND([.E129]=&quot;p&quot;;[.B129]=3);[.F129];&quot;&quot;)">
            <text:p/>
          </table:table-cell>
          <table:table-cell table:formula="of:=[.C129]" office:value-type="float" office:value="1320000000000" calcext:value-type="float">
            <text:p>1320000000000</text:p>
          </table:table-cell>
          <table:table-cell table:formula="of:=IF([.E129]=&quot;t&quot;;[.F129];&quot;&quot;)">
            <text:p/>
          </table:table-cell>
          <table:table-cell table:formula="of:=[.C129]" office:value-type="float" office:value="1320000000000" calcext:value-type="float">
            <text:p>13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380000000000" calcext:value-type="float">
            <text:p>13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50.799560546875" calcext:value-type="float">
            <text:p>150.7995605469</text:p>
          </table:table-cell>
          <table:table-cell/>
          <table:table-cell table:formula="of:=[.C130]" office:value-type="float" office:value="1380000000000" calcext:value-type="float">
            <text:p>1380000000000</text:p>
          </table:table-cell>
          <table:table-cell table:formula="of:=IF(AND([.E130]=&quot;p&quot;;[.B130]=3);[.F130];&quot;&quot;)" office:value-type="float" office:value="150.799560546875" calcext:value-type="float">
            <text:p>150.7995605469</text:p>
          </table:table-cell>
          <table:table-cell table:formula="of:=[.C130]" office:value-type="float" office:value="1380000000000" calcext:value-type="float">
            <text:p>1380000000000</text:p>
          </table:table-cell>
          <table:table-cell table:formula="of:=IF([.E130]=&quot;t&quot;;[.F130];&quot;&quot;)">
            <text:p/>
          </table:table-cell>
          <table:table-cell table:formula="of:=[.C130]" office:value-type="float" office:value="1380000000000" calcext:value-type="float">
            <text:p>13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380000000000" calcext:value-type="float">
            <text:p>13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6.0498857083508" calcext:value-type="float">
            <text:p>96.0498857084</text:p>
          </table:table-cell>
          <table:table-cell/>
          <table:table-cell table:formula="of:=[.C131]" office:value-type="float" office:value="1380000000000" calcext:value-type="float">
            <text:p>1380000000000</text:p>
          </table:table-cell>
          <table:table-cell table:formula="of:=IF(AND([.E131]=&quot;p&quot;;[.B131]=3);[.F131];&quot;&quot;)">
            <text:p/>
          </table:table-cell>
          <table:table-cell table:formula="of:=[.C131]" office:value-type="float" office:value="1380000000000" calcext:value-type="float">
            <text:p>1380000000000</text:p>
          </table:table-cell>
          <table:table-cell table:formula="of:=IF([.E131]=&quot;t&quot;;[.F131];&quot;&quot;)" office:value-type="float" office:value="96.0498857083508" calcext:value-type="float">
            <text:p>96.0498857084</text:p>
          </table:table-cell>
          <table:table-cell table:formula="of:=[.C131]" office:value-type="float" office:value="1380000000000" calcext:value-type="float">
            <text:p>13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380000000000" calcext:value-type="float">
            <text:p>13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53.150553744774" calcext:value-type="float">
            <text:p>253.1505537448</text:p>
          </table:table-cell>
          <table:table-cell/>
          <table:table-cell table:formula="of:=[.C132]" office:value-type="float" office:value="1380000000000" calcext:value-type="float">
            <text:p>1380000000000</text:p>
          </table:table-cell>
          <table:table-cell table:formula="of:=IF(AND([.E132]=&quot;p&quot;;[.B132]=3);[.F132];&quot;&quot;)">
            <text:p/>
          </table:table-cell>
          <table:table-cell table:formula="of:=[.C132]" office:value-type="float" office:value="1380000000000" calcext:value-type="float">
            <text:p>1380000000000</text:p>
          </table:table-cell>
          <table:table-cell table:formula="of:=IF([.E132]=&quot;t&quot;;[.F132];&quot;&quot;)">
            <text:p/>
          </table:table-cell>
          <table:table-cell table:formula="of:=[.C132]" office:value-type="float" office:value="1380000000000" calcext:value-type="float">
            <text:p>13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380000000000" calcext:value-type="float">
            <text:p>13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66455078125" calcext:value-type="float">
            <text:p>118.6645507813</text:p>
          </table:table-cell>
          <table:table-cell/>
          <table:table-cell table:formula="of:=[.C133]" office:value-type="float" office:value="1380000000000" calcext:value-type="float">
            <text:p>1380000000000</text:p>
          </table:table-cell>
          <table:table-cell table:formula="of:=IF(AND([.E133]=&quot;p&quot;;[.B133]=3);[.F133];&quot;&quot;)">
            <text:p/>
          </table:table-cell>
          <table:table-cell table:formula="of:=[.C133]" office:value-type="float" office:value="1380000000000" calcext:value-type="float">
            <text:p>1380000000000</text:p>
          </table:table-cell>
          <table:table-cell table:formula="of:=IF([.E133]=&quot;t&quot;;[.F133];&quot;&quot;)">
            <text:p/>
          </table:table-cell>
          <table:table-cell table:formula="of:=[.C133]" office:value-type="float" office:value="1380000000000" calcext:value-type="float">
            <text:p>13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380000000000" calcext:value-type="float">
            <text:p>13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7.533337461017" calcext:value-type="float">
            <text:p>107.533337461</text:p>
          </table:table-cell>
          <table:table-cell/>
          <table:table-cell table:formula="of:=[.C134]" office:value-type="float" office:value="1380000000000" calcext:value-type="float">
            <text:p>1380000000000</text:p>
          </table:table-cell>
          <table:table-cell table:formula="of:=IF(AND([.E134]=&quot;p&quot;;[.B134]=3);[.F134];&quot;&quot;)">
            <text:p/>
          </table:table-cell>
          <table:table-cell table:formula="of:=[.C134]" office:value-type="float" office:value="1380000000000" calcext:value-type="float">
            <text:p>1380000000000</text:p>
          </table:table-cell>
          <table:table-cell table:formula="of:=IF([.E134]=&quot;t&quot;;[.F134];&quot;&quot;)" office:value-type="float" office:value="107.533337461017" calcext:value-type="float">
            <text:p>107.533337461</text:p>
          </table:table-cell>
          <table:table-cell table:formula="of:=[.C134]" office:value-type="float" office:value="1380000000000" calcext:value-type="float">
            <text:p>13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380000000000" calcext:value-type="float">
            <text:p>13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7.802111757733" calcext:value-type="float">
            <text:p>287.8021117577</text:p>
          </table:table-cell>
          <table:table-cell/>
          <table:table-cell table:formula="of:=[.C135]" office:value-type="float" office:value="1380000000000" calcext:value-type="float">
            <text:p>1380000000000</text:p>
          </table:table-cell>
          <table:table-cell table:formula="of:=IF(AND([.E135]=&quot;p&quot;;[.B135]=3);[.F135];&quot;&quot;)">
            <text:p/>
          </table:table-cell>
          <table:table-cell table:formula="of:=[.C135]" office:value-type="float" office:value="1380000000000" calcext:value-type="float">
            <text:p>1380000000000</text:p>
          </table:table-cell>
          <table:table-cell table:formula="of:=IF([.E135]=&quot;t&quot;;[.F135];&quot;&quot;)">
            <text:p/>
          </table:table-cell>
          <table:table-cell table:formula="of:=[.C135]" office:value-type="float" office:value="1380000000000" calcext:value-type="float">
            <text:p>13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380000000000" calcext:value-type="float">
            <text:p>13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2.16796875" calcext:value-type="float">
            <text:p>122.16796875</text:p>
          </table:table-cell>
          <table:table-cell/>
          <table:table-cell table:formula="of:=[.C136]" office:value-type="float" office:value="1380000000000" calcext:value-type="float">
            <text:p>1380000000000</text:p>
          </table:table-cell>
          <table:table-cell table:formula="of:=IF(AND([.E136]=&quot;p&quot;;[.B136]=3);[.F136];&quot;&quot;)">
            <text:p/>
          </table:table-cell>
          <table:table-cell table:formula="of:=[.C136]" office:value-type="float" office:value="1380000000000" calcext:value-type="float">
            <text:p>1380000000000</text:p>
          </table:table-cell>
          <table:table-cell table:formula="of:=IF([.E136]=&quot;t&quot;;[.F136];&quot;&quot;)">
            <text:p/>
          </table:table-cell>
          <table:table-cell table:formula="of:=[.C136]" office:value-type="float" office:value="1380000000000" calcext:value-type="float">
            <text:p>13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380000000000" calcext:value-type="float">
            <text:p>13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5.444355628077" calcext:value-type="float">
            <text:p>105.4443556281</text:p>
          </table:table-cell>
          <table:table-cell/>
          <table:table-cell table:formula="of:=[.C137]" office:value-type="float" office:value="1380000000000" calcext:value-type="float">
            <text:p>1380000000000</text:p>
          </table:table-cell>
          <table:table-cell table:formula="of:=IF(AND([.E137]=&quot;p&quot;;[.B137]=3);[.F137];&quot;&quot;)">
            <text:p/>
          </table:table-cell>
          <table:table-cell table:formula="of:=[.C137]" office:value-type="float" office:value="1380000000000" calcext:value-type="float">
            <text:p>1380000000000</text:p>
          </table:table-cell>
          <table:table-cell table:formula="of:=IF([.E137]=&quot;t&quot;;[.F137];&quot;&quot;)" office:value-type="float" office:value="105.444355628077" calcext:value-type="float">
            <text:p>105.4443556281</text:p>
          </table:table-cell>
          <table:table-cell table:formula="of:=[.C137]" office:value-type="float" office:value="1380000000000" calcext:value-type="float">
            <text:p>13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380000000000" calcext:value-type="float">
            <text:p>13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0.387675621923" calcext:value-type="float">
            <text:p>280.3876756219</text:p>
          </table:table-cell>
          <table:table-cell/>
          <table:table-cell table:formula="of:=[.C138]" office:value-type="float" office:value="1380000000000" calcext:value-type="float">
            <text:p>1380000000000</text:p>
          </table:table-cell>
          <table:table-cell table:formula="of:=IF(AND([.E138]=&quot;p&quot;;[.B138]=3);[.F138];&quot;&quot;)">
            <text:p/>
          </table:table-cell>
          <table:table-cell table:formula="of:=[.C138]" office:value-type="float" office:value="1380000000000" calcext:value-type="float">
            <text:p>1380000000000</text:p>
          </table:table-cell>
          <table:table-cell table:formula="of:=IF([.E138]=&quot;t&quot;;[.F138];&quot;&quot;)">
            <text:p/>
          </table:table-cell>
          <table:table-cell table:formula="of:=[.C138]" office:value-type="float" office:value="1380000000000" calcext:value-type="float">
            <text:p>13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440000000000" calcext:value-type="float">
            <text:p>14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50.790405273438" calcext:value-type="float">
            <text:p>150.7904052734</text:p>
          </table:table-cell>
          <table:table-cell/>
          <table:table-cell table:formula="of:=[.C139]" office:value-type="float" office:value="1440000000000" calcext:value-type="float">
            <text:p>1440000000000</text:p>
          </table:table-cell>
          <table:table-cell table:formula="of:=IF(AND([.E139]=&quot;p&quot;;[.B139]=3);[.F139];&quot;&quot;)" office:value-type="float" office:value="150.790405273438" calcext:value-type="float">
            <text:p>150.7904052734</text:p>
          </table:table-cell>
          <table:table-cell table:formula="of:=[.C139]" office:value-type="float" office:value="1440000000000" calcext:value-type="float">
            <text:p>1440000000000</text:p>
          </table:table-cell>
          <table:table-cell table:formula="of:=IF([.E139]=&quot;t&quot;;[.F139];&quot;&quot;)">
            <text:p/>
          </table:table-cell>
          <table:table-cell table:formula="of:=[.C139]" office:value-type="float" office:value="1440000000000" calcext:value-type="float">
            <text:p>14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440000000000" calcext:value-type="float">
            <text:p>14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8.6741340750246" calcext:value-type="float">
            <text:p>98.674134075</text:p>
          </table:table-cell>
          <table:table-cell/>
          <table:table-cell table:formula="of:=[.C140]" office:value-type="float" office:value="1440000000000" calcext:value-type="float">
            <text:p>1440000000000</text:p>
          </table:table-cell>
          <table:table-cell table:formula="of:=IF(AND([.E140]=&quot;p&quot;;[.B140]=3);[.F140];&quot;&quot;)">
            <text:p/>
          </table:table-cell>
          <table:table-cell table:formula="of:=[.C140]" office:value-type="float" office:value="1440000000000" calcext:value-type="float">
            <text:p>1440000000000</text:p>
          </table:table-cell>
          <table:table-cell table:formula="of:=IF([.E140]=&quot;t&quot;;[.F140];&quot;&quot;)" office:value-type="float" office:value="98.6741340750246" calcext:value-type="float">
            <text:p>98.674134075</text:p>
          </table:table-cell>
          <table:table-cell table:formula="of:=[.C140]" office:value-type="float" office:value="1440000000000" calcext:value-type="float">
            <text:p>14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440000000000" calcext:value-type="float">
            <text:p>14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50.535460651538" calcext:value-type="float">
            <text:p>250.5354606515</text:p>
          </table:table-cell>
          <table:table-cell/>
          <table:table-cell table:formula="of:=[.C141]" office:value-type="float" office:value="1440000000000" calcext:value-type="float">
            <text:p>1440000000000</text:p>
          </table:table-cell>
          <table:table-cell table:formula="of:=IF(AND([.E141]=&quot;p&quot;;[.B141]=3);[.F141];&quot;&quot;)">
            <text:p/>
          </table:table-cell>
          <table:table-cell table:formula="of:=[.C141]" office:value-type="float" office:value="1440000000000" calcext:value-type="float">
            <text:p>1440000000000</text:p>
          </table:table-cell>
          <table:table-cell table:formula="of:=IF([.E141]=&quot;t&quot;;[.F141];&quot;&quot;)">
            <text:p/>
          </table:table-cell>
          <table:table-cell table:formula="of:=[.C141]" office:value-type="float" office:value="1440000000000" calcext:value-type="float">
            <text:p>14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440000000000" calcext:value-type="float">
            <text:p>14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585205078125" calcext:value-type="float">
            <text:p>118.5852050781</text:p>
          </table:table-cell>
          <table:table-cell/>
          <table:table-cell table:formula="of:=[.C142]" office:value-type="float" office:value="1440000000000" calcext:value-type="float">
            <text:p>1440000000000</text:p>
          </table:table-cell>
          <table:table-cell table:formula="of:=IF(AND([.E142]=&quot;p&quot;;[.B142]=3);[.F142];&quot;&quot;)">
            <text:p/>
          </table:table-cell>
          <table:table-cell table:formula="of:=[.C142]" office:value-type="float" office:value="1440000000000" calcext:value-type="float">
            <text:p>1440000000000</text:p>
          </table:table-cell>
          <table:table-cell table:formula="of:=IF([.E142]=&quot;t&quot;;[.F142];&quot;&quot;)">
            <text:p/>
          </table:table-cell>
          <table:table-cell table:formula="of:=[.C142]" office:value-type="float" office:value="1440000000000" calcext:value-type="float">
            <text:p>14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440000000000" calcext:value-type="float">
            <text:p>14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8.41977081808" calcext:value-type="float">
            <text:p>108.4197708181</text:p>
          </table:table-cell>
          <table:table-cell/>
          <table:table-cell table:formula="of:=[.C143]" office:value-type="float" office:value="1440000000000" calcext:value-type="float">
            <text:p>1440000000000</text:p>
          </table:table-cell>
          <table:table-cell table:formula="of:=IF(AND([.E143]=&quot;p&quot;;[.B143]=3);[.F143];&quot;&quot;)">
            <text:p/>
          </table:table-cell>
          <table:table-cell table:formula="of:=[.C143]" office:value-type="float" office:value="1440000000000" calcext:value-type="float">
            <text:p>1440000000000</text:p>
          </table:table-cell>
          <table:table-cell table:formula="of:=IF([.E143]=&quot;t&quot;;[.F143];&quot;&quot;)" office:value-type="float" office:value="108.41977081808" calcext:value-type="float">
            <text:p>108.4197708181</text:p>
          </table:table-cell>
          <table:table-cell table:formula="of:=[.C143]" office:value-type="float" office:value="1440000000000" calcext:value-type="float">
            <text:p>14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440000000000" calcext:value-type="float">
            <text:p>14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7.995024103795" calcext:value-type="float">
            <text:p>287.9950241038</text:p>
          </table:table-cell>
          <table:table-cell/>
          <table:table-cell table:formula="of:=[.C144]" office:value-type="float" office:value="1440000000000" calcext:value-type="float">
            <text:p>1440000000000</text:p>
          </table:table-cell>
          <table:table-cell table:formula="of:=IF(AND([.E144]=&quot;p&quot;;[.B144]=3);[.F144];&quot;&quot;)">
            <text:p/>
          </table:table-cell>
          <table:table-cell table:formula="of:=[.C144]" office:value-type="float" office:value="1440000000000" calcext:value-type="float">
            <text:p>1440000000000</text:p>
          </table:table-cell>
          <table:table-cell table:formula="of:=IF([.E144]=&quot;t&quot;;[.F144];&quot;&quot;)">
            <text:p/>
          </table:table-cell>
          <table:table-cell table:formula="of:=[.C144]" office:value-type="float" office:value="1440000000000" calcext:value-type="float">
            <text:p>14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440000000000" calcext:value-type="float">
            <text:p>14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1.340942382813" calcext:value-type="float">
            <text:p>121.3409423828</text:p>
          </table:table-cell>
          <table:table-cell/>
          <table:table-cell table:formula="of:=[.C145]" office:value-type="float" office:value="1440000000000" calcext:value-type="float">
            <text:p>1440000000000</text:p>
          </table:table-cell>
          <table:table-cell table:formula="of:=IF(AND([.E145]=&quot;p&quot;;[.B145]=3);[.F145];&quot;&quot;)">
            <text:p/>
          </table:table-cell>
          <table:table-cell table:formula="of:=[.C145]" office:value-type="float" office:value="1440000000000" calcext:value-type="float">
            <text:p>1440000000000</text:p>
          </table:table-cell>
          <table:table-cell table:formula="of:=IF([.E145]=&quot;t&quot;;[.F145];&quot;&quot;)">
            <text:p/>
          </table:table-cell>
          <table:table-cell table:formula="of:=[.C145]" office:value-type="float" office:value="1440000000000" calcext:value-type="float">
            <text:p>14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440000000000" calcext:value-type="float">
            <text:p>14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6.772523338611" calcext:value-type="float">
            <text:p>106.7725233386</text:p>
          </table:table-cell>
          <table:table-cell/>
          <table:table-cell table:formula="of:=[.C146]" office:value-type="float" office:value="1440000000000" calcext:value-type="float">
            <text:p>1440000000000</text:p>
          </table:table-cell>
          <table:table-cell table:formula="of:=IF(AND([.E146]=&quot;p&quot;;[.B146]=3);[.F146];&quot;&quot;)">
            <text:p/>
          </table:table-cell>
          <table:table-cell table:formula="of:=[.C146]" office:value-type="float" office:value="1440000000000" calcext:value-type="float">
            <text:p>1440000000000</text:p>
          </table:table-cell>
          <table:table-cell table:formula="of:=IF([.E146]=&quot;t&quot;;[.F146];&quot;&quot;)" office:value-type="float" office:value="106.772523338611" calcext:value-type="float">
            <text:p>106.7725233386</text:p>
          </table:table-cell>
          <table:table-cell table:formula="of:=[.C146]" office:value-type="float" office:value="1440000000000" calcext:value-type="float">
            <text:p>14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440000000000" calcext:value-type="float">
            <text:p>14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0.886534278576" calcext:value-type="float">
            <text:p>280.8865342786</text:p>
          </table:table-cell>
          <table:table-cell/>
          <table:table-cell table:formula="of:=[.C147]" office:value-type="float" office:value="1440000000000" calcext:value-type="float">
            <text:p>1440000000000</text:p>
          </table:table-cell>
          <table:table-cell table:formula="of:=IF(AND([.E147]=&quot;p&quot;;[.B147]=3);[.F147];&quot;&quot;)">
            <text:p/>
          </table:table-cell>
          <table:table-cell table:formula="of:=[.C147]" office:value-type="float" office:value="1440000000000" calcext:value-type="float">
            <text:p>1440000000000</text:p>
          </table:table-cell>
          <table:table-cell table:formula="of:=IF([.E147]=&quot;t&quot;;[.F147];&quot;&quot;)">
            <text:p/>
          </table:table-cell>
          <table:table-cell table:formula="of:=[.C147]" office:value-type="float" office:value="1440000000000" calcext:value-type="float">
            <text:p>14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500000000000" calcext:value-type="float">
            <text:p>15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70.123291015625" calcext:value-type="float">
            <text:p>170.1232910156</text:p>
          </table:table-cell>
          <table:table-cell/>
          <table:table-cell table:formula="of:=[.C148]" office:value-type="float" office:value="1500000000000" calcext:value-type="float">
            <text:p>1500000000000</text:p>
          </table:table-cell>
          <table:table-cell table:formula="of:=IF(AND([.E148]=&quot;p&quot;;[.B148]=3);[.F148];&quot;&quot;)" office:value-type="float" office:value="170.123291015625" calcext:value-type="float">
            <text:p>170.1232910156</text:p>
          </table:table-cell>
          <table:table-cell table:formula="of:=[.C148]" office:value-type="float" office:value="1500000000000" calcext:value-type="float">
            <text:p>1500000000000</text:p>
          </table:table-cell>
          <table:table-cell table:formula="of:=IF([.E148]=&quot;t&quot;;[.F148];&quot;&quot;)">
            <text:p/>
          </table:table-cell>
          <table:table-cell table:formula="of:=[.C148]" office:value-type="float" office:value="1500000000000" calcext:value-type="float">
            <text:p>15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500000000000" calcext:value-type="float">
            <text:p>15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7.5309031009734" calcext:value-type="float">
            <text:p>97.530903101</text:p>
          </table:table-cell>
          <table:table-cell/>
          <table:table-cell table:formula="of:=[.C149]" office:value-type="float" office:value="1500000000000" calcext:value-type="float">
            <text:p>1500000000000</text:p>
          </table:table-cell>
          <table:table-cell table:formula="of:=IF(AND([.E149]=&quot;p&quot;;[.B149]=3);[.F149];&quot;&quot;)">
            <text:p/>
          </table:table-cell>
          <table:table-cell table:formula="of:=[.C149]" office:value-type="float" office:value="1500000000000" calcext:value-type="float">
            <text:p>1500000000000</text:p>
          </table:table-cell>
          <table:table-cell table:formula="of:=IF([.E149]=&quot;t&quot;;[.F149];&quot;&quot;)" office:value-type="float" office:value="97.5309031009734" calcext:value-type="float">
            <text:p>97.530903101</text:p>
          </table:table-cell>
          <table:table-cell table:formula="of:=[.C149]" office:value-type="float" office:value="1500000000000" calcext:value-type="float">
            <text:p>15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500000000000" calcext:value-type="float">
            <text:p>15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32.345805883402" calcext:value-type="float">
            <text:p>232.3458058834</text:p>
          </table:table-cell>
          <table:table-cell/>
          <table:table-cell table:formula="of:=[.C150]" office:value-type="float" office:value="1500000000000" calcext:value-type="float">
            <text:p>1500000000000</text:p>
          </table:table-cell>
          <table:table-cell table:formula="of:=IF(AND([.E150]=&quot;p&quot;;[.B150]=3);[.F150];&quot;&quot;)">
            <text:p/>
          </table:table-cell>
          <table:table-cell table:formula="of:=[.C150]" office:value-type="float" office:value="1500000000000" calcext:value-type="float">
            <text:p>1500000000000</text:p>
          </table:table-cell>
          <table:table-cell table:formula="of:=IF([.E150]=&quot;t&quot;;[.F150];&quot;&quot;)">
            <text:p/>
          </table:table-cell>
          <table:table-cell table:formula="of:=[.C150]" office:value-type="float" office:value="1500000000000" calcext:value-type="float">
            <text:p>15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500000000000" calcext:value-type="float">
            <text:p>15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173217773438" calcext:value-type="float">
            <text:p>118.1732177734</text:p>
          </table:table-cell>
          <table:table-cell/>
          <table:table-cell table:formula="of:=[.C151]" office:value-type="float" office:value="1500000000000" calcext:value-type="float">
            <text:p>1500000000000</text:p>
          </table:table-cell>
          <table:table-cell table:formula="of:=IF(AND([.E151]=&quot;p&quot;;[.B151]=3);[.F151];&quot;&quot;)">
            <text:p/>
          </table:table-cell>
          <table:table-cell table:formula="of:=[.C151]" office:value-type="float" office:value="1500000000000" calcext:value-type="float">
            <text:p>1500000000000</text:p>
          </table:table-cell>
          <table:table-cell table:formula="of:=IF([.E151]=&quot;t&quot;;[.F151];&quot;&quot;)">
            <text:p/>
          </table:table-cell>
          <table:table-cell table:formula="of:=[.C151]" office:value-type="float" office:value="1500000000000" calcext:value-type="float">
            <text:p>15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500000000000" calcext:value-type="float">
            <text:p>15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9.963278588727" calcext:value-type="float">
            <text:p>109.9632785887</text:p>
          </table:table-cell>
          <table:table-cell/>
          <table:table-cell table:formula="of:=[.C152]" office:value-type="float" office:value="1500000000000" calcext:value-type="float">
            <text:p>1500000000000</text:p>
          </table:table-cell>
          <table:table-cell table:formula="of:=IF(AND([.E152]=&quot;p&quot;;[.B152]=3);[.F152];&quot;&quot;)">
            <text:p/>
          </table:table-cell>
          <table:table-cell table:formula="of:=[.C152]" office:value-type="float" office:value="1500000000000" calcext:value-type="float">
            <text:p>1500000000000</text:p>
          </table:table-cell>
          <table:table-cell table:formula="of:=IF([.E152]=&quot;t&quot;;[.F152];&quot;&quot;)" office:value-type="float" office:value="109.963278588727" calcext:value-type="float">
            <text:p>109.9632785887</text:p>
          </table:table-cell>
          <table:table-cell table:formula="of:=[.C152]" office:value-type="float" office:value="1500000000000" calcext:value-type="float">
            <text:p>15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500000000000" calcext:value-type="float">
            <text:p>15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7.863503637835" calcext:value-type="float">
            <text:p>287.8635036378</text:p>
          </table:table-cell>
          <table:table-cell/>
          <table:table-cell table:formula="of:=[.C153]" office:value-type="float" office:value="1500000000000" calcext:value-type="float">
            <text:p>1500000000000</text:p>
          </table:table-cell>
          <table:table-cell table:formula="of:=IF(AND([.E153]=&quot;p&quot;;[.B153]=3);[.F153];&quot;&quot;)">
            <text:p/>
          </table:table-cell>
          <table:table-cell table:formula="of:=[.C153]" office:value-type="float" office:value="1500000000000" calcext:value-type="float">
            <text:p>1500000000000</text:p>
          </table:table-cell>
          <table:table-cell table:formula="of:=IF([.E153]=&quot;t&quot;;[.F153];&quot;&quot;)">
            <text:p/>
          </table:table-cell>
          <table:table-cell table:formula="of:=[.C153]" office:value-type="float" office:value="1500000000000" calcext:value-type="float">
            <text:p>15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500000000000" calcext:value-type="float">
            <text:p>15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246459960938" calcext:value-type="float">
            <text:p>118.2464599609</text:p>
          </table:table-cell>
          <table:table-cell/>
          <table:table-cell table:formula="of:=[.C154]" office:value-type="float" office:value="1500000000000" calcext:value-type="float">
            <text:p>1500000000000</text:p>
          </table:table-cell>
          <table:table-cell table:formula="of:=IF(AND([.E154]=&quot;p&quot;;[.B154]=3);[.F154];&quot;&quot;)">
            <text:p/>
          </table:table-cell>
          <table:table-cell table:formula="of:=[.C154]" office:value-type="float" office:value="1500000000000" calcext:value-type="float">
            <text:p>1500000000000</text:p>
          </table:table-cell>
          <table:table-cell table:formula="of:=IF([.E154]=&quot;t&quot;;[.F154];&quot;&quot;)">
            <text:p/>
          </table:table-cell>
          <table:table-cell table:formula="of:=[.C154]" office:value-type="float" office:value="1500000000000" calcext:value-type="float">
            <text:p>15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500000000000" calcext:value-type="float">
            <text:p>15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3.76342762888" calcext:value-type="float">
            <text:p>103.7634276289</text:p>
          </table:table-cell>
          <table:table-cell/>
          <table:table-cell table:formula="of:=[.C155]" office:value-type="float" office:value="1500000000000" calcext:value-type="float">
            <text:p>1500000000000</text:p>
          </table:table-cell>
          <table:table-cell table:formula="of:=IF(AND([.E155]=&quot;p&quot;;[.B155]=3);[.F155];&quot;&quot;)">
            <text:p/>
          </table:table-cell>
          <table:table-cell table:formula="of:=[.C155]" office:value-type="float" office:value="1500000000000" calcext:value-type="float">
            <text:p>1500000000000</text:p>
          </table:table-cell>
          <table:table-cell table:formula="of:=IF([.E155]=&quot;t&quot;;[.F155];&quot;&quot;)" office:value-type="float" office:value="103.76342762888" calcext:value-type="float">
            <text:p>103.7634276289</text:p>
          </table:table-cell>
          <table:table-cell table:formula="of:=[.C155]" office:value-type="float" office:value="1500000000000" calcext:value-type="float">
            <text:p>15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500000000000" calcext:value-type="float">
            <text:p>15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7.990112410183" calcext:value-type="float">
            <text:p>287.9901124102</text:p>
          </table:table-cell>
          <table:table-cell/>
          <table:table-cell table:formula="of:=[.C156]" office:value-type="float" office:value="1500000000000" calcext:value-type="float">
            <text:p>1500000000000</text:p>
          </table:table-cell>
          <table:table-cell table:formula="of:=IF(AND([.E156]=&quot;p&quot;;[.B156]=3);[.F156];&quot;&quot;)">
            <text:p/>
          </table:table-cell>
          <table:table-cell table:formula="of:=[.C156]" office:value-type="float" office:value="1500000000000" calcext:value-type="float">
            <text:p>1500000000000</text:p>
          </table:table-cell>
          <table:table-cell table:formula="of:=IF([.E156]=&quot;t&quot;;[.F156];&quot;&quot;)">
            <text:p/>
          </table:table-cell>
          <table:table-cell table:formula="of:=[.C156]" office:value-type="float" office:value="1500000000000" calcext:value-type="float">
            <text:p>15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560000000000" calcext:value-type="float">
            <text:p>15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69.98291015625" calcext:value-type="float">
            <text:p>169.9829101563</text:p>
          </table:table-cell>
          <table:table-cell/>
          <table:table-cell table:formula="of:=[.C157]" office:value-type="float" office:value="1560000000000" calcext:value-type="float">
            <text:p>1560000000000</text:p>
          </table:table-cell>
          <table:table-cell table:formula="of:=IF(AND([.E157]=&quot;p&quot;;[.B157]=3);[.F157];&quot;&quot;)" office:value-type="float" office:value="169.98291015625" calcext:value-type="float">
            <text:p>169.9829101563</text:p>
          </table:table-cell>
          <table:table-cell table:formula="of:=[.C157]" office:value-type="float" office:value="1560000000000" calcext:value-type="float">
            <text:p>1560000000000</text:p>
          </table:table-cell>
          <table:table-cell table:formula="of:=IF([.E157]=&quot;t&quot;;[.F157];&quot;&quot;)">
            <text:p/>
          </table:table-cell>
          <table:table-cell table:formula="of:=[.C157]" office:value-type="float" office:value="1560000000000" calcext:value-type="float">
            <text:p>15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560000000000" calcext:value-type="float">
            <text:p>15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7.4146937533672" calcext:value-type="float">
            <text:p>97.4146937534</text:p>
          </table:table-cell>
          <table:table-cell/>
          <table:table-cell table:formula="of:=[.C158]" office:value-type="float" office:value="1560000000000" calcext:value-type="float">
            <text:p>1560000000000</text:p>
          </table:table-cell>
          <table:table-cell table:formula="of:=IF(AND([.E158]=&quot;p&quot;;[.B158]=3);[.F158];&quot;&quot;)">
            <text:p/>
          </table:table-cell>
          <table:table-cell table:formula="of:=[.C158]" office:value-type="float" office:value="1560000000000" calcext:value-type="float">
            <text:p>1560000000000</text:p>
          </table:table-cell>
          <table:table-cell table:formula="of:=IF([.E158]=&quot;t&quot;;[.F158];&quot;&quot;)" office:value-type="float" office:value="97.4146937533672" calcext:value-type="float">
            <text:p>97.4146937534</text:p>
          </table:table-cell>
          <table:table-cell table:formula="of:=[.C158]" office:value-type="float" office:value="1560000000000" calcext:value-type="float">
            <text:p>15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560000000000" calcext:value-type="float">
            <text:p>15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32.602396090383" calcext:value-type="float">
            <text:p>232.6023960904</text:p>
          </table:table-cell>
          <table:table-cell/>
          <table:table-cell table:formula="of:=[.C159]" office:value-type="float" office:value="1560000000000" calcext:value-type="float">
            <text:p>1560000000000</text:p>
          </table:table-cell>
          <table:table-cell table:formula="of:=IF(AND([.E159]=&quot;p&quot;;[.B159]=3);[.F159];&quot;&quot;)">
            <text:p/>
          </table:table-cell>
          <table:table-cell table:formula="of:=[.C159]" office:value-type="float" office:value="1560000000000" calcext:value-type="float">
            <text:p>1560000000000</text:p>
          </table:table-cell>
          <table:table-cell table:formula="of:=IF([.E159]=&quot;t&quot;;[.F159];&quot;&quot;)">
            <text:p/>
          </table:table-cell>
          <table:table-cell table:formula="of:=[.C159]" office:value-type="float" office:value="1560000000000" calcext:value-type="float">
            <text:p>15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560000000000" calcext:value-type="float">
            <text:p>15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6.49169921875" calcext:value-type="float">
            <text:p>116.4916992188</text:p>
          </table:table-cell>
          <table:table-cell/>
          <table:table-cell table:formula="of:=[.C160]" office:value-type="float" office:value="1560000000000" calcext:value-type="float">
            <text:p>1560000000000</text:p>
          </table:table-cell>
          <table:table-cell table:formula="of:=IF(AND([.E160]=&quot;p&quot;;[.B160]=3);[.F160];&quot;&quot;)">
            <text:p/>
          </table:table-cell>
          <table:table-cell table:formula="of:=[.C160]" office:value-type="float" office:value="1560000000000" calcext:value-type="float">
            <text:p>1560000000000</text:p>
          </table:table-cell>
          <table:table-cell table:formula="of:=IF([.E160]=&quot;t&quot;;[.F160];&quot;&quot;)">
            <text:p/>
          </table:table-cell>
          <table:table-cell table:formula="of:=[.C160]" office:value-type="float" office:value="1560000000000" calcext:value-type="float">
            <text:p>15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560000000000" calcext:value-type="float">
            <text:p>15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8.104275644268" calcext:value-type="float">
            <text:p>108.1042756443</text:p>
          </table:table-cell>
          <table:table-cell/>
          <table:table-cell table:formula="of:=[.C161]" office:value-type="float" office:value="1560000000000" calcext:value-type="float">
            <text:p>1560000000000</text:p>
          </table:table-cell>
          <table:table-cell table:formula="of:=IF(AND([.E161]=&quot;p&quot;;[.B161]=3);[.F161];&quot;&quot;)">
            <text:p/>
          </table:table-cell>
          <table:table-cell table:formula="of:=[.C161]" office:value-type="float" office:value="1560000000000" calcext:value-type="float">
            <text:p>1560000000000</text:p>
          </table:table-cell>
          <table:table-cell table:formula="of:=IF([.E161]=&quot;t&quot;;[.F161];&quot;&quot;)" office:value-type="float" office:value="108.104275644268" calcext:value-type="float">
            <text:p>108.1042756443</text:p>
          </table:table-cell>
          <table:table-cell table:formula="of:=[.C161]" office:value-type="float" office:value="1560000000000" calcext:value-type="float">
            <text:p>15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560000000000" calcext:value-type="float">
            <text:p>15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2.404025136982" calcext:value-type="float">
            <text:p>292.404025137</text:p>
          </table:table-cell>
          <table:table-cell/>
          <table:table-cell table:formula="of:=[.C162]" office:value-type="float" office:value="1560000000000" calcext:value-type="float">
            <text:p>1560000000000</text:p>
          </table:table-cell>
          <table:table-cell table:formula="of:=IF(AND([.E162]=&quot;p&quot;;[.B162]=3);[.F162];&quot;&quot;)">
            <text:p/>
          </table:table-cell>
          <table:table-cell table:formula="of:=[.C162]" office:value-type="float" office:value="1560000000000" calcext:value-type="float">
            <text:p>1560000000000</text:p>
          </table:table-cell>
          <table:table-cell table:formula="of:=IF([.E162]=&quot;t&quot;;[.F162];&quot;&quot;)">
            <text:p/>
          </table:table-cell>
          <table:table-cell table:formula="of:=[.C162]" office:value-type="float" office:value="1560000000000" calcext:value-type="float">
            <text:p>15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560000000000" calcext:value-type="float">
            <text:p>15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17626953125" calcext:value-type="float">
            <text:p>118.1762695313</text:p>
          </table:table-cell>
          <table:table-cell/>
          <table:table-cell table:formula="of:=[.C163]" office:value-type="float" office:value="1560000000000" calcext:value-type="float">
            <text:p>1560000000000</text:p>
          </table:table-cell>
          <table:table-cell table:formula="of:=IF(AND([.E163]=&quot;p&quot;;[.B163]=3);[.F163];&quot;&quot;)">
            <text:p/>
          </table:table-cell>
          <table:table-cell table:formula="of:=[.C163]" office:value-type="float" office:value="1560000000000" calcext:value-type="float">
            <text:p>1560000000000</text:p>
          </table:table-cell>
          <table:table-cell table:formula="of:=IF([.E163]=&quot;t&quot;;[.F163];&quot;&quot;)">
            <text:p/>
          </table:table-cell>
          <table:table-cell table:formula="of:=[.C163]" office:value-type="float" office:value="1560000000000" calcext:value-type="float">
            <text:p>15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560000000000" calcext:value-type="float">
            <text:p>15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6.226433570435" calcext:value-type="float">
            <text:p>106.2264335704</text:p>
          </table:table-cell>
          <table:table-cell/>
          <table:table-cell table:formula="of:=[.C164]" office:value-type="float" office:value="1560000000000" calcext:value-type="float">
            <text:p>1560000000000</text:p>
          </table:table-cell>
          <table:table-cell table:formula="of:=IF(AND([.E164]=&quot;p&quot;;[.B164]=3);[.F164];&quot;&quot;)">
            <text:p/>
          </table:table-cell>
          <table:table-cell table:formula="of:=[.C164]" office:value-type="float" office:value="1560000000000" calcext:value-type="float">
            <text:p>1560000000000</text:p>
          </table:table-cell>
          <table:table-cell table:formula="of:=IF([.E164]=&quot;t&quot;;[.F164];&quot;&quot;)" office:value-type="float" office:value="106.226433570435" calcext:value-type="float">
            <text:p>106.2264335704</text:p>
          </table:table-cell>
          <table:table-cell table:formula="of:=[.C164]" office:value-type="float" office:value="1560000000000" calcext:value-type="float">
            <text:p>15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560000000000" calcext:value-type="float">
            <text:p>15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6.597296898315" calcext:value-type="float">
            <text:p>286.5972968983</text:p>
          </table:table-cell>
          <table:table-cell/>
          <table:table-cell table:formula="of:=[.C165]" office:value-type="float" office:value="1560000000000" calcext:value-type="float">
            <text:p>1560000000000</text:p>
          </table:table-cell>
          <table:table-cell table:formula="of:=IF(AND([.E165]=&quot;p&quot;;[.B165]=3);[.F165];&quot;&quot;)">
            <text:p/>
          </table:table-cell>
          <table:table-cell table:formula="of:=[.C165]" office:value-type="float" office:value="1560000000000" calcext:value-type="float">
            <text:p>1560000000000</text:p>
          </table:table-cell>
          <table:table-cell table:formula="of:=IF([.E165]=&quot;t&quot;;[.F165];&quot;&quot;)">
            <text:p/>
          </table:table-cell>
          <table:table-cell table:formula="of:=[.C165]" office:value-type="float" office:value="1560000000000" calcext:value-type="float">
            <text:p>15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620000000000" calcext:value-type="float">
            <text:p>16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62.777709960938" calcext:value-type="float">
            <text:p>162.7777099609</text:p>
          </table:table-cell>
          <table:table-cell/>
          <table:table-cell table:formula="of:=[.C166]" office:value-type="float" office:value="1620000000000" calcext:value-type="float">
            <text:p>1620000000000</text:p>
          </table:table-cell>
          <table:table-cell table:formula="of:=IF(AND([.E166]=&quot;p&quot;;[.B166]=3);[.F166];&quot;&quot;)" office:value-type="float" office:value="162.777709960938" calcext:value-type="float">
            <text:p>162.7777099609</text:p>
          </table:table-cell>
          <table:table-cell table:formula="of:=[.C166]" office:value-type="float" office:value="1620000000000" calcext:value-type="float">
            <text:p>1620000000000</text:p>
          </table:table-cell>
          <table:table-cell table:formula="of:=IF([.E166]=&quot;t&quot;;[.F166];&quot;&quot;)">
            <text:p/>
          </table:table-cell>
          <table:table-cell table:formula="of:=[.C166]" office:value-type="float" office:value="1620000000000" calcext:value-type="float">
            <text:p>16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620000000000" calcext:value-type="float">
            <text:p>16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5.0227184742464" calcext:value-type="float">
            <text:p>95.0227184742</text:p>
          </table:table-cell>
          <table:table-cell/>
          <table:table-cell table:formula="of:=[.C167]" office:value-type="float" office:value="1620000000000" calcext:value-type="float">
            <text:p>1620000000000</text:p>
          </table:table-cell>
          <table:table-cell table:formula="of:=IF(AND([.E167]=&quot;p&quot;;[.B167]=3);[.F167];&quot;&quot;)">
            <text:p/>
          </table:table-cell>
          <table:table-cell table:formula="of:=[.C167]" office:value-type="float" office:value="1620000000000" calcext:value-type="float">
            <text:p>1620000000000</text:p>
          </table:table-cell>
          <table:table-cell table:formula="of:=IF([.E167]=&quot;t&quot;;[.F167];&quot;&quot;)" office:value-type="float" office:value="95.0227184742464" calcext:value-type="float">
            <text:p>95.0227184742</text:p>
          </table:table-cell>
          <table:table-cell table:formula="of:=[.C167]" office:value-type="float" office:value="1620000000000" calcext:value-type="float">
            <text:p>16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620000000000" calcext:value-type="float">
            <text:p>16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42.199571564816" calcext:value-type="float">
            <text:p>242.1995715648</text:p>
          </table:table-cell>
          <table:table-cell/>
          <table:table-cell table:formula="of:=[.C168]" office:value-type="float" office:value="1620000000000" calcext:value-type="float">
            <text:p>1620000000000</text:p>
          </table:table-cell>
          <table:table-cell table:formula="of:=IF(AND([.E168]=&quot;p&quot;;[.B168]=3);[.F168];&quot;&quot;)">
            <text:p/>
          </table:table-cell>
          <table:table-cell table:formula="of:=[.C168]" office:value-type="float" office:value="1620000000000" calcext:value-type="float">
            <text:p>1620000000000</text:p>
          </table:table-cell>
          <table:table-cell table:formula="of:=IF([.E168]=&quot;t&quot;;[.F168];&quot;&quot;)">
            <text:p/>
          </table:table-cell>
          <table:table-cell table:formula="of:=[.C168]" office:value-type="float" office:value="1620000000000" calcext:value-type="float">
            <text:p>16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620000000000" calcext:value-type="float">
            <text:p>16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04.110717773438" calcext:value-type="float">
            <text:p>104.1107177734</text:p>
          </table:table-cell>
          <table:table-cell/>
          <table:table-cell table:formula="of:=[.C169]" office:value-type="float" office:value="1620000000000" calcext:value-type="float">
            <text:p>1620000000000</text:p>
          </table:table-cell>
          <table:table-cell table:formula="of:=IF(AND([.E169]=&quot;p&quot;;[.B169]=3);[.F169];&quot;&quot;)">
            <text:p/>
          </table:table-cell>
          <table:table-cell table:formula="of:=[.C169]" office:value-type="float" office:value="1620000000000" calcext:value-type="float">
            <text:p>1620000000000</text:p>
          </table:table-cell>
          <table:table-cell table:formula="of:=IF([.E169]=&quot;t&quot;;[.F169];&quot;&quot;)">
            <text:p/>
          </table:table-cell>
          <table:table-cell table:formula="of:=[.C169]" office:value-type="float" office:value="1620000000000" calcext:value-type="float">
            <text:p>16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620000000000" calcext:value-type="float">
            <text:p>16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7.646438765406" calcext:value-type="float">
            <text:p>107.6464387654</text:p>
          </table:table-cell>
          <table:table-cell/>
          <table:table-cell table:formula="of:=[.C170]" office:value-type="float" office:value="1620000000000" calcext:value-type="float">
            <text:p>1620000000000</text:p>
          </table:table-cell>
          <table:table-cell table:formula="of:=IF(AND([.E170]=&quot;p&quot;;[.B170]=3);[.F170];&quot;&quot;)">
            <text:p/>
          </table:table-cell>
          <table:table-cell table:formula="of:=[.C170]" office:value-type="float" office:value="1620000000000" calcext:value-type="float">
            <text:p>1620000000000</text:p>
          </table:table-cell>
          <table:table-cell table:formula="of:=IF([.E170]=&quot;t&quot;;[.F170];&quot;&quot;)" office:value-type="float" office:value="107.646438765406" calcext:value-type="float">
            <text:p>107.6464387654</text:p>
          </table:table-cell>
          <table:table-cell table:formula="of:=[.C170]" office:value-type="float" office:value="1620000000000" calcext:value-type="float">
            <text:p>16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620000000000" calcext:value-type="float">
            <text:p>16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306.242843461156" calcext:value-type="float">
            <text:p>306.2428434612</text:p>
          </table:table-cell>
          <table:table-cell/>
          <table:table-cell table:formula="of:=[.C171]" office:value-type="float" office:value="1620000000000" calcext:value-type="float">
            <text:p>1620000000000</text:p>
          </table:table-cell>
          <table:table-cell table:formula="of:=IF(AND([.E171]=&quot;p&quot;;[.B171]=3);[.F171];&quot;&quot;)">
            <text:p/>
          </table:table-cell>
          <table:table-cell table:formula="of:=[.C171]" office:value-type="float" office:value="1620000000000" calcext:value-type="float">
            <text:p>1620000000000</text:p>
          </table:table-cell>
          <table:table-cell table:formula="of:=IF([.E171]=&quot;t&quot;;[.F171];&quot;&quot;)">
            <text:p/>
          </table:table-cell>
          <table:table-cell table:formula="of:=[.C171]" office:value-type="float" office:value="1620000000000" calcext:value-type="float">
            <text:p>16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620000000000" calcext:value-type="float">
            <text:p>16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197631835938" calcext:value-type="float">
            <text:p>118.1976318359</text:p>
          </table:table-cell>
          <table:table-cell/>
          <table:table-cell table:formula="of:=[.C172]" office:value-type="float" office:value="1620000000000" calcext:value-type="float">
            <text:p>1620000000000</text:p>
          </table:table-cell>
          <table:table-cell table:formula="of:=IF(AND([.E172]=&quot;p&quot;;[.B172]=3);[.F172];&quot;&quot;)">
            <text:p/>
          </table:table-cell>
          <table:table-cell table:formula="of:=[.C172]" office:value-type="float" office:value="1620000000000" calcext:value-type="float">
            <text:p>1620000000000</text:p>
          </table:table-cell>
          <table:table-cell table:formula="of:=IF([.E172]=&quot;t&quot;;[.F172];&quot;&quot;)">
            <text:p/>
          </table:table-cell>
          <table:table-cell table:formula="of:=[.C172]" office:value-type="float" office:value="1620000000000" calcext:value-type="float">
            <text:p>16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620000000000" calcext:value-type="float">
            <text:p>16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4.483001122888" calcext:value-type="float">
            <text:p>104.4830011229</text:p>
          </table:table-cell>
          <table:table-cell/>
          <table:table-cell table:formula="of:=[.C173]" office:value-type="float" office:value="1620000000000" calcext:value-type="float">
            <text:p>1620000000000</text:p>
          </table:table-cell>
          <table:table-cell table:formula="of:=IF(AND([.E173]=&quot;p&quot;;[.B173]=3);[.F173];&quot;&quot;)">
            <text:p/>
          </table:table-cell>
          <table:table-cell table:formula="of:=[.C173]" office:value-type="float" office:value="1620000000000" calcext:value-type="float">
            <text:p>1620000000000</text:p>
          </table:table-cell>
          <table:table-cell table:formula="of:=IF([.E173]=&quot;t&quot;;[.F173];&quot;&quot;)" office:value-type="float" office:value="104.483001122888" calcext:value-type="float">
            <text:p>104.4830011229</text:p>
          </table:table-cell>
          <table:table-cell table:formula="of:=[.C173]" office:value-type="float" office:value="1620000000000" calcext:value-type="float">
            <text:p>16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620000000000" calcext:value-type="float">
            <text:p>16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9.319367041174" calcext:value-type="float">
            <text:p>289.3193670412</text:p>
          </table:table-cell>
          <table:table-cell/>
          <table:table-cell table:formula="of:=[.C174]" office:value-type="float" office:value="1620000000000" calcext:value-type="float">
            <text:p>1620000000000</text:p>
          </table:table-cell>
          <table:table-cell table:formula="of:=IF(AND([.E174]=&quot;p&quot;;[.B174]=3);[.F174];&quot;&quot;)">
            <text:p/>
          </table:table-cell>
          <table:table-cell table:formula="of:=[.C174]" office:value-type="float" office:value="1620000000000" calcext:value-type="float">
            <text:p>1620000000000</text:p>
          </table:table-cell>
          <table:table-cell table:formula="of:=IF([.E174]=&quot;t&quot;;[.F174];&quot;&quot;)">
            <text:p/>
          </table:table-cell>
          <table:table-cell table:formula="of:=[.C174]" office:value-type="float" office:value="1620000000000" calcext:value-type="float">
            <text:p>16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680000000000" calcext:value-type="float">
            <text:p>16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62.777709960938" calcext:value-type="float">
            <text:p>162.7777099609</text:p>
          </table:table-cell>
          <table:table-cell/>
          <table:table-cell table:formula="of:=[.C175]" office:value-type="float" office:value="1680000000000" calcext:value-type="float">
            <text:p>1680000000000</text:p>
          </table:table-cell>
          <table:table-cell table:formula="of:=IF(AND([.E175]=&quot;p&quot;;[.B175]=3);[.F175];&quot;&quot;)" office:value-type="float" office:value="162.777709960938" calcext:value-type="float">
            <text:p>162.7777099609</text:p>
          </table:table-cell>
          <table:table-cell table:formula="of:=[.C175]" office:value-type="float" office:value="1680000000000" calcext:value-type="float">
            <text:p>1680000000000</text:p>
          </table:table-cell>
          <table:table-cell table:formula="of:=IF([.E175]=&quot;t&quot;;[.F175];&quot;&quot;)">
            <text:p/>
          </table:table-cell>
          <table:table-cell table:formula="of:=[.C175]" office:value-type="float" office:value="1680000000000" calcext:value-type="float">
            <text:p>16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680000000000" calcext:value-type="float">
            <text:p>16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3.2909874216393" calcext:value-type="float">
            <text:p>93.2909874216</text:p>
          </table:table-cell>
          <table:table-cell/>
          <table:table-cell table:formula="of:=[.C176]" office:value-type="float" office:value="1680000000000" calcext:value-type="float">
            <text:p>1680000000000</text:p>
          </table:table-cell>
          <table:table-cell table:formula="of:=IF(AND([.E176]=&quot;p&quot;;[.B176]=3);[.F176];&quot;&quot;)">
            <text:p/>
          </table:table-cell>
          <table:table-cell table:formula="of:=[.C176]" office:value-type="float" office:value="1680000000000" calcext:value-type="float">
            <text:p>1680000000000</text:p>
          </table:table-cell>
          <table:table-cell table:formula="of:=IF([.E176]=&quot;t&quot;;[.F176];&quot;&quot;)" office:value-type="float" office:value="93.2909874216393" calcext:value-type="float">
            <text:p>93.2909874216</text:p>
          </table:table-cell>
          <table:table-cell table:formula="of:=[.C176]" office:value-type="float" office:value="1680000000000" calcext:value-type="float">
            <text:p>16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680000000000" calcext:value-type="float">
            <text:p>16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43.931302617423" calcext:value-type="float">
            <text:p>243.9313026174</text:p>
          </table:table-cell>
          <table:table-cell/>
          <table:table-cell table:formula="of:=[.C177]" office:value-type="float" office:value="1680000000000" calcext:value-type="float">
            <text:p>1680000000000</text:p>
          </table:table-cell>
          <table:table-cell table:formula="of:=IF(AND([.E177]=&quot;p&quot;;[.B177]=3);[.F177];&quot;&quot;)">
            <text:p/>
          </table:table-cell>
          <table:table-cell table:formula="of:=[.C177]" office:value-type="float" office:value="1680000000000" calcext:value-type="float">
            <text:p>1680000000000</text:p>
          </table:table-cell>
          <table:table-cell table:formula="of:=IF([.E177]=&quot;t&quot;;[.F177];&quot;&quot;)">
            <text:p/>
          </table:table-cell>
          <table:table-cell table:formula="of:=[.C177]" office:value-type="float" office:value="1680000000000" calcext:value-type="float">
            <text:p>16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680000000000" calcext:value-type="float">
            <text:p>16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39.544677734375" calcext:value-type="float">
            <text:p>139.5446777344</text:p>
          </table:table-cell>
          <table:table-cell/>
          <table:table-cell table:formula="of:=[.C178]" office:value-type="float" office:value="1680000000000" calcext:value-type="float">
            <text:p>1680000000000</text:p>
          </table:table-cell>
          <table:table-cell table:formula="of:=IF(AND([.E178]=&quot;p&quot;;[.B178]=3);[.F178];&quot;&quot;)">
            <text:p/>
          </table:table-cell>
          <table:table-cell table:formula="of:=[.C178]" office:value-type="float" office:value="1680000000000" calcext:value-type="float">
            <text:p>1680000000000</text:p>
          </table:table-cell>
          <table:table-cell table:formula="of:=IF([.E178]=&quot;t&quot;;[.F178];&quot;&quot;)">
            <text:p/>
          </table:table-cell>
          <table:table-cell table:formula="of:=[.C178]" office:value-type="float" office:value="1680000000000" calcext:value-type="float">
            <text:p>16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680000000000" calcext:value-type="float">
            <text:p>16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9.891015122192" calcext:value-type="float">
            <text:p>109.8910151222</text:p>
          </table:table-cell>
          <table:table-cell/>
          <table:table-cell table:formula="of:=[.C179]" office:value-type="float" office:value="1680000000000" calcext:value-type="float">
            <text:p>1680000000000</text:p>
          </table:table-cell>
          <table:table-cell table:formula="of:=IF(AND([.E179]=&quot;p&quot;;[.B179]=3);[.F179];&quot;&quot;)">
            <text:p/>
          </table:table-cell>
          <table:table-cell table:formula="of:=[.C179]" office:value-type="float" office:value="1680000000000" calcext:value-type="float">
            <text:p>1680000000000</text:p>
          </table:table-cell>
          <table:table-cell table:formula="of:=IF([.E179]=&quot;t&quot;;[.F179];&quot;&quot;)" office:value-type="float" office:value="109.891015122192" calcext:value-type="float">
            <text:p>109.8910151222</text:p>
          </table:table-cell>
          <table:table-cell table:formula="of:=[.C179]" office:value-type="float" office:value="1680000000000" calcext:value-type="float">
            <text:p>16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680000000000" calcext:value-type="float">
            <text:p>16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69.564307143433" calcext:value-type="float">
            <text:p>269.5643071434</text:p>
          </table:table-cell>
          <table:table-cell/>
          <table:table-cell table:formula="of:=[.C180]" office:value-type="float" office:value="1680000000000" calcext:value-type="float">
            <text:p>1680000000000</text:p>
          </table:table-cell>
          <table:table-cell table:formula="of:=IF(AND([.E180]=&quot;p&quot;;[.B180]=3);[.F180];&quot;&quot;)">
            <text:p/>
          </table:table-cell>
          <table:table-cell table:formula="of:=[.C180]" office:value-type="float" office:value="1680000000000" calcext:value-type="float">
            <text:p>1680000000000</text:p>
          </table:table-cell>
          <table:table-cell table:formula="of:=IF([.E180]=&quot;t&quot;;[.F180];&quot;&quot;)">
            <text:p/>
          </table:table-cell>
          <table:table-cell table:formula="of:=[.C180]" office:value-type="float" office:value="1680000000000" calcext:value-type="float">
            <text:p>16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680000000000" calcext:value-type="float">
            <text:p>16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26171875" calcext:value-type="float">
            <text:p>118.26171875</text:p>
          </table:table-cell>
          <table:table-cell/>
          <table:table-cell table:formula="of:=[.C181]" office:value-type="float" office:value="1680000000000" calcext:value-type="float">
            <text:p>1680000000000</text:p>
          </table:table-cell>
          <table:table-cell table:formula="of:=IF(AND([.E181]=&quot;p&quot;;[.B181]=3);[.F181];&quot;&quot;)">
            <text:p/>
          </table:table-cell>
          <table:table-cell table:formula="of:=[.C181]" office:value-type="float" office:value="1680000000000" calcext:value-type="float">
            <text:p>1680000000000</text:p>
          </table:table-cell>
          <table:table-cell table:formula="of:=IF([.E181]=&quot;t&quot;;[.F181];&quot;&quot;)">
            <text:p/>
          </table:table-cell>
          <table:table-cell table:formula="of:=[.C181]" office:value-type="float" office:value="1680000000000" calcext:value-type="float">
            <text:p>16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680000000000" calcext:value-type="float">
            <text:p>16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5.755426888739" calcext:value-type="float">
            <text:p>105.7554268887</text:p>
          </table:table-cell>
          <table:table-cell/>
          <table:table-cell table:formula="of:=[.C182]" office:value-type="float" office:value="1680000000000" calcext:value-type="float">
            <text:p>1680000000000</text:p>
          </table:table-cell>
          <table:table-cell table:formula="of:=IF(AND([.E182]=&quot;p&quot;;[.B182]=3);[.F182];&quot;&quot;)">
            <text:p/>
          </table:table-cell>
          <table:table-cell table:formula="of:=[.C182]" office:value-type="float" office:value="1680000000000" calcext:value-type="float">
            <text:p>1680000000000</text:p>
          </table:table-cell>
          <table:table-cell table:formula="of:=IF([.E182]=&quot;t&quot;;[.F182];&quot;&quot;)" office:value-type="float" office:value="105.755426888739" calcext:value-type="float">
            <text:p>105.7554268887</text:p>
          </table:table-cell>
          <table:table-cell table:formula="of:=[.C182]" office:value-type="float" office:value="1680000000000" calcext:value-type="float">
            <text:p>16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680000000000" calcext:value-type="float">
            <text:p>16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8.982854361261" calcext:value-type="float">
            <text:p>288.9828543613</text:p>
          </table:table-cell>
          <table:table-cell/>
          <table:table-cell table:formula="of:=[.C183]" office:value-type="float" office:value="1680000000000" calcext:value-type="float">
            <text:p>1680000000000</text:p>
          </table:table-cell>
          <table:table-cell table:formula="of:=IF(AND([.E183]=&quot;p&quot;;[.B183]=3);[.F183];&quot;&quot;)">
            <text:p/>
          </table:table-cell>
          <table:table-cell table:formula="of:=[.C183]" office:value-type="float" office:value="1680000000000" calcext:value-type="float">
            <text:p>1680000000000</text:p>
          </table:table-cell>
          <table:table-cell table:formula="of:=IF([.E183]=&quot;t&quot;;[.F183];&quot;&quot;)">
            <text:p/>
          </table:table-cell>
          <table:table-cell table:formula="of:=[.C183]" office:value-type="float" office:value="1680000000000" calcext:value-type="float">
            <text:p>16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740000000000" calcext:value-type="float">
            <text:p>17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62.753295898438" calcext:value-type="float">
            <text:p>162.7532958984</text:p>
          </table:table-cell>
          <table:table-cell/>
          <table:table-cell table:formula="of:=[.C184]" office:value-type="float" office:value="1740000000000" calcext:value-type="float">
            <text:p>1740000000000</text:p>
          </table:table-cell>
          <table:table-cell table:formula="of:=IF(AND([.E184]=&quot;p&quot;;[.B184]=3);[.F184];&quot;&quot;)" office:value-type="float" office:value="162.753295898438" calcext:value-type="float">
            <text:p>162.7532958984</text:p>
          </table:table-cell>
          <table:table-cell table:formula="of:=[.C184]" office:value-type="float" office:value="1740000000000" calcext:value-type="float">
            <text:p>1740000000000</text:p>
          </table:table-cell>
          <table:table-cell table:formula="of:=IF([.E184]=&quot;t&quot;;[.F184];&quot;&quot;)">
            <text:p/>
          </table:table-cell>
          <table:table-cell table:formula="of:=[.C184]" office:value-type="float" office:value="1740000000000" calcext:value-type="float">
            <text:p>17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740000000000" calcext:value-type="float">
            <text:p>17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2.3114262500828" calcext:value-type="float">
            <text:p>92.3114262501</text:p>
          </table:table-cell>
          <table:table-cell/>
          <table:table-cell table:formula="of:=[.C185]" office:value-type="float" office:value="1740000000000" calcext:value-type="float">
            <text:p>1740000000000</text:p>
          </table:table-cell>
          <table:table-cell table:formula="of:=IF(AND([.E185]=&quot;p&quot;;[.B185]=3);[.F185];&quot;&quot;)">
            <text:p/>
          </table:table-cell>
          <table:table-cell table:formula="of:=[.C185]" office:value-type="float" office:value="1740000000000" calcext:value-type="float">
            <text:p>1740000000000</text:p>
          </table:table-cell>
          <table:table-cell table:formula="of:=IF([.E185]=&quot;t&quot;;[.F185];&quot;&quot;)" office:value-type="float" office:value="92.3114262500828" calcext:value-type="float">
            <text:p>92.3114262501</text:p>
          </table:table-cell>
          <table:table-cell table:formula="of:=[.C185]" office:value-type="float" office:value="1740000000000" calcext:value-type="float">
            <text:p>17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740000000000" calcext:value-type="float">
            <text:p>17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44.93527785148" calcext:value-type="float">
            <text:p>244.9352778515</text:p>
          </table:table-cell>
          <table:table-cell/>
          <table:table-cell table:formula="of:=[.C186]" office:value-type="float" office:value="1740000000000" calcext:value-type="float">
            <text:p>1740000000000</text:p>
          </table:table-cell>
          <table:table-cell table:formula="of:=IF(AND([.E186]=&quot;p&quot;;[.B186]=3);[.F186];&quot;&quot;)">
            <text:p/>
          </table:table-cell>
          <table:table-cell table:formula="of:=[.C186]" office:value-type="float" office:value="1740000000000" calcext:value-type="float">
            <text:p>1740000000000</text:p>
          </table:table-cell>
          <table:table-cell table:formula="of:=IF([.E186]=&quot;t&quot;;[.F186];&quot;&quot;)">
            <text:p/>
          </table:table-cell>
          <table:table-cell table:formula="of:=[.C186]" office:value-type="float" office:value="1740000000000" calcext:value-type="float">
            <text:p>17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740000000000" calcext:value-type="float">
            <text:p>17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49.64599609375" calcext:value-type="float">
            <text:p>149.6459960938</text:p>
          </table:table-cell>
          <table:table-cell/>
          <table:table-cell table:formula="of:=[.C187]" office:value-type="float" office:value="1740000000000" calcext:value-type="float">
            <text:p>1740000000000</text:p>
          </table:table-cell>
          <table:table-cell table:formula="of:=IF(AND([.E187]=&quot;p&quot;;[.B187]=3);[.F187];&quot;&quot;)">
            <text:p/>
          </table:table-cell>
          <table:table-cell table:formula="of:=[.C187]" office:value-type="float" office:value="1740000000000" calcext:value-type="float">
            <text:p>1740000000000</text:p>
          </table:table-cell>
          <table:table-cell table:formula="of:=IF([.E187]=&quot;t&quot;;[.F187];&quot;&quot;)">
            <text:p/>
          </table:table-cell>
          <table:table-cell table:formula="of:=[.C187]" office:value-type="float" office:value="1740000000000" calcext:value-type="float">
            <text:p>17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740000000000" calcext:value-type="float">
            <text:p>17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9.509363712097" calcext:value-type="float">
            <text:p>109.5093637121</text:p>
          </table:table-cell>
          <table:table-cell/>
          <table:table-cell table:formula="of:=[.C188]" office:value-type="float" office:value="1740000000000" calcext:value-type="float">
            <text:p>1740000000000</text:p>
          </table:table-cell>
          <table:table-cell table:formula="of:=IF(AND([.E188]=&quot;p&quot;;[.B188]=3);[.F188];&quot;&quot;)">
            <text:p/>
          </table:table-cell>
          <table:table-cell table:formula="of:=[.C188]" office:value-type="float" office:value="1740000000000" calcext:value-type="float">
            <text:p>1740000000000</text:p>
          </table:table-cell>
          <table:table-cell table:formula="of:=IF([.E188]=&quot;t&quot;;[.F188];&quot;&quot;)" office:value-type="float" office:value="109.509363712097" calcext:value-type="float">
            <text:p>109.5093637121</text:p>
          </table:table-cell>
          <table:table-cell table:formula="of:=[.C188]" office:value-type="float" office:value="1740000000000" calcext:value-type="float">
            <text:p>17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740000000000" calcext:value-type="float">
            <text:p>17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60.844640194153" calcext:value-type="float">
            <text:p>260.8446401942</text:p>
          </table:table-cell>
          <table:table-cell/>
          <table:table-cell table:formula="of:=[.C189]" office:value-type="float" office:value="1740000000000" calcext:value-type="float">
            <text:p>1740000000000</text:p>
          </table:table-cell>
          <table:table-cell table:formula="of:=IF(AND([.E189]=&quot;p&quot;;[.B189]=3);[.F189];&quot;&quot;)">
            <text:p/>
          </table:table-cell>
          <table:table-cell table:formula="of:=[.C189]" office:value-type="float" office:value="1740000000000" calcext:value-type="float">
            <text:p>1740000000000</text:p>
          </table:table-cell>
          <table:table-cell table:formula="of:=IF([.E189]=&quot;t&quot;;[.F189];&quot;&quot;)">
            <text:p/>
          </table:table-cell>
          <table:table-cell table:formula="of:=[.C189]" office:value-type="float" office:value="1740000000000" calcext:value-type="float">
            <text:p>17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740000000000" calcext:value-type="float">
            <text:p>17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0.269775390625" calcext:value-type="float">
            <text:p>120.2697753906</text:p>
          </table:table-cell>
          <table:table-cell/>
          <table:table-cell table:formula="of:=[.C190]" office:value-type="float" office:value="1740000000000" calcext:value-type="float">
            <text:p>1740000000000</text:p>
          </table:table-cell>
          <table:table-cell table:formula="of:=IF(AND([.E190]=&quot;p&quot;;[.B190]=3);[.F190];&quot;&quot;)">
            <text:p/>
          </table:table-cell>
          <table:table-cell table:formula="of:=[.C190]" office:value-type="float" office:value="1740000000000" calcext:value-type="float">
            <text:p>1740000000000</text:p>
          </table:table-cell>
          <table:table-cell table:formula="of:=IF([.E190]=&quot;t&quot;;[.F190];&quot;&quot;)">
            <text:p/>
          </table:table-cell>
          <table:table-cell table:formula="of:=[.C190]" office:value-type="float" office:value="1740000000000" calcext:value-type="float">
            <text:p>17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740000000000" calcext:value-type="float">
            <text:p>17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2.635654321673" calcext:value-type="float">
            <text:p>102.6356543217</text:p>
          </table:table-cell>
          <table:table-cell/>
          <table:table-cell table:formula="of:=[.C191]" office:value-type="float" office:value="1740000000000" calcext:value-type="float">
            <text:p>1740000000000</text:p>
          </table:table-cell>
          <table:table-cell table:formula="of:=IF(AND([.E191]=&quot;p&quot;;[.B191]=3);[.F191];&quot;&quot;)">
            <text:p/>
          </table:table-cell>
          <table:table-cell table:formula="of:=[.C191]" office:value-type="float" office:value="1740000000000" calcext:value-type="float">
            <text:p>1740000000000</text:p>
          </table:table-cell>
          <table:table-cell table:formula="of:=IF([.E191]=&quot;t&quot;;[.F191];&quot;&quot;)" office:value-type="float" office:value="102.635654321673" calcext:value-type="float">
            <text:p>102.6356543217</text:p>
          </table:table-cell>
          <table:table-cell table:formula="of:=[.C191]" office:value-type="float" office:value="1740000000000" calcext:value-type="float">
            <text:p>17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740000000000" calcext:value-type="float">
            <text:p>17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1.094570287702" calcext:value-type="float">
            <text:p>291.0945702877</text:p>
          </table:table-cell>
          <table:table-cell/>
          <table:table-cell table:formula="of:=[.C192]" office:value-type="float" office:value="1740000000000" calcext:value-type="float">
            <text:p>1740000000000</text:p>
          </table:table-cell>
          <table:table-cell table:formula="of:=IF(AND([.E192]=&quot;p&quot;;[.B192]=3);[.F192];&quot;&quot;)">
            <text:p/>
          </table:table-cell>
          <table:table-cell table:formula="of:=[.C192]" office:value-type="float" office:value="1740000000000" calcext:value-type="float">
            <text:p>1740000000000</text:p>
          </table:table-cell>
          <table:table-cell table:formula="of:=IF([.E192]=&quot;t&quot;;[.F192];&quot;&quot;)">
            <text:p/>
          </table:table-cell>
          <table:table-cell table:formula="of:=[.C192]" office:value-type="float" office:value="1740000000000" calcext:value-type="float">
            <text:p>17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0" calcext:value-type="float">
            <text:p>18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68.402099609375" calcext:value-type="float">
            <text:p>168.4020996094</text:p>
          </table:table-cell>
          <table:table-cell/>
          <table:table-cell table:formula="of:=[.C193]" office:value-type="float" office:value="1800000000000" calcext:value-type="float">
            <text:p>1800000000000</text:p>
          </table:table-cell>
          <table:table-cell table:formula="of:=IF(AND([.E193]=&quot;p&quot;;[.B193]=3);[.F193];&quot;&quot;)" office:value-type="float" office:value="168.402099609375" calcext:value-type="float">
            <text:p>168.4020996094</text:p>
          </table:table-cell>
          <table:table-cell table:formula="of:=[.C193]" office:value-type="float" office:value="1800000000000" calcext:value-type="float">
            <text:p>1800000000000</text:p>
          </table:table-cell>
          <table:table-cell table:formula="of:=IF([.E193]=&quot;t&quot;;[.F193];&quot;&quot;)">
            <text:p/>
          </table:table-cell>
          <table:table-cell table:formula="of:=[.C193]" office:value-type="float" office:value="1800000000000" calcext:value-type="float">
            <text:p>18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0" calcext:value-type="float">
            <text:p>18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4.4760606604093" calcext:value-type="float">
            <text:p>94.4760606604</text:p>
          </table:table-cell>
          <table:table-cell/>
          <table:table-cell table:formula="of:=[.C194]" office:value-type="float" office:value="1800000000000" calcext:value-type="float">
            <text:p>1800000000000</text:p>
          </table:table-cell>
          <table:table-cell table:formula="of:=IF(AND([.E194]=&quot;p&quot;;[.B194]=3);[.F194];&quot;&quot;)">
            <text:p/>
          </table:table-cell>
          <table:table-cell table:formula="of:=[.C194]" office:value-type="float" office:value="1800000000000" calcext:value-type="float">
            <text:p>1800000000000</text:p>
          </table:table-cell>
          <table:table-cell table:formula="of:=IF([.E194]=&quot;t&quot;;[.F194];&quot;&quot;)" office:value-type="float" office:value="94.4760606604093" calcext:value-type="float">
            <text:p>94.4760606604</text:p>
          </table:table-cell>
          <table:table-cell table:formula="of:=[.C194]" office:value-type="float" office:value="1800000000000" calcext:value-type="float">
            <text:p>18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800000000000" calcext:value-type="float">
            <text:p>18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37.121839730216" calcext:value-type="float">
            <text:p>237.1218397302</text:p>
          </table:table-cell>
          <table:table-cell/>
          <table:table-cell table:formula="of:=[.C195]" office:value-type="float" office:value="1800000000000" calcext:value-type="float">
            <text:p>1800000000000</text:p>
          </table:table-cell>
          <table:table-cell table:formula="of:=IF(AND([.E195]=&quot;p&quot;;[.B195]=3);[.F195];&quot;&quot;)">
            <text:p/>
          </table:table-cell>
          <table:table-cell table:formula="of:=[.C195]" office:value-type="float" office:value="1800000000000" calcext:value-type="float">
            <text:p>1800000000000</text:p>
          </table:table-cell>
          <table:table-cell table:formula="of:=IF([.E195]=&quot;t&quot;;[.F195];&quot;&quot;)">
            <text:p/>
          </table:table-cell>
          <table:table-cell table:formula="of:=[.C195]" office:value-type="float" office:value="1800000000000" calcext:value-type="float">
            <text:p>18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0" calcext:value-type="float">
            <text:p>18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47.381591796875" calcext:value-type="float">
            <text:p>147.3815917969</text:p>
          </table:table-cell>
          <table:table-cell/>
          <table:table-cell table:formula="of:=[.C196]" office:value-type="float" office:value="1800000000000" calcext:value-type="float">
            <text:p>1800000000000</text:p>
          </table:table-cell>
          <table:table-cell table:formula="of:=IF(AND([.E196]=&quot;p&quot;;[.B196]=3);[.F196];&quot;&quot;)">
            <text:p/>
          </table:table-cell>
          <table:table-cell table:formula="of:=[.C196]" office:value-type="float" office:value="1800000000000" calcext:value-type="float">
            <text:p>1800000000000</text:p>
          </table:table-cell>
          <table:table-cell table:formula="of:=IF([.E196]=&quot;t&quot;;[.F196];&quot;&quot;)">
            <text:p/>
          </table:table-cell>
          <table:table-cell table:formula="of:=[.C196]" office:value-type="float" office:value="1800000000000" calcext:value-type="float">
            <text:p>18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0" calcext:value-type="float">
            <text:p>18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11.035349442627" calcext:value-type="float">
            <text:p>111.0353494426</text:p>
          </table:table-cell>
          <table:table-cell/>
          <table:table-cell table:formula="of:=[.C197]" office:value-type="float" office:value="1800000000000" calcext:value-type="float">
            <text:p>1800000000000</text:p>
          </table:table-cell>
          <table:table-cell table:formula="of:=IF(AND([.E197]=&quot;p&quot;;[.B197]=3);[.F197];&quot;&quot;)">
            <text:p/>
          </table:table-cell>
          <table:table-cell table:formula="of:=[.C197]" office:value-type="float" office:value="1800000000000" calcext:value-type="float">
            <text:p>1800000000000</text:p>
          </table:table-cell>
          <table:table-cell table:formula="of:=IF([.E197]=&quot;t&quot;;[.F197];&quot;&quot;)" office:value-type="float" office:value="111.035349442627" calcext:value-type="float">
            <text:p>111.0353494426</text:p>
          </table:table-cell>
          <table:table-cell table:formula="of:=[.C197]" office:value-type="float" office:value="1800000000000" calcext:value-type="float">
            <text:p>18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800000000000" calcext:value-type="float">
            <text:p>18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62.583058760498" calcext:value-type="float">
            <text:p>262.5830587605</text:p>
          </table:table-cell>
          <table:table-cell/>
          <table:table-cell table:formula="of:=[.C198]" office:value-type="float" office:value="1800000000000" calcext:value-type="float">
            <text:p>1800000000000</text:p>
          </table:table-cell>
          <table:table-cell table:formula="of:=IF(AND([.E198]=&quot;p&quot;;[.B198]=3);[.F198];&quot;&quot;)">
            <text:p/>
          </table:table-cell>
          <table:table-cell table:formula="of:=[.C198]" office:value-type="float" office:value="1800000000000" calcext:value-type="float">
            <text:p>1800000000000</text:p>
          </table:table-cell>
          <table:table-cell table:formula="of:=IF([.E198]=&quot;t&quot;;[.F198];&quot;&quot;)">
            <text:p/>
          </table:table-cell>
          <table:table-cell table:formula="of:=[.C198]" office:value-type="float" office:value="1800000000000" calcext:value-type="float">
            <text:p>18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0" calcext:value-type="float">
            <text:p>18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0.272827148438" calcext:value-type="float">
            <text:p>120.2728271484</text:p>
          </table:table-cell>
          <table:table-cell/>
          <table:table-cell table:formula="of:=[.C199]" office:value-type="float" office:value="1800000000000" calcext:value-type="float">
            <text:p>1800000000000</text:p>
          </table:table-cell>
          <table:table-cell table:formula="of:=IF(AND([.E199]=&quot;p&quot;;[.B199]=3);[.F199];&quot;&quot;)">
            <text:p/>
          </table:table-cell>
          <table:table-cell table:formula="of:=[.C199]" office:value-type="float" office:value="1800000000000" calcext:value-type="float">
            <text:p>1800000000000</text:p>
          </table:table-cell>
          <table:table-cell table:formula="of:=IF([.E199]=&quot;t&quot;;[.F199];&quot;&quot;)">
            <text:p/>
          </table:table-cell>
          <table:table-cell table:formula="of:=[.C199]" office:value-type="float" office:value="1800000000000" calcext:value-type="float">
            <text:p>18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0" calcext:value-type="float">
            <text:p>18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5.525114942551" calcext:value-type="float">
            <text:p>105.5251149426</text:p>
          </table:table-cell>
          <table:table-cell/>
          <table:table-cell table:formula="of:=[.C200]" office:value-type="float" office:value="1800000000000" calcext:value-type="float">
            <text:p>1800000000000</text:p>
          </table:table-cell>
          <table:table-cell table:formula="of:=IF(AND([.E200]=&quot;p&quot;;[.B200]=3);[.F200];&quot;&quot;)">
            <text:p/>
          </table:table-cell>
          <table:table-cell table:formula="of:=[.C200]" office:value-type="float" office:value="1800000000000" calcext:value-type="float">
            <text:p>1800000000000</text:p>
          </table:table-cell>
          <table:table-cell table:formula="of:=IF([.E200]=&quot;t&quot;;[.F200];&quot;&quot;)" office:value-type="float" office:value="105.525114942551" calcext:value-type="float">
            <text:p>105.5251149426</text:p>
          </table:table-cell>
          <table:table-cell table:formula="of:=[.C200]" office:value-type="float" office:value="1800000000000" calcext:value-type="float">
            <text:p>18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800000000000" calcext:value-type="float">
            <text:p>180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89.202057909011" calcext:value-type="float">
            <text:p>289.202057909</text:p>
          </table:table-cell>
          <table:table-cell/>
          <table:table-cell table:formula="of:=[.C201]" office:value-type="float" office:value="1800000000000" calcext:value-type="float">
            <text:p>1800000000000</text:p>
          </table:table-cell>
          <table:table-cell table:formula="of:=IF(AND([.E201]=&quot;p&quot;;[.B201]=3);[.F201];&quot;&quot;)">
            <text:p/>
          </table:table-cell>
          <table:table-cell table:formula="of:=[.C201]" office:value-type="float" office:value="1800000000000" calcext:value-type="float">
            <text:p>1800000000000</text:p>
          </table:table-cell>
          <table:table-cell table:formula="of:=IF([.E201]=&quot;t&quot;;[.F201];&quot;&quot;)">
            <text:p/>
          </table:table-cell>
          <table:table-cell table:formula="of:=[.C201]" office:value-type="float" office:value="1800000000000" calcext:value-type="float">
            <text:p>180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860000000000" calcext:value-type="float">
            <text:p>18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68.374633789063" calcext:value-type="float">
            <text:p>168.3746337891</text:p>
          </table:table-cell>
          <table:table-cell/>
          <table:table-cell table:formula="of:=[.C202]" office:value-type="float" office:value="1860000000000" calcext:value-type="float">
            <text:p>1860000000000</text:p>
          </table:table-cell>
          <table:table-cell table:formula="of:=IF(AND([.E202]=&quot;p&quot;;[.B202]=3);[.F202];&quot;&quot;)" office:value-type="float" office:value="168.374633789063" calcext:value-type="float">
            <text:p>168.3746337891</text:p>
          </table:table-cell>
          <table:table-cell table:formula="of:=[.C202]" office:value-type="float" office:value="1860000000000" calcext:value-type="float">
            <text:p>1860000000000</text:p>
          </table:table-cell>
          <table:table-cell table:formula="of:=IF([.E202]=&quot;t&quot;;[.F202];&quot;&quot;)">
            <text:p/>
          </table:table-cell>
          <table:table-cell table:formula="of:=[.C202]" office:value-type="float" office:value="1860000000000" calcext:value-type="float">
            <text:p>18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860000000000" calcext:value-type="float">
            <text:p>18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1.8356731367362" calcext:value-type="float">
            <text:p>91.8356731367</text:p>
          </table:table-cell>
          <table:table-cell/>
          <table:table-cell table:formula="of:=[.C203]" office:value-type="float" office:value="1860000000000" calcext:value-type="float">
            <text:p>1860000000000</text:p>
          </table:table-cell>
          <table:table-cell table:formula="of:=IF(AND([.E203]=&quot;p&quot;;[.B203]=3);[.F203];&quot;&quot;)">
            <text:p/>
          </table:table-cell>
          <table:table-cell table:formula="of:=[.C203]" office:value-type="float" office:value="1860000000000" calcext:value-type="float">
            <text:p>1860000000000</text:p>
          </table:table-cell>
          <table:table-cell table:formula="of:=IF([.E203]=&quot;t&quot;;[.F203];&quot;&quot;)" office:value-type="float" office:value="91.8356731367362" calcext:value-type="float">
            <text:p>91.8356731367</text:p>
          </table:table-cell>
          <table:table-cell table:formula="of:=[.C203]" office:value-type="float" office:value="1860000000000" calcext:value-type="float">
            <text:p>18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860000000000" calcext:value-type="float">
            <text:p>18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39.789693074201" calcext:value-type="float">
            <text:p>239.7896930742</text:p>
          </table:table-cell>
          <table:table-cell/>
          <table:table-cell table:formula="of:=[.C204]" office:value-type="float" office:value="1860000000000" calcext:value-type="float">
            <text:p>1860000000000</text:p>
          </table:table-cell>
          <table:table-cell table:formula="of:=IF(AND([.E204]=&quot;p&quot;;[.B204]=3);[.F204];&quot;&quot;)">
            <text:p/>
          </table:table-cell>
          <table:table-cell table:formula="of:=[.C204]" office:value-type="float" office:value="1860000000000" calcext:value-type="float">
            <text:p>1860000000000</text:p>
          </table:table-cell>
          <table:table-cell table:formula="of:=IF([.E204]=&quot;t&quot;;[.F204];&quot;&quot;)">
            <text:p/>
          </table:table-cell>
          <table:table-cell table:formula="of:=[.C204]" office:value-type="float" office:value="1860000000000" calcext:value-type="float">
            <text:p>18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860000000000" calcext:value-type="float">
            <text:p>18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49.246215820313" calcext:value-type="float">
            <text:p>149.2462158203</text:p>
          </table:table-cell>
          <table:table-cell/>
          <table:table-cell table:formula="of:=[.C205]" office:value-type="float" office:value="1860000000000" calcext:value-type="float">
            <text:p>1860000000000</text:p>
          </table:table-cell>
          <table:table-cell table:formula="of:=IF(AND([.E205]=&quot;p&quot;;[.B205]=3);[.F205];&quot;&quot;)">
            <text:p/>
          </table:table-cell>
          <table:table-cell table:formula="of:=[.C205]" office:value-type="float" office:value="1860000000000" calcext:value-type="float">
            <text:p>1860000000000</text:p>
          </table:table-cell>
          <table:table-cell table:formula="of:=IF([.E205]=&quot;t&quot;;[.F205];&quot;&quot;)">
            <text:p/>
          </table:table-cell>
          <table:table-cell table:formula="of:=[.C205]" office:value-type="float" office:value="1860000000000" calcext:value-type="float">
            <text:p>18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860000000000" calcext:value-type="float">
            <text:p>18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13.379719780961" calcext:value-type="float">
            <text:p>113.379719781</text:p>
          </table:table-cell>
          <table:table-cell/>
          <table:table-cell table:formula="of:=[.C206]" office:value-type="float" office:value="1860000000000" calcext:value-type="float">
            <text:p>1860000000000</text:p>
          </table:table-cell>
          <table:table-cell table:formula="of:=IF(AND([.E206]=&quot;p&quot;;[.B206]=3);[.F206];&quot;&quot;)">
            <text:p/>
          </table:table-cell>
          <table:table-cell table:formula="of:=[.C206]" office:value-type="float" office:value="1860000000000" calcext:value-type="float">
            <text:p>1860000000000</text:p>
          </table:table-cell>
          <table:table-cell table:formula="of:=IF([.E206]=&quot;t&quot;;[.F206];&quot;&quot;)" office:value-type="float" office:value="113.379719780961" calcext:value-type="float">
            <text:p>113.379719781</text:p>
          </table:table-cell>
          <table:table-cell table:formula="of:=[.C206]" office:value-type="float" office:value="1860000000000" calcext:value-type="float">
            <text:p>18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860000000000" calcext:value-type="float">
            <text:p>18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59.374064398726" calcext:value-type="float">
            <text:p>259.3740643987</text:p>
          </table:table-cell>
          <table:table-cell/>
          <table:table-cell table:formula="of:=[.C207]" office:value-type="float" office:value="1860000000000" calcext:value-type="float">
            <text:p>1860000000000</text:p>
          </table:table-cell>
          <table:table-cell table:formula="of:=IF(AND([.E207]=&quot;p&quot;;[.B207]=3);[.F207];&quot;&quot;)">
            <text:p/>
          </table:table-cell>
          <table:table-cell table:formula="of:=[.C207]" office:value-type="float" office:value="1860000000000" calcext:value-type="float">
            <text:p>1860000000000</text:p>
          </table:table-cell>
          <table:table-cell table:formula="of:=IF([.E207]=&quot;t&quot;;[.F207];&quot;&quot;)">
            <text:p/>
          </table:table-cell>
          <table:table-cell table:formula="of:=[.C207]" office:value-type="float" office:value="1860000000000" calcext:value-type="float">
            <text:p>18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860000000000" calcext:value-type="float">
            <text:p>18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9.287109375" calcext:value-type="float">
            <text:p>119.287109375</text:p>
          </table:table-cell>
          <table:table-cell/>
          <table:table-cell table:formula="of:=[.C208]" office:value-type="float" office:value="1860000000000" calcext:value-type="float">
            <text:p>1860000000000</text:p>
          </table:table-cell>
          <table:table-cell table:formula="of:=IF(AND([.E208]=&quot;p&quot;;[.B208]=3);[.F208];&quot;&quot;)">
            <text:p/>
          </table:table-cell>
          <table:table-cell table:formula="of:=[.C208]" office:value-type="float" office:value="1860000000000" calcext:value-type="float">
            <text:p>1860000000000</text:p>
          </table:table-cell>
          <table:table-cell table:formula="of:=IF([.E208]=&quot;t&quot;;[.F208];&quot;&quot;)">
            <text:p/>
          </table:table-cell>
          <table:table-cell table:formula="of:=[.C208]" office:value-type="float" office:value="1860000000000" calcext:value-type="float">
            <text:p>18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860000000000" calcext:value-type="float">
            <text:p>18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3.654249221998" calcext:value-type="float">
            <text:p>103.654249222</text:p>
          </table:table-cell>
          <table:table-cell/>
          <table:table-cell table:formula="of:=[.C209]" office:value-type="float" office:value="1860000000000" calcext:value-type="float">
            <text:p>1860000000000</text:p>
          </table:table-cell>
          <table:table-cell table:formula="of:=IF(AND([.E209]=&quot;p&quot;;[.B209]=3);[.F209];&quot;&quot;)">
            <text:p/>
          </table:table-cell>
          <table:table-cell table:formula="of:=[.C209]" office:value-type="float" office:value="1860000000000" calcext:value-type="float">
            <text:p>1860000000000</text:p>
          </table:table-cell>
          <table:table-cell table:formula="of:=IF([.E209]=&quot;t&quot;;[.F209];&quot;&quot;)" office:value-type="float" office:value="103.654249221998" calcext:value-type="float">
            <text:p>103.654249222</text:p>
          </table:table-cell>
          <table:table-cell table:formula="of:=[.C209]" office:value-type="float" office:value="1860000000000" calcext:value-type="float">
            <text:p>18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860000000000" calcext:value-type="float">
            <text:p>186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3.058641403002" calcext:value-type="float">
            <text:p>293.058641403</text:p>
          </table:table-cell>
          <table:table-cell/>
          <table:table-cell table:formula="of:=[.C210]" office:value-type="float" office:value="1860000000000" calcext:value-type="float">
            <text:p>1860000000000</text:p>
          </table:table-cell>
          <table:table-cell table:formula="of:=IF(AND([.E210]=&quot;p&quot;;[.B210]=3);[.F210];&quot;&quot;)">
            <text:p/>
          </table:table-cell>
          <table:table-cell table:formula="of:=[.C210]" office:value-type="float" office:value="1860000000000" calcext:value-type="float">
            <text:p>1860000000000</text:p>
          </table:table-cell>
          <table:table-cell table:formula="of:=IF([.E210]=&quot;t&quot;;[.F210];&quot;&quot;)">
            <text:p/>
          </table:table-cell>
          <table:table-cell table:formula="of:=[.C210]" office:value-type="float" office:value="1860000000000" calcext:value-type="float">
            <text:p>186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920000000000" calcext:value-type="float">
            <text:p>19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91.140747070313" calcext:value-type="float">
            <text:p>191.1407470703</text:p>
          </table:table-cell>
          <table:table-cell/>
          <table:table-cell table:formula="of:=[.C211]" office:value-type="float" office:value="1920000000000" calcext:value-type="float">
            <text:p>1920000000000</text:p>
          </table:table-cell>
          <table:table-cell table:formula="of:=IF(AND([.E211]=&quot;p&quot;;[.B211]=3);[.F211];&quot;&quot;)" office:value-type="float" office:value="191.140747070313" calcext:value-type="float">
            <text:p>191.1407470703</text:p>
          </table:table-cell>
          <table:table-cell table:formula="of:=[.C211]" office:value-type="float" office:value="1920000000000" calcext:value-type="float">
            <text:p>1920000000000</text:p>
          </table:table-cell>
          <table:table-cell table:formula="of:=IF([.E211]=&quot;t&quot;;[.F211];&quot;&quot;)">
            <text:p/>
          </table:table-cell>
          <table:table-cell table:formula="of:=[.C211]" office:value-type="float" office:value="1920000000000" calcext:value-type="float">
            <text:p>19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920000000000" calcext:value-type="float">
            <text:p>19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1.6638020768688" calcext:value-type="float">
            <text:p>91.6638020769</text:p>
          </table:table-cell>
          <table:table-cell/>
          <table:table-cell table:formula="of:=[.C212]" office:value-type="float" office:value="1920000000000" calcext:value-type="float">
            <text:p>1920000000000</text:p>
          </table:table-cell>
          <table:table-cell table:formula="of:=IF(AND([.E212]=&quot;p&quot;;[.B212]=3);[.F212];&quot;&quot;)">
            <text:p/>
          </table:table-cell>
          <table:table-cell table:formula="of:=[.C212]" office:value-type="float" office:value="1920000000000" calcext:value-type="float">
            <text:p>1920000000000</text:p>
          </table:table-cell>
          <table:table-cell table:formula="of:=IF([.E212]=&quot;t&quot;;[.F212];&quot;&quot;)" office:value-type="float" office:value="91.6638020768688" calcext:value-type="float">
            <text:p>91.6638020769</text:p>
          </table:table-cell>
          <table:table-cell table:formula="of:=[.C212]" office:value-type="float" office:value="1920000000000" calcext:value-type="float">
            <text:p>19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920000000000" calcext:value-type="float">
            <text:p>19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17.195450852819" calcext:value-type="float">
            <text:p>217.1954508528</text:p>
          </table:table-cell>
          <table:table-cell/>
          <table:table-cell table:formula="of:=[.C213]" office:value-type="float" office:value="1920000000000" calcext:value-type="float">
            <text:p>1920000000000</text:p>
          </table:table-cell>
          <table:table-cell table:formula="of:=IF(AND([.E213]=&quot;p&quot;;[.B213]=3);[.F213];&quot;&quot;)">
            <text:p/>
          </table:table-cell>
          <table:table-cell table:formula="of:=[.C213]" office:value-type="float" office:value="1920000000000" calcext:value-type="float">
            <text:p>1920000000000</text:p>
          </table:table-cell>
          <table:table-cell table:formula="of:=IF([.E213]=&quot;t&quot;;[.F213];&quot;&quot;)">
            <text:p/>
          </table:table-cell>
          <table:table-cell table:formula="of:=[.C213]" office:value-type="float" office:value="1920000000000" calcext:value-type="float">
            <text:p>19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920000000000" calcext:value-type="float">
            <text:p>19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49.020385742188" calcext:value-type="float">
            <text:p>149.0203857422</text:p>
          </table:table-cell>
          <table:table-cell/>
          <table:table-cell table:formula="of:=[.C214]" office:value-type="float" office:value="1920000000000" calcext:value-type="float">
            <text:p>1920000000000</text:p>
          </table:table-cell>
          <table:table-cell table:formula="of:=IF(AND([.E214]=&quot;p&quot;;[.B214]=3);[.F214];&quot;&quot;)">
            <text:p/>
          </table:table-cell>
          <table:table-cell table:formula="of:=[.C214]" office:value-type="float" office:value="1920000000000" calcext:value-type="float">
            <text:p>1920000000000</text:p>
          </table:table-cell>
          <table:table-cell table:formula="of:=IF([.E214]=&quot;t&quot;;[.F214];&quot;&quot;)">
            <text:p/>
          </table:table-cell>
          <table:table-cell table:formula="of:=[.C214]" office:value-type="float" office:value="1920000000000" calcext:value-type="float">
            <text:p>19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920000000000" calcext:value-type="float">
            <text:p>19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12.682125766247" calcext:value-type="float">
            <text:p>112.6821257662</text:p>
          </table:table-cell>
          <table:table-cell/>
          <table:table-cell table:formula="of:=[.C215]" office:value-type="float" office:value="1920000000000" calcext:value-type="float">
            <text:p>1920000000000</text:p>
          </table:table-cell>
          <table:table-cell table:formula="of:=IF(AND([.E215]=&quot;p&quot;;[.B215]=3);[.F215];&quot;&quot;)">
            <text:p/>
          </table:table-cell>
          <table:table-cell table:formula="of:=[.C215]" office:value-type="float" office:value="1920000000000" calcext:value-type="float">
            <text:p>1920000000000</text:p>
          </table:table-cell>
          <table:table-cell table:formula="of:=IF([.E215]=&quot;t&quot;;[.F215];&quot;&quot;)" office:value-type="float" office:value="112.682125766247" calcext:value-type="float">
            <text:p>112.6821257662</text:p>
          </table:table-cell>
          <table:table-cell table:formula="of:=[.C215]" office:value-type="float" office:value="1920000000000" calcext:value-type="float">
            <text:p>19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920000000000" calcext:value-type="float">
            <text:p>19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61.297488491565" calcext:value-type="float">
            <text:p>261.2974884916</text:p>
          </table:table-cell>
          <table:table-cell/>
          <table:table-cell table:formula="of:=[.C216]" office:value-type="float" office:value="1920000000000" calcext:value-type="float">
            <text:p>1920000000000</text:p>
          </table:table-cell>
          <table:table-cell table:formula="of:=IF(AND([.E216]=&quot;p&quot;;[.B216]=3);[.F216];&quot;&quot;)">
            <text:p/>
          </table:table-cell>
          <table:table-cell table:formula="of:=[.C216]" office:value-type="float" office:value="1920000000000" calcext:value-type="float">
            <text:p>1920000000000</text:p>
          </table:table-cell>
          <table:table-cell table:formula="of:=IF([.E216]=&quot;t&quot;;[.F216];&quot;&quot;)">
            <text:p/>
          </table:table-cell>
          <table:table-cell table:formula="of:=[.C216]" office:value-type="float" office:value="1920000000000" calcext:value-type="float">
            <text:p>19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920000000000" calcext:value-type="float">
            <text:p>19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20.27587890625" calcext:value-type="float">
            <text:p>120.2758789063</text:p>
          </table:table-cell>
          <table:table-cell/>
          <table:table-cell table:formula="of:=[.C217]" office:value-type="float" office:value="1920000000000" calcext:value-type="float">
            <text:p>1920000000000</text:p>
          </table:table-cell>
          <table:table-cell table:formula="of:=IF(AND([.E217]=&quot;p&quot;;[.B217]=3);[.F217];&quot;&quot;)">
            <text:p/>
          </table:table-cell>
          <table:table-cell table:formula="of:=[.C217]" office:value-type="float" office:value="1920000000000" calcext:value-type="float">
            <text:p>1920000000000</text:p>
          </table:table-cell>
          <table:table-cell table:formula="of:=IF([.E217]=&quot;t&quot;;[.F217];&quot;&quot;)">
            <text:p/>
          </table:table-cell>
          <table:table-cell table:formula="of:=[.C217]" office:value-type="float" office:value="1920000000000" calcext:value-type="float">
            <text:p>19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920000000000" calcext:value-type="float">
            <text:p>19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3.322304401553" calcext:value-type="float">
            <text:p>103.3223044016</text:p>
          </table:table-cell>
          <table:table-cell/>
          <table:table-cell table:formula="of:=[.C218]" office:value-type="float" office:value="1920000000000" calcext:value-type="float">
            <text:p>1920000000000</text:p>
          </table:table-cell>
          <table:table-cell table:formula="of:=IF(AND([.E218]=&quot;p&quot;;[.B218]=3);[.F218];&quot;&quot;)">
            <text:p/>
          </table:table-cell>
          <table:table-cell table:formula="of:=[.C218]" office:value-type="float" office:value="1920000000000" calcext:value-type="float">
            <text:p>1920000000000</text:p>
          </table:table-cell>
          <table:table-cell table:formula="of:=IF([.E218]=&quot;t&quot;;[.F218];&quot;&quot;)" office:value-type="float" office:value="103.322304401553" calcext:value-type="float">
            <text:p>103.3223044016</text:p>
          </table:table-cell>
          <table:table-cell table:formula="of:=[.C218]" office:value-type="float" office:value="1920000000000" calcext:value-type="float">
            <text:p>19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920000000000" calcext:value-type="float">
            <text:p>192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3.401816692197" calcext:value-type="float">
            <text:p>293.4018166922</text:p>
          </table:table-cell>
          <table:table-cell/>
          <table:table-cell table:formula="of:=[.C219]" office:value-type="float" office:value="1920000000000" calcext:value-type="float">
            <text:p>1920000000000</text:p>
          </table:table-cell>
          <table:table-cell table:formula="of:=IF(AND([.E219]=&quot;p&quot;;[.B219]=3);[.F219];&quot;&quot;)">
            <text:p/>
          </table:table-cell>
          <table:table-cell table:formula="of:=[.C219]" office:value-type="float" office:value="1920000000000" calcext:value-type="float">
            <text:p>1920000000000</text:p>
          </table:table-cell>
          <table:table-cell table:formula="of:=IF([.E219]=&quot;t&quot;;[.F219];&quot;&quot;)">
            <text:p/>
          </table:table-cell>
          <table:table-cell table:formula="of:=[.C219]" office:value-type="float" office:value="1920000000000" calcext:value-type="float">
            <text:p>192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980000000000" calcext:value-type="float">
            <text:p>19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91.839599609375" calcext:value-type="float">
            <text:p>191.8395996094</text:p>
          </table:table-cell>
          <table:table-cell/>
          <table:table-cell table:formula="of:=[.C220]" office:value-type="float" office:value="1980000000000" calcext:value-type="float">
            <text:p>1980000000000</text:p>
          </table:table-cell>
          <table:table-cell table:formula="of:=IF(AND([.E220]=&quot;p&quot;;[.B220]=3);[.F220];&quot;&quot;)" office:value-type="float" office:value="191.839599609375" calcext:value-type="float">
            <text:p>191.8395996094</text:p>
          </table:table-cell>
          <table:table-cell table:formula="of:=[.C220]" office:value-type="float" office:value="1980000000000" calcext:value-type="float">
            <text:p>1980000000000</text:p>
          </table:table-cell>
          <table:table-cell table:formula="of:=IF([.E220]=&quot;t&quot;;[.F220];&quot;&quot;)">
            <text:p/>
          </table:table-cell>
          <table:table-cell table:formula="of:=[.C220]" office:value-type="float" office:value="1980000000000" calcext:value-type="float">
            <text:p>19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980000000000" calcext:value-type="float">
            <text:p>19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2.2286130273285" calcext:value-type="float">
            <text:p>92.2286130273</text:p>
          </table:table-cell>
          <table:table-cell/>
          <table:table-cell table:formula="of:=[.C221]" office:value-type="float" office:value="1980000000000" calcext:value-type="float">
            <text:p>1980000000000</text:p>
          </table:table-cell>
          <table:table-cell table:formula="of:=IF(AND([.E221]=&quot;p&quot;;[.B221]=3);[.F221];&quot;&quot;)">
            <text:p/>
          </table:table-cell>
          <table:table-cell table:formula="of:=[.C221]" office:value-type="float" office:value="1980000000000" calcext:value-type="float">
            <text:p>1980000000000</text:p>
          </table:table-cell>
          <table:table-cell table:formula="of:=IF([.E221]=&quot;t&quot;;[.F221];&quot;&quot;)" office:value-type="float" office:value="92.2286130273285" calcext:value-type="float">
            <text:p>92.2286130273</text:p>
          </table:table-cell>
          <table:table-cell table:formula="of:=[.C221]" office:value-type="float" office:value="1980000000000" calcext:value-type="float">
            <text:p>19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1980000000000" calcext:value-type="float">
            <text:p>19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15.931787363296" calcext:value-type="float">
            <text:p>215.9317873633</text:p>
          </table:table-cell>
          <table:table-cell/>
          <table:table-cell table:formula="of:=[.C222]" office:value-type="float" office:value="1980000000000" calcext:value-type="float">
            <text:p>1980000000000</text:p>
          </table:table-cell>
          <table:table-cell table:formula="of:=IF(AND([.E222]=&quot;p&quot;;[.B222]=3);[.F222];&quot;&quot;)">
            <text:p/>
          </table:table-cell>
          <table:table-cell table:formula="of:=[.C222]" office:value-type="float" office:value="1980000000000" calcext:value-type="float">
            <text:p>1980000000000</text:p>
          </table:table-cell>
          <table:table-cell table:formula="of:=IF([.E222]=&quot;t&quot;;[.F222];&quot;&quot;)">
            <text:p/>
          </table:table-cell>
          <table:table-cell table:formula="of:=[.C222]" office:value-type="float" office:value="1980000000000" calcext:value-type="float">
            <text:p>19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980000000000" calcext:value-type="float">
            <text:p>19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49.008178710938" calcext:value-type="float">
            <text:p>149.0081787109</text:p>
          </table:table-cell>
          <table:table-cell/>
          <table:table-cell table:formula="of:=[.C223]" office:value-type="float" office:value="1980000000000" calcext:value-type="float">
            <text:p>1980000000000</text:p>
          </table:table-cell>
          <table:table-cell table:formula="of:=IF(AND([.E223]=&quot;p&quot;;[.B223]=3);[.F223];&quot;&quot;)">
            <text:p/>
          </table:table-cell>
          <table:table-cell table:formula="of:=[.C223]" office:value-type="float" office:value="1980000000000" calcext:value-type="float">
            <text:p>1980000000000</text:p>
          </table:table-cell>
          <table:table-cell table:formula="of:=IF([.E223]=&quot;t&quot;;[.F223];&quot;&quot;)">
            <text:p/>
          </table:table-cell>
          <table:table-cell table:formula="of:=[.C223]" office:value-type="float" office:value="1980000000000" calcext:value-type="float">
            <text:p>19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980000000000" calcext:value-type="float">
            <text:p>19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12.100808612915" calcext:value-type="float">
            <text:p>112.1008086129</text:p>
          </table:table-cell>
          <table:table-cell/>
          <table:table-cell table:formula="of:=[.C224]" office:value-type="float" office:value="1980000000000" calcext:value-type="float">
            <text:p>1980000000000</text:p>
          </table:table-cell>
          <table:table-cell table:formula="of:=IF(AND([.E224]=&quot;p&quot;;[.B224]=3);[.F224];&quot;&quot;)">
            <text:p/>
          </table:table-cell>
          <table:table-cell table:formula="of:=[.C224]" office:value-type="float" office:value="1980000000000" calcext:value-type="float">
            <text:p>1980000000000</text:p>
          </table:table-cell>
          <table:table-cell table:formula="of:=IF([.E224]=&quot;t&quot;;[.F224];&quot;&quot;)" office:value-type="float" office:value="112.100808612915" calcext:value-type="float">
            <text:p>112.1008086129</text:p>
          </table:table-cell>
          <table:table-cell table:formula="of:=[.C224]" office:value-type="float" office:value="1980000000000" calcext:value-type="float">
            <text:p>19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1980000000000" calcext:value-type="float">
            <text:p>19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62.891012676147" calcext:value-type="float">
            <text:p>262.8910126761</text:p>
          </table:table-cell>
          <table:table-cell/>
          <table:table-cell table:formula="of:=[.C225]" office:value-type="float" office:value="1980000000000" calcext:value-type="float">
            <text:p>1980000000000</text:p>
          </table:table-cell>
          <table:table-cell table:formula="of:=IF(AND([.E225]=&quot;p&quot;;[.B225]=3);[.F225];&quot;&quot;)">
            <text:p/>
          </table:table-cell>
          <table:table-cell table:formula="of:=[.C225]" office:value-type="float" office:value="1980000000000" calcext:value-type="float">
            <text:p>1980000000000</text:p>
          </table:table-cell>
          <table:table-cell table:formula="of:=IF([.E225]=&quot;t&quot;;[.F225];&quot;&quot;)">
            <text:p/>
          </table:table-cell>
          <table:table-cell table:formula="of:=[.C225]" office:value-type="float" office:value="1980000000000" calcext:value-type="float">
            <text:p>19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980000000000" calcext:value-type="float">
            <text:p>19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9.17724609375" calcext:value-type="float">
            <text:p>119.1772460938</text:p>
          </table:table-cell>
          <table:table-cell/>
          <table:table-cell table:formula="of:=[.C226]" office:value-type="float" office:value="1980000000000" calcext:value-type="float">
            <text:p>1980000000000</text:p>
          </table:table-cell>
          <table:table-cell table:formula="of:=IF(AND([.E226]=&quot;p&quot;;[.B226]=3);[.F226];&quot;&quot;)">
            <text:p/>
          </table:table-cell>
          <table:table-cell table:formula="of:=[.C226]" office:value-type="float" office:value="1980000000000" calcext:value-type="float">
            <text:p>1980000000000</text:p>
          </table:table-cell>
          <table:table-cell table:formula="of:=IF([.E226]=&quot;t&quot;;[.F226];&quot;&quot;)">
            <text:p/>
          </table:table-cell>
          <table:table-cell table:formula="of:=[.C226]" office:value-type="float" office:value="1980000000000" calcext:value-type="float">
            <text:p>19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980000000000" calcext:value-type="float">
            <text:p>19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1.622946429835" calcext:value-type="float">
            <text:p>101.6229464298</text:p>
          </table:table-cell>
          <table:table-cell/>
          <table:table-cell table:formula="of:=[.C227]" office:value-type="float" office:value="1980000000000" calcext:value-type="float">
            <text:p>1980000000000</text:p>
          </table:table-cell>
          <table:table-cell table:formula="of:=IF(AND([.E227]=&quot;p&quot;;[.B227]=3);[.F227];&quot;&quot;)">
            <text:p/>
          </table:table-cell>
          <table:table-cell table:formula="of:=[.C227]" office:value-type="float" office:value="1980000000000" calcext:value-type="float">
            <text:p>1980000000000</text:p>
          </table:table-cell>
          <table:table-cell table:formula="of:=IF([.E227]=&quot;t&quot;;[.F227];&quot;&quot;)" office:value-type="float" office:value="101.622946429835" calcext:value-type="float">
            <text:p>101.6229464298</text:p>
          </table:table-cell>
          <table:table-cell table:formula="of:=[.C227]" office:value-type="float" office:value="1980000000000" calcext:value-type="float">
            <text:p>19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1980000000000" calcext:value-type="float">
            <text:p>198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97.199807476415" calcext:value-type="float">
            <text:p>297.1998074764</text:p>
          </table:table-cell>
          <table:table-cell/>
          <table:table-cell table:formula="of:=[.C228]" office:value-type="float" office:value="1980000000000" calcext:value-type="float">
            <text:p>1980000000000</text:p>
          </table:table-cell>
          <table:table-cell table:formula="of:=IF(AND([.E228]=&quot;p&quot;;[.B228]=3);[.F228];&quot;&quot;)">
            <text:p/>
          </table:table-cell>
          <table:table-cell table:formula="of:=[.C228]" office:value-type="float" office:value="1980000000000" calcext:value-type="float">
            <text:p>1980000000000</text:p>
          </table:table-cell>
          <table:table-cell table:formula="of:=IF([.E228]=&quot;t&quot;;[.F228];&quot;&quot;)">
            <text:p/>
          </table:table-cell>
          <table:table-cell table:formula="of:=[.C228]" office:value-type="float" office:value="1980000000000" calcext:value-type="float">
            <text:p>198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040000000000" calcext:value-type="float">
            <text:p>20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71.286010742188" calcext:value-type="float">
            <text:p>171.2860107422</text:p>
          </table:table-cell>
          <table:table-cell/>
          <table:table-cell table:formula="of:=[.C229]" office:value-type="float" office:value="2040000000000" calcext:value-type="float">
            <text:p>2040000000000</text:p>
          </table:table-cell>
          <table:table-cell table:formula="of:=IF(AND([.E229]=&quot;p&quot;;[.B229]=3);[.F229];&quot;&quot;)" office:value-type="float" office:value="171.286010742188" calcext:value-type="float">
            <text:p>171.2860107422</text:p>
          </table:table-cell>
          <table:table-cell table:formula="of:=[.C229]" office:value-type="float" office:value="2040000000000" calcext:value-type="float">
            <text:p>2040000000000</text:p>
          </table:table-cell>
          <table:table-cell table:formula="of:=IF([.E229]=&quot;t&quot;;[.F229];&quot;&quot;)">
            <text:p/>
          </table:table-cell>
          <table:table-cell table:formula="of:=[.C229]" office:value-type="float" office:value="2040000000000" calcext:value-type="float">
            <text:p>20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040000000000" calcext:value-type="float">
            <text:p>20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89.865815745377" calcext:value-type="float">
            <text:p>89.8658157454</text:p>
          </table:table-cell>
          <table:table-cell/>
          <table:table-cell table:formula="of:=[.C230]" office:value-type="float" office:value="2040000000000" calcext:value-type="float">
            <text:p>2040000000000</text:p>
          </table:table-cell>
          <table:table-cell table:formula="of:=IF(AND([.E230]=&quot;p&quot;;[.B230]=3);[.F230];&quot;&quot;)">
            <text:p/>
          </table:table-cell>
          <table:table-cell table:formula="of:=[.C230]" office:value-type="float" office:value="2040000000000" calcext:value-type="float">
            <text:p>2040000000000</text:p>
          </table:table-cell>
          <table:table-cell table:formula="of:=IF([.E230]=&quot;t&quot;;[.F230];&quot;&quot;)" office:value-type="float" office:value="89.865815745377" calcext:value-type="float">
            <text:p>89.8658157454</text:p>
          </table:table-cell>
          <table:table-cell table:formula="of:=[.C230]" office:value-type="float" office:value="2040000000000" calcext:value-type="float">
            <text:p>20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040000000000" calcext:value-type="float">
            <text:p>20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38.848173512435" calcext:value-type="float">
            <text:p>238.8481735124</text:p>
          </table:table-cell>
          <table:table-cell/>
          <table:table-cell table:formula="of:=[.C231]" office:value-type="float" office:value="2040000000000" calcext:value-type="float">
            <text:p>2040000000000</text:p>
          </table:table-cell>
          <table:table-cell table:formula="of:=IF(AND([.E231]=&quot;p&quot;;[.B231]=3);[.F231];&quot;&quot;)">
            <text:p/>
          </table:table-cell>
          <table:table-cell table:formula="of:=[.C231]" office:value-type="float" office:value="2040000000000" calcext:value-type="float">
            <text:p>2040000000000</text:p>
          </table:table-cell>
          <table:table-cell table:formula="of:=IF([.E231]=&quot;t&quot;;[.F231];&quot;&quot;)">
            <text:p/>
          </table:table-cell>
          <table:table-cell table:formula="of:=[.C231]" office:value-type="float" office:value="2040000000000" calcext:value-type="float">
            <text:p>20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2040000000000" calcext:value-type="float">
            <text:p>20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48.855590820313" calcext:value-type="float">
            <text:p>148.8555908203</text:p>
          </table:table-cell>
          <table:table-cell/>
          <table:table-cell table:formula="of:=[.C232]" office:value-type="float" office:value="2040000000000" calcext:value-type="float">
            <text:p>2040000000000</text:p>
          </table:table-cell>
          <table:table-cell table:formula="of:=IF(AND([.E232]=&quot;p&quot;;[.B232]=3);[.F232];&quot;&quot;)">
            <text:p/>
          </table:table-cell>
          <table:table-cell table:formula="of:=[.C232]" office:value-type="float" office:value="2040000000000" calcext:value-type="float">
            <text:p>2040000000000</text:p>
          </table:table-cell>
          <table:table-cell table:formula="of:=IF([.E232]=&quot;t&quot;;[.F232];&quot;&quot;)">
            <text:p/>
          </table:table-cell>
          <table:table-cell table:formula="of:=[.C232]" office:value-type="float" office:value="2040000000000" calcext:value-type="float">
            <text:p>20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2040000000000" calcext:value-type="float">
            <text:p>20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108.818039131719" calcext:value-type="float">
            <text:p>108.8180391317</text:p>
          </table:table-cell>
          <table:table-cell/>
          <table:table-cell table:formula="of:=[.C233]" office:value-type="float" office:value="2040000000000" calcext:value-type="float">
            <text:p>2040000000000</text:p>
          </table:table-cell>
          <table:table-cell table:formula="of:=IF(AND([.E233]=&quot;p&quot;;[.B233]=3);[.F233];&quot;&quot;)">
            <text:p/>
          </table:table-cell>
          <table:table-cell table:formula="of:=[.C233]" office:value-type="float" office:value="2040000000000" calcext:value-type="float">
            <text:p>2040000000000</text:p>
          </table:table-cell>
          <table:table-cell table:formula="of:=IF([.E233]=&quot;t&quot;;[.F233];&quot;&quot;)" office:value-type="float" office:value="108.818039131719" calcext:value-type="float">
            <text:p>108.8180391317</text:p>
          </table:table-cell>
          <table:table-cell table:formula="of:=[.C233]" office:value-type="float" office:value="2040000000000" calcext:value-type="float">
            <text:p>20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2040000000000" calcext:value-type="float">
            <text:p>20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267.326370047968" calcext:value-type="float">
            <text:p>267.326370048</text:p>
          </table:table-cell>
          <table:table-cell/>
          <table:table-cell table:formula="of:=[.C234]" office:value-type="float" office:value="2040000000000" calcext:value-type="float">
            <text:p>2040000000000</text:p>
          </table:table-cell>
          <table:table-cell table:formula="of:=IF(AND([.E234]=&quot;p&quot;;[.B234]=3);[.F234];&quot;&quot;)">
            <text:p/>
          </table:table-cell>
          <table:table-cell table:formula="of:=[.C234]" office:value-type="float" office:value="2040000000000" calcext:value-type="float">
            <text:p>2040000000000</text:p>
          </table:table-cell>
          <table:table-cell table:formula="of:=IF([.E234]=&quot;t&quot;;[.F234];&quot;&quot;)">
            <text:p/>
          </table:table-cell>
          <table:table-cell table:formula="of:=[.C234]" office:value-type="float" office:value="2040000000000" calcext:value-type="float">
            <text:p>20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040000000000" calcext:value-type="float">
            <text:p>20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p</text:p>
          </table:table-cell>
          <table:table-cell office:value-type="float" office:value="118.798828125" calcext:value-type="float">
            <text:p>118.798828125</text:p>
          </table:table-cell>
          <table:table-cell/>
          <table:table-cell table:formula="of:=[.C235]" office:value-type="float" office:value="2040000000000" calcext:value-type="float">
            <text:p>2040000000000</text:p>
          </table:table-cell>
          <table:table-cell table:formula="of:=IF(AND([.E235]=&quot;p&quot;;[.B235]=3);[.F235];&quot;&quot;)">
            <text:p/>
          </table:table-cell>
          <table:table-cell table:formula="of:=[.C235]" office:value-type="float" office:value="2040000000000" calcext:value-type="float">
            <text:p>2040000000000</text:p>
          </table:table-cell>
          <table:table-cell table:formula="of:=IF([.E235]=&quot;t&quot;;[.F235];&quot;&quot;)">
            <text:p/>
          </table:table-cell>
          <table:table-cell table:formula="of:=[.C235]" office:value-type="float" office:value="2040000000000" calcext:value-type="float">
            <text:p>20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040000000000" calcext:value-type="float">
            <text:p>20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</text:p>
          </table:table-cell>
          <table:table-cell office:value-type="float" office:value="98.7041455437206" calcext:value-type="float">
            <text:p>98.7041455437</text:p>
          </table:table-cell>
          <table:table-cell/>
          <table:table-cell table:formula="of:=[.C236]" office:value-type="float" office:value="2040000000000" calcext:value-type="float">
            <text:p>2040000000000</text:p>
          </table:table-cell>
          <table:table-cell table:formula="of:=IF(AND([.E236]=&quot;p&quot;;[.B236]=3);[.F236];&quot;&quot;)">
            <text:p/>
          </table:table-cell>
          <table:table-cell table:formula="of:=[.C236]" office:value-type="float" office:value="2040000000000" calcext:value-type="float">
            <text:p>2040000000000</text:p>
          </table:table-cell>
          <table:table-cell table:formula="of:=IF([.E236]=&quot;t&quot;;[.F236];&quot;&quot;)" office:value-type="float" office:value="98.7041455437206" calcext:value-type="float">
            <text:p>98.7041455437</text:p>
          </table:table-cell>
          <table:table-cell table:formula="of:=[.C236]" office:value-type="float" office:value="2040000000000" calcext:value-type="float">
            <text:p>204000000000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2040000000000" calcext:value-type="float">
            <text:p>204000000000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speed</text:p>
          </table:table-cell>
          <table:table-cell office:value-type="float" office:value="301.497026331279" calcext:value-type="float">
            <text:p>301.4970263313</text:p>
          </table:table-cell>
          <table:table-cell/>
          <table:table-cell table:formula="of:=[.C237]" office:value-type="float" office:value="2040000000000" calcext:value-type="float">
            <text:p>2040000000000</text:p>
          </table:table-cell>
          <table:table-cell table:formula="of:=IF(AND([.E237]=&quot;p&quot;;[.B237]=3);[.F237];&quot;&quot;)">
            <text:p/>
          </table:table-cell>
          <table:table-cell table:formula="of:=[.C237]" office:value-type="float" office:value="2040000000000" calcext:value-type="float">
            <text:p>2040000000000</text:p>
          </table:table-cell>
          <table:table-cell table:formula="of:=IF([.E237]=&quot;t&quot;;[.F237];&quot;&quot;)">
            <text:p/>
          </table:table-cell>
          <table:table-cell table:formula="of:=[.C237]" office:value-type="float" office:value="2040000000000" calcext:value-type="float">
            <text:p>20400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7:41:52.110951837</dc:date>
    <meta:editing-duration>PT16M58S</meta:editing-duration>
    <meta:editing-cycles>2</meta:editing-cycles>
    <meta:generator>LibreOffice/5.1.4.2$Linux_X86_64 LibreOffice_project/10m0$Build-2</meta:generator>
    <meta:document-statistic meta:table-count="1" meta:cell-count="26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07cm" svg:height="9.005cm" xlink:href=".." xlink:type="simple" chart:class="chart:scatter" chart:style-name="ch1">
        <chart:legend chart:legend-position="end" svg:x="23.078cm" svg:y="4.203cm" style:legend-expansion="high" chart:style-name="ch2"/>
        <chart:plot-area chart:style-name="ch3" table:cell-range-address="huawei.I1:huawei.I237" chart:data-source-has-labels="row" svg:x="0.492cm" svg:y="0.18cm" svg:width="22.094cm" svg:height="8.645cm">
          <chartooo:coordinate-region svg:x="1.299cm" svg:y="0.379cm" svg:width="21.00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uawei.I1:huawei.I237" loext:label-string="p" chart:class="chart:scatter">
            <chart:data-point chart:repeated="2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uawei.I1:huawei.I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.595825195313">
                <text:p>107.595825195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.528686523438">
                <text:p>107.528686523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330078125">
                <text:p>113.33007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.299438476563">
                <text:p>116.299438476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.978637695313">
                <text:p>124.978637695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.636840820313">
                <text:p>124.636840820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.734497070313">
                <text:p>124.734497070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.752685546875">
                <text:p>127.75268554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.969482421875">
                <text:p>199.96948242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.972534179688">
                <text:p>199.972534179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.966430664063">
                <text:p>199.966430664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.398559570313">
                <text:p>155.3985595703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.37109375">
                <text:p>155.3710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.230712890625">
                <text:p>155.2307128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.233764648438">
                <text:p>155.2337646484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.4443359375">
                <text:p>155.444335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.017211914063">
                <text:p>177.017211914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.818237304688">
                <text:p>191.818237304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2.07763671875">
                <text:p>192.0776367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0.894165039063">
                <text:p>150.894165039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0.799560546875">
                <text:p>150.799560546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0.799560546875">
                <text:p>150.799560546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.790405273438">
                <text:p>150.7904052734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0.123291015625">
                <text:p>170.123291015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.98291015625">
                <text:p>169.98291015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2.777709960938">
                <text:p>162.7777099609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2.777709960938">
                <text:p>162.7777099609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2.753295898438">
                <text:p>162.7532958984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8.402099609375">
                <text:p>168.402099609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8.374633789063">
                <text:p>168.3746337890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1.140747070313">
                <text:p>191.1407470703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1.839599609375">
                <text:p>191.839599609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1.286010742188">
                <text:p>171.28601074218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